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70700002D2B5D5F465A.svm"/>
  <manifest:file-entry manifest:media-type="" manifest:full-path="Pictures/200000070000501A0000360FEA07577E.svm"/>
  <manifest:file-entry manifest:media-type="image/png" manifest:full-path="Pictures/1000020100000427000001D81E79F30D.png"/>
  <manifest:file-entry manifest:media-type="" manifest:full-path="Pictures/2000000700006C86000037D1DFD66367.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71cm" table:align="left" style:writing-mode="lr-tb"/>
    </style:style>
    <style:style style:name="表21.A" style:family="table-column">
      <style:table-column-properties style:column-width="8.181cm"/>
    </style:style>
    <style:style style:name="表21.B" style:family="table-column">
      <style:table-column-properties style:column-width="9.59cm"/>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15" style:family="table">
      <style:table-properties style:width="17.771cm" table:align="left" style:writing-mode="lr-tb"/>
    </style:style>
    <style:style style:name="表15.A" style:family="table-column">
      <style:table-column-properties style:column-width="6.35cm"/>
    </style:style>
    <style:style style:name="表15.B" style:family="table-column">
      <style:table-column-properties style:column-width="11.421cm"/>
    </style:style>
    <style:style style:name="表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15.B1" style:family="table-cell">
      <style:table-cell-properties fo:background-color="#c0c0c0" fo:padding="0.097cm" fo:border="0.002cm solid #000000">
        <style:background-image/>
      </style:table-cell-properties>
    </style:style>
    <style:style style:name="表15.A2" style:family="table-cell">
      <style:table-cell-properties fo:padding="0.097cm" fo:border-left="0.002cm solid #000000" fo:border-right="none" fo:border-top="none" fo:border-bottom="0.002cm solid #000000"/>
    </style:style>
    <style:style style:name="表15.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3"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4" style:family="paragraph" style:parent-style-name="Heading_20_2">
      <style:text-properties style:language-asian="ja" style:country-asian="JP"/>
    </style:style>
    <style:style style:name="P5"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6" style:family="paragraph" style:parent-style-name="Body">
      <style:paragraph-properties fo:text-align="start" style:justify-single-word="false"/>
      <style:text-properties fo:font-size="10.5pt" style:font-size-asian="10.5pt" style:language-asian="ja" style:country-asian="JP" style:font-size-complex="10.5pt"/>
    </style:style>
    <style:style style:name="P7"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8" style:family="paragraph" style:parent-style-name="Body">
      <style:text-properties fo:font-size="10.5pt" style:font-size-asian="10.5pt" style:language-asian="ja" style:country-asian="JP" style:font-size-complex="10.5pt"/>
    </style:style>
    <style:style style:name="P9"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0" style:family="paragraph" style:parent-style-name="Table_20_Contents">
      <style:text-properties style:language-asian="ja" style:country-asian="JP"/>
    </style:style>
    <style:style style:name="P11"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12"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3" style:family="paragraph" style:parent-style-name="Table_20_Contents">
      <style:text-properties fo:font-weight="normal" style:language-asian="ja" style:country-asian="JP" style:font-weight-asian="normal" style:font-weight-complex="normal"/>
    </style:style>
    <style:style style:name="P14" style:family="paragraph" style:parent-style-name="Body">
      <style:text-properties style:language-asian="ja" style:country-asian="JP"/>
    </style:style>
    <style:style style:name="P15"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16" style:family="paragraph" style:parent-style-name="Body">
      <style:text-properties fo:color="#000000" fo:language="en" fo:country="US" fo:font-style="normal" style:font-style-asian="normal" style:language-complex="ar" style:country-complex="SA" style:font-style-complex="normal"/>
    </style:style>
    <style:style style:name="P17" style:family="paragraph" style:parent-style-name="Standard">
      <style:paragraph-properties fo:margin-top="0.282cm" fo:margin-bottom="0cm"/>
    </style:style>
    <style:style style:name="P18" style:family="paragraph" style:parent-style-name="Legals">
      <style:text-properties fo:language="en" fo:country="US"/>
    </style:style>
    <style:style style:name="P19"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20"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21"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23"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24"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25"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26"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7"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28"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29"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30"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31"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32"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33"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34"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35"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36"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7"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38"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39" style:family="paragraph" style:parent-style-name="Body">
      <style:text-properties fo:color="#000000" fo:language="en" fo:country="US" fo:font-style="normal" style:font-style-asian="normal" style:language-complex="ar" style:country-complex="SA" style:font-style-complex="normal"/>
    </style:style>
    <style:style style:name="P40" style:family="paragraph" style:parent-style-name="Body">
      <style:paragraph-properties fo:text-align="center" style:justify-single-word="false"/>
      <style:text-properties fo:color="#000000" fo:language="en" fo:country="US" fo:font-style="normal" fo:font-weight="bold" style:language-asian="ja" style:country-asian="JP" style:font-style-asian="normal" style:font-weight-asian="bold" style:language-complex="ar" style:country-complex="SA" style:font-style-complex="normal" style:font-weight-complex="bold"/>
    </style:style>
    <style:style style:name="P41" style:family="paragraph" style:parent-style-name="Body">
      <style:text-properties fo:font-size="10.5pt" style:font-size-asian="10.5pt" style:language-asian="ja" style:country-asian="JP" style:font-size-complex="10.5pt"/>
    </style:style>
    <style:style style:name="P42"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43" style:family="paragraph" style:parent-style-name="Body">
      <style:text-properties style:language-asian="ja" style:country-asian="JP"/>
    </style:style>
    <style:style style:name="P44" style:family="paragraph" style:parent-style-name="Body">
      <style:text-properties fo:language="en" fo:country="US" style:language-complex="ar" style:country-complex="SA"/>
    </style:style>
    <style:style style:name="P45" style:family="paragraph" style:parent-style-name="Body">
      <style:text-properties fo:color="#ff0000" fo:language="en" fo:country="US" fo:font-style="italic" fo:font-weight="bold" style:font-style-asian="italic" style:font-weight-asian="bold" style:language-complex="ar" style:country-complex="SA"/>
    </style:style>
    <style:style style:name="P4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7"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48"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49"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50"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51"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52" style:family="paragraph" style:parent-style-name="Table_20_Contents">
      <style:text-properties style:language-asian="ja" style:country-asian="JP"/>
    </style:style>
    <style:style style:name="P53" style:family="paragraph" style:parent-style-name="Table_20_Contents">
      <style:text-properties fo:font-weight="normal" style:language-asian="ja" style:country-asian="JP" style:font-weight-asian="normal" style:font-weight-complex="normal"/>
    </style:style>
    <style:style style:name="P54" style:family="paragraph" style:parent-style-name="CellBody">
      <style:text-properties fo:color="#000000"/>
    </style:style>
    <style:style style:name="P55" style:family="paragraph" style:parent-style-name="CellBody">
      <style:text-properties fo:color="#000000" style:language-asian="ja" style:country-asian="JP"/>
    </style:style>
    <style:style style:name="P56" style:family="paragraph" style:parent-style-name="CellBody">
      <style:text-properties fo:color="#000000" fo:font-style="normal" style:language-asian="ja" style:country-asian="JP" style:font-style-asian="normal" style:font-style-complex="normal"/>
    </style:style>
    <style:style style:name="P57"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58" style:family="paragraph" style:parent-style-name="CellBody">
      <style:text-properties fo:color="#000000" fo:font-style="normal" style:font-style-asian="normal" style:font-style-complex="normal"/>
    </style:style>
    <style:style style:name="P59"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60" style:family="paragraph" style:parent-style-name="CellBody">
      <style:paragraph-properties style:snap-to-layout-grid="false"/>
    </style:style>
    <style:style style:name="P61" style:family="paragraph" style:parent-style-name="CellBody">
      <style:paragraph-properties style:snap-to-layout-grid="false"/>
      <style:text-properties style:language-asian="ja" style:country-asian="JP"/>
    </style:style>
    <style:style style:name="P62"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6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4"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65" style:family="paragraph" style:parent-style-name="Standard">
      <style:text-properties style:font-name="Arial" fo:font-size="9pt" fo:language="en" fo:country="US" style:font-size-asian="9pt" style:font-size-complex="9pt" style:language-complex="ar" style:country-complex="SA"/>
    </style:style>
    <style:style style:name="P66" style:family="paragraph" style:parent-style-name="Standard">
      <style:text-properties style:font-name="Arial" fo:language="en" fo:country="US" style:language-complex="ar" style:country-complex="SA"/>
    </style:style>
    <style:style style:name="P67" style:family="paragraph" style:parent-style-name="Standard">
      <style:text-properties fo:language="en" fo:country="US" style:language-complex="ar" style:country-complex="SA"/>
    </style:style>
    <style:style style:name="P6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9" style:family="paragraph" style:parent-style-name="CellBody">
      <style:paragraph-properties fo:keep-with-next="always" style:snap-to-layout-grid="false"/>
    </style:style>
    <style:style style:name="P70" style:family="paragraph" style:parent-style-name="CellBody">
      <style:paragraph-properties fo:keep-with-next="always" style:snap-to-layout-grid="false"/>
      <style:text-properties style:language-asian="ja" style:country-asian="JP"/>
    </style:style>
    <style:style style:name="P71" style:family="paragraph" style:parent-style-name="Abstract">
      <style:text-properties fo:font-size="16pt" fo:language="en" fo:country="US" fo:font-weight="bold" style:font-size-asian="16pt" style:font-weight-asian="bold" style:language-complex="ar" style:country-complex="SA"/>
    </style:style>
    <style:style style:name="P72" style:family="paragraph" style:parent-style-name="Abstract">
      <style:text-properties fo:language="en" fo:country="US" style:language-complex="ar" style:country-complex="SA"/>
    </style:style>
    <style:style style:name="P73"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74" style:family="paragraph" style:parent-style-name="Document_20_Title">
      <style:text-properties fo:language="en" fo:country="US" style:language-complex="ar" style:country-complex="SA"/>
    </style:style>
    <style:style style:name="P7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6" style:family="paragraph" style:parent-style-name="Standard" style:list-style-name="">
      <style:paragraph-properties fo:line-height="0.191cm"/>
      <style:text-properties style:use-window-font-color="true" fo:font-size="12pt" style:font-size-asian="12pt" style:font-size-complex="12pt"/>
    </style:style>
    <style:style style:name="P77" style:family="paragraph" style:parent-style-name="Standard" style:list-style-name="">
      <style:paragraph-properties fo:line-height="0.469cm"/>
      <style:text-properties style:use-window-font-color="true"/>
    </style:style>
    <style:style style:name="P78" style:family="paragraph" style:parent-style-name="Standard" style:list-style-name=""/>
    <style:style style:name="P79" style:family="paragraph" style:parent-style-name="Standard" style:list-style-name="RTF_5f_Num_20_2">
      <style:paragraph-properties fo:margin-left="0cm" fo:margin-right="0cm" fo:text-indent="0cm" style:auto-text-indent="false">
        <style:tab-stops/>
      </style:paragraph-properties>
    </style:style>
    <style:style style:name="P80" style:family="paragraph" style:parent-style-name="Standard" style:list-style-name="RTF_5f_Num_20_3">
      <style:paragraph-properties fo:margin-left="0cm" fo:margin-right="0cm" fo:text-indent="0cm" style:auto-text-indent="false">
        <style:tab-stops/>
      </style:paragraph-properties>
    </style:style>
    <style:style style:name="P81"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82"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83" style:family="paragraph" style:parent-style-name="Standard" style:list-style-name="">
      <style:paragraph-properties fo:margin-top="0cm" fo:margin-bottom="0.494cm"/>
      <style:text-properties fo:font-size="9pt" style:font-size-asian="9pt" style:font-size-complex="9pt"/>
    </style:style>
    <style:style style:name="P84" style:family="paragraph" style:parent-style-name="Standard" style:list-style-name="">
      <style:paragraph-properties fo:margin-top="0cm" fo:margin-bottom="0.494cm" fo:keep-together="always"/>
    </style:style>
    <style:style style:name="P85" style:family="paragraph" style:parent-style-name="Standard" style:list-style-name="">
      <style:paragraph-properties fo:margin-top="0.095cm" fo:margin-bottom="0.095cm"/>
      <style:text-properties fo:font-size="9pt" style:font-size-asian="9pt" style:font-size-complex="9pt"/>
    </style:style>
    <style:style style:name="P8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7" style:family="paragraph" style:parent-style-name="Standard" style:list-style-name="">
      <style:paragraph-properties fo:margin-top="0.095cm" fo:margin-bottom="0.095cm"/>
    </style:style>
    <style:style style:name="P88"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9"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9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9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92" style:family="paragraph" style:parent-style-name="Standard" style:list-style-name="">
      <style:paragraph-properties fo:keep-with-next="always"/>
    </style:style>
    <style:style style:name="P9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4" style:family="paragraph" style:parent-style-name="Standard" style:list-style-name="">
      <style:paragraph-properties fo:margin-top="0.441cm" fo:margin-bottom="0.494cm" fo:keep-together="always"/>
    </style:style>
    <style:style style:name="P95" style:family="paragraph" style:parent-style-name="Standard" style:list-style-name="">
      <style:paragraph-properties fo:margin-top="0cm" fo:margin-bottom="0.423cm"/>
      <style:text-properties fo:font-size="10pt" style:font-size-asian="10pt" style:font-size-complex="10pt"/>
    </style:style>
    <style:style style:name="P96"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97" style:family="paragraph" style:parent-style-name="Standard" style:list-style-name="">
      <style:paragraph-properties fo:margin-top="0.081cm" fo:margin-bottom="0.081cm" fo:keep-with-next="always"/>
      <style:text-properties style:use-window-font-color="true"/>
    </style:style>
    <style:style style:name="P9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9" style:family="paragraph" style:parent-style-name="Standard" style:list-style-name="">
      <style:paragraph-properties fo:margin-top="0.081cm" fo:margin-bottom="0.081cm" fo:text-align="end" style:justify-single-word="false"/>
      <style:text-properties style:use-window-font-color="true"/>
    </style:style>
    <style:style style:name="P100" style:family="paragraph" style:parent-style-name="Standard" style:list-style-name="">
      <style:paragraph-properties fo:margin-top="0.081cm" fo:margin-bottom="0.081cm" fo:text-align="center" style:justify-single-word="false"/>
      <style:text-properties style:use-window-font-color="true"/>
    </style:style>
    <style:style style:name="P101" style:family="paragraph" style:parent-style-name="Standard" style:list-style-name="">
      <style:paragraph-properties fo:margin-top="0.081cm" fo:margin-bottom="0.081cm" fo:text-align="center" style:justify-single-word="false"/>
    </style:style>
    <style:style style:name="P102" style:family="paragraph" style:parent-style-name="Standard" style:list-style-name="">
      <style:paragraph-properties fo:margin-top="0.081cm" fo:margin-bottom="0cm"/>
    </style:style>
    <style:style style:name="P10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8" style:family="paragraph" style:parent-style-name="Standard" style:list-style-name="">
      <style:paragraph-properties fo:margin-left="2.54cm" fo:margin-right="0cm" fo:text-indent="0cm" style:auto-text-indent="false"/>
    </style:style>
    <style:style style:name="P10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1" style:family="paragraph" style:parent-style-name="Heading_20_1">
      <style:text-properties fo:language="en" fo:country="US" style:language-complex="ar" style:country-complex="SA"/>
    </style:style>
    <style:style style:name="P112" style:family="paragraph" style:parent-style-name="Heading_20_1">
      <style:paragraph-properties fo:break-before="page"/>
      <style:text-properties fo:language="en" fo:country="US" style:language-complex="ar" style:country-complex="SA"/>
    </style:style>
    <style:style style:name="P113" style:family="paragraph" style:parent-style-name="Heading_20_2">
      <style:text-properties style:language-asian="ja" style:country-asian="JP"/>
    </style:style>
    <style:style style:name="P114" style:family="paragraph" style:parent-style-name="Heading_20_2">
      <style:text-properties fo:language="en" fo:country="US" style:language-complex="ar" style:country-complex="SA"/>
    </style:style>
    <style:style style:name="P115"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116" style:family="paragraph" style:parent-style-name="Body">
      <style:text-properties fo:color="#000000" fo:language="en" fo:country="US" fo:font-style="normal" style:font-style-asian="normal" style:language-complex="ar" style:country-complex="SA" style:font-style-complex="normal"/>
    </style:style>
    <style:style style:name="P117"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18" style:family="paragraph" style:parent-style-name="Body">
      <style:text-properties fo:font-size="10.5pt" style:font-size-asian="10.5pt" style:language-asian="ja" style:country-asian="JP" style:font-size-complex="10.5pt"/>
    </style:style>
    <style:style style:name="P119" style:family="paragraph" style:parent-style-name="Body">
      <style:paragraph-properties fo:text-align="start" style:justify-single-word="false"/>
      <style:text-properties fo:font-size="10.5pt" style:font-size-asian="10.5pt" style:language-asian="ja" style:country-asian="JP" style:font-size-complex="10.5pt"/>
    </style:style>
    <style:style style:name="P120" style:family="paragraph" style:parent-style-name="Body" style:list-style-name="L3">
      <style:paragraph-properties fo:text-align="start" style:justify-single-word="false"/>
      <style:text-properties fo:font-size="10.5pt" style:font-size-asian="10.5pt" style:language-asian="ja" style:country-asian="JP" style:font-size-complex="10.5pt"/>
    </style:style>
    <style:style style:name="P121"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122" style:family="paragraph" style:parent-style-name="Body">
      <style:text-properties style:language-asian="ja" style:country-asian="JP"/>
    </style:style>
    <style:style style:name="P1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4"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25"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26"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127"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28"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29" style:family="paragraph" style:parent-style-name="Text_20_body" style:list-style-name="L2">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30"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131"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13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1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6" style:family="paragraph" style:parent-style-name="Definition_20_Term">
      <style:text-properties fo:language="en" fo:country="US" style:language-complex="ar" style:country-complex="SA"/>
    </style:style>
    <style:style style:name="P137" style:family="paragraph" style:parent-style-name="Table_20_Contents">
      <style:text-properties style:language-asian="ja" style:country-asian="JP"/>
    </style:style>
    <style:style style:name="P138" style:family="paragraph" style:parent-style-name="Table_20_Contents">
      <style:text-properties fo:font-weight="normal" style:language-asian="ja" style:country-asian="JP" style:font-weight-asian="normal" style:font-weight-complex="normal"/>
    </style:style>
    <style:style style:name="P13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0"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Detail_20_Heading" style:list-style-name="">
      <style:paragraph-properties fo:padding="0.06cm" fo:border="0.002cm solid #666666"/>
      <style:text-properties fo:color="#000000"/>
    </style:style>
    <style:style style:name="P144" style:family="paragraph" style:parent-style-name="Detail_20_Heading" style:list-style-name="">
      <style:paragraph-properties fo:margin-top="0.205cm" fo:margin-bottom="0.049cm" fo:padding="0.06cm" fo:border="0.002cm solid #666666"/>
      <style:text-properties fo:color="#000000"/>
    </style:style>
    <style:style style:name="P145" style:family="paragraph" style:parent-style-name="Item_20_Heading" style:list-style-name="">
      <style:text-properties fo:color="#000000"/>
    </style:style>
    <style:style style:name="P146" style:family="paragraph" style:parent-style-name="Item_20_Heading" style:list-style-name="">
      <style:paragraph-properties fo:margin-top="0.43cm" fo:margin-bottom="0.409cm"/>
      <style:text-properties fo:color="#000000"/>
    </style:style>
    <style:style style:name="T1" style:family="text">
      <style:text-properties fo:color="#000000"/>
    </style:style>
    <style:style style:name="T2" style:family="text">
      <style:text-properties fo:language="en" fo:country="GB"/>
    </style:style>
    <style:style style:name="T3" style:family="text">
      <style:text-properties style:font-name="Helvetica" fo:language="en" fo:country="US" style:font-name-asian="Times New Roman" style:font-name-complex="Times New Roman" style:language-complex="ar" style:country-complex="SA"/>
    </style:style>
    <style:style style:name="T4" style:family="text">
      <style:text-properties fo:language="en" fo:country="US" style:language-complex="ar" style:country-complex="SA"/>
    </style:style>
    <style:style style:name="T5" style:family="text">
      <style:text-properties style:language-asian="ja" style:country-asian="JP"/>
    </style:style>
    <style:style style:name="T6" style:family="text">
      <style:text-properties fo:color="#000000" fo:language="en" fo:country="US" fo:font-style="normal" style:language-asian="ja" style:country-asian="JP" style:font-style-asian="normal" style:language-complex="ar" style:country-complex="SA" style:font-style-complex="normal"/>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language="en" fo:country="US" style:language-asian="ja" style:country-asian="JP" style:language-complex="ar" style:country-complex="SA"/>
    </style:style>
    <style:style style:name="T10" style:family="text">
      <style:text-properties fo:color="#000000"/>
    </style:style>
    <style:style style:name="T11" style:family="text">
      <style:text-properties fo:color="#000000" fo:language="en" fo:country="US" fo:font-style="normal" style:language-asian="ja" style:country-asian="JP" style:font-style-asian="normal" style:language-complex="ar" style:country-complex="SA" style:font-style-complex="normal"/>
    </style:style>
    <style:style style:name="T12" style:family="text">
      <style:text-properties fo:color="#000000" style:font-name="Arial" fo:language="en" fo:country="US" style:font-name-asian="Times New Roman" style:font-name-complex="Times New Roman" style:language-complex="ar" style:country-complex="SA"/>
    </style:style>
    <style:style style:name="T13"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4"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 style:family="text">
      <style:text-properties fo:color="#000000" fo:font-size="10.5pt" fo:font-style="normal" style:font-size-asian="10.5pt" style:font-style-asian="normal" style:font-size-complex="10.5pt" style:font-style-complex="normal"/>
    </style:style>
    <style:style style:name="T16" style:family="text">
      <style:text-properties fo:color="#000000" style:font-name="Arial1" fo:font-size="10pt" fo:font-style="normal" style:font-style-asian="normal" style:font-style-complex="normal"/>
    </style:style>
    <style:style style:name="T17" style:family="text">
      <style:text-properties fo:color="#000000" style:font-name="Arial1" fo:font-size="10pt" fo:font-style="normal" style:language-asian="ja" style:country-asian="JP" style:font-style-asian="normal" style:font-style-complex="normal"/>
    </style:style>
    <style:style style:name="T18" style:family="text">
      <style:text-properties fo:color="#000000" fo:font-size="10pt" style:font-size-asian="10pt" style:font-size-complex="10pt"/>
    </style:style>
    <style:style style:name="T19" style:family="text">
      <style:text-properties fo:color="#000000" fo:font-weight="bold" style:font-weight-asian="bold" style:font-weight-complex="bold"/>
    </style:style>
    <style:style style:name="T20" style:family="text">
      <style:text-properties style:font-name="Helvetica" fo:language="en" fo:country="US" style:font-name-asian="Times New Roman" style:font-name-complex="Times New Roman" style:language-complex="ar" style:country-complex="SA"/>
    </style:style>
    <style:style style:name="T21" style:family="text">
      <style:text-properties style:font-name="Helvetica" style:font-name-asian="Times New Roman" style:font-name-complex="Times New Roman"/>
    </style:style>
    <style:style style:name="T22" style:family="text">
      <style:text-properties style:language-asian="ja" style:country-asian="JP"/>
    </style:style>
    <style:style style:name="T23" style:family="text">
      <style:text-properties style:font-name="Arial" style:font-name-asian="Times New Roman" style:font-name-complex="Times New Roman"/>
    </style:style>
    <style:style style:name="T24" style:family="text">
      <style:text-properties fo:language="en" fo:country="GB"/>
    </style:style>
    <style:style style:name="T25" style:family="text">
      <style:text-properties fo:language="en" fo:country="GB" style:font-name-asian="Times New Roman" style:font-name-complex="Times New Roman"/>
    </style:style>
    <style:style style:name="T26" style:family="text">
      <style:text-properties style:font-name="Arial1" fo:language="en" fo:country="US" style:language-asian="ja" style:country-asian="JP"/>
    </style:style>
    <style:style style:name="T27" style:family="text">
      <style:text-properties style:font-name="Arial1" fo:font-size="10.5pt" fo:language="en" fo:country="GB"/>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variant="normal" fo:text-transform="none" fo:color="#000000" style:font-name="Arial2" fo:letter-spacing="normal" fo:font-style="normal" fo:font-weight="normal"/>
    </style:style>
    <style:style style:name="T31" style:family="text">
      <style:text-properties fo:font-variant="normal" fo:text-transform="none" fo:letter-spacing="normal" fo:font-weight="normal"/>
    </style:style>
    <style:style style:name="T3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4"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style:use-window-font-color="true" style:font-name-asian="Times New Roman" style:font-name-complex="Times New Roman" style:language-complex="ar" style:country-complex="SA"/>
    </style:style>
    <style:style style:name="T36" style:family="text">
      <style:text-properties style:font-name-asian="Times New Roman" style:font-name-complex="Times New Roman" style:language-complex="ar" style:country-complex="SA"/>
    </style:style>
    <style:style style:name="T37" style:family="text">
      <style:text-properties fo:font-style="normal" style:language-asian="ja" style:country-asian="JP" style:font-style-asian="normal" style:font-style-complex="normal"/>
    </style:style>
    <style:style style:name="T38" style:family="text">
      <style:text-properties fo:font-weight="bold" style:font-weight-asian="bold" style:font-weight-complex="bold"/>
    </style:style>
    <style:style style:name="T3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1" style:family="text">
      <style:text-properties fo:color="#0000ff" style:text-underline-style="solid" style:text-underline-width="auto" style:text-underline-color="font-color"/>
    </style:style>
    <style:style style:name="T42" style:family="text">
      <style:text-properties fo:color="#0000ff" style:text-underline-style="solid" style:text-underline-width="auto" style:text-underline-color="font-color" fo:font-weight="bold" style:font-weight-asian="bold" style:font-weight-complex="bold"/>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font-size="10pt" style:font-size-asian="10pt" style:font-size-complex="10pt"/>
    </style:style>
    <style:style style:name="T45" style:family="text">
      <style:text-properties fo:color="#808080" style:font-name="Verdana" fo:font-size="7pt" style:font-name-asian="Verdana" style:font-size-asian="7pt" style:font-name-complex="Verdana" style:font-size-complex="7pt"/>
    </style:style>
    <style:style style:name="T4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0816064" text:id="ct100816064">
          <text:insertion>
            <office:change-info>
              <dc:creator>不明な作成者</dc:creator>
              <dc:date>2014-04-30T13:47:00</dc:date>
            </office:change-info>
          </text:insertion>
        </text:changed-region>
        <text:changed-region xml:id="ct100815856" text:id="ct100815856">
          <text:insertion>
            <office:change-info>
              <dc:creator>不明な作成者</dc:creator>
              <dc:date>2014-04-30T16:48:00</dc:date>
            </office:change-info>
          </text:insertion>
        </text:changed-region>
        <text:changed-region xml:id="ct100815648" text:id="ct100815648">
          <text:insertion>
            <office:change-info>
              <dc:creator>不明な作成者</dc:creator>
              <dc:date>2014-04-30T13:47:00</dc:date>
            </office:change-info>
          </text:insertion>
        </text:changed-region>
        <text:changed-region xml:id="ct100815440" text:id="ct100815440">
          <text:insertion>
            <office:change-info>
              <dc:creator>不明な作成者</dc:creator>
              <dc:date>2014-04-30T13:48:00</dc:date>
            </office:change-info>
          </text:insertion>
        </text:changed-region>
        <text:changed-region xml:id="ct100815232" text:id="ct100815232">
          <text:insertion>
            <office:change-info>
              <dc:creator>不明な作成者</dc:creator>
              <dc:date>2014-04-30T15:16:00</dc:date>
            </office:change-info>
          </text:insertion>
        </text:changed-region>
        <text:changed-region xml:id="ct100815024" text:id="ct100815024">
          <text:insertion>
            <office:change-info>
              <dc:creator>不明な作成者</dc:creator>
              <dc:date>2014-04-30T15:15:00</dc:date>
            </office:change-info>
          </text:insertion>
        </text:changed-region>
        <text:changed-region xml:id="ct100814816" text:id="ct100814816">
          <text:insertion>
            <office:change-info>
              <dc:creator>不明な作成者</dc:creator>
              <dc:date>2014-04-30T15:16:00</dc:date>
            </office:change-info>
          </text:insertion>
        </text:changed-region>
        <text:changed-region xml:id="ct100817208" text:id="ct100817208">
          <text:insertion>
            <office:change-info>
              <dc:creator>不明な作成者</dc:creator>
              <dc:date>2014-04-30T15:17:00</dc:date>
            </office:change-info>
          </text:insertion>
        </text:changed-region>
        <text:changed-region xml:id="ct100817104" text:id="ct100817104">
          <text:insertion>
            <office:change-info>
              <dc:creator>不明な作成者</dc:creator>
              <dc:date>2014-04-30T15:18:00</dc:date>
            </office:change-info>
          </text:insertion>
        </text:changed-region>
        <text:changed-region xml:id="ct100817312" text:id="ct100817312">
          <text:insertion>
            <office:change-info>
              <dc:creator>不明な作成者</dc:creator>
              <dc:date>2014-04-30T13:48:00</dc:date>
            </office:change-info>
          </text:insertion>
        </text:changed-region>
        <text:changed-region xml:id="ct100817624" text:id="ct100817624">
          <text:insertion>
            <office:change-info>
              <dc:creator>不明な作成者</dc:creator>
              <dc:date>2014-04-30T16:35:00</dc:date>
            </office:change-info>
          </text:insertion>
        </text:changed-region>
        <text:changed-region xml:id="ct100817728" text:id="ct100817728">
          <text:insertion>
            <office:change-info>
              <dc:creator>不明な作成者</dc:creator>
              <dc:date>2014-04-30T16:36:00</dc:date>
            </office:change-info>
          </text:insertion>
        </text:changed-region>
        <text:changed-region xml:id="ct100817832" text:id="ct100817832">
          <text:insertion>
            <office:change-info>
              <dc:creator>不明な作成者</dc:creator>
              <dc:date>2014-04-30T16:39:00</dc:date>
            </office:change-info>
          </text:insertion>
        </text:changed-region>
        <text:changed-region xml:id="ct100817936" text:id="ct100817936">
          <text:insertion>
            <office:change-info>
              <dc:creator>不明な作成者</dc:creator>
              <dc:date>2014-04-30T16:37:00</dc:date>
            </office:change-info>
          </text:insertion>
        </text:changed-region>
        <text:changed-region xml:id="ct264532120" text:id="ct264532120">
          <text:insertion>
            <office:change-info>
              <dc:creator>不明な作成者</dc:creator>
              <dc:date>2014-04-30T16:38:00</dc:date>
            </office:change-info>
          </text:insertion>
        </text:changed-region>
        <text:changed-region xml:id="ct264532224" text:id="ct264532224">
          <text:insertion>
            <office:change-info>
              <dc:creator>不明な作成者</dc:creator>
              <dc:date>2014-04-30T16:39:00</dc:date>
            </office:change-info>
          </text:insertion>
        </text:changed-region>
        <text:changed-region xml:id="ct264532328" text:id="ct264532328">
          <text:deletion>
            <office:change-info>
              <dc:creator>不明な作成者</dc:creator>
              <dc:date>2014-04-30T16:40:00</dc:date>
            </office:change-info>
            <text:p text:style-name="P1">In addition, the HTTP Service bundle needs to know when the IP address of the network interface being managed changes.</text:p>
          </text:deletion>
        </text:changed-region>
        <text:changed-region xml:id="ct264532432" text:id="ct264532432">
          <text:insertion>
            <office:change-info>
              <dc:creator>不明な作成者</dc:creator>
              <dc:date>2014-04-30T16:41:00</dc:date>
            </office:change-info>
          </text:insertion>
        </text:changed-region>
        <text:changed-region xml:id="ct264532536" text:id="ct264532536">
          <text:deletion>
            <office:change-info>
              <dc:creator>不明な作成者</dc:creator>
              <dc:date>2014-04-30T16:42:00</dc:date>
            </office:change-info>
            <text:p text:style-name="P2">Therefore, the UPnP bundle needs to know <text:span text:style-name="T1">the</text:span> current IP address of the network interface and the replacement IP address.</text:p>
          </text:deletion>
        </text:changed-region>
        <text:changed-region xml:id="ct268591416" text:id="ct268591416">
          <text:deletion>
            <office:change-info>
              <dc:creator>不明な作成者</dc:creator>
              <dc:date>2014-04-30T17:04:00</dc:date>
            </office:change-info>
            <text:p text:style-name="P3"><text:span text:style-name="T2"/></text:p>
            <text:p text:style-name="P3"><text:span text:style-name="T2"/></text:p>
          </text:deletion>
        </text:changed-region>
        <text:changed-region xml:id="ct264532640" text:id="ct264532640">
          <text:deletion>
            <office:change-info>
              <dc:creator>不明な作成者</dc:creator>
              <dc:date>2014-04-30T14:07:00</dc:date>
            </office:change-info>
            <text:h text:style-name="P4" text:outline-level="2">o</text:h>
          </text:deletion>
        </text:changed-region>
        <text:changed-region xml:id="ct264532744" text:id="ct264532744">
          <text:insertion>
            <office:change-info>
              <dc:creator>不明な作成者</dc:creator>
              <dc:date>2014-04-30T14:24:00</dc:date>
            </office:change-info>
          </text:insertion>
        </text:changed-region>
        <text:changed-region xml:id="ct264532848" text:id="ct264532848">
          <text:deletion>
            <office:change-info>
              <dc:creator>不明な作成者</dc:creator>
              <dc:date>2014-04-30T13:53:00</dc:date>
            </office:change-info>
            <text:p text:style-name="P5">In case of</text:p>
          </text:deletion>
        </text:changed-region>
        <text:changed-region xml:id="ct264532952" text:id="ct264532952">
          <text:insertion>
            <office:change-info>
              <dc:creator>不明な作成者</dc:creator>
              <dc:date>2014-04-30T13:53:00</dc:date>
            </office:change-info>
          </text:insertion>
        </text:changed-region>
        <text:changed-region xml:id="ct264533160" text:id="ct264533160">
          <text:deletion>
            <office:change-info>
              <dc:creator>不明な作成者</dc:creator>
              <dc:date>2014-04-30T14:24:00</dc:date>
            </office:change-info>
            <text:p text:style-name="P5">e</text:p>
          </text:deletion>
        </text:changed-region>
        <text:changed-region xml:id="ct264533056" text:id="ct264533056">
          <text:deletion>
            <office:change-info>
              <dc:creator>不明な作成者</dc:creator>
              <dc:date>2014-04-30T14:25:00</dc:date>
            </office:change-info>
            <text:p text:style-name="P5">th</text:p>
          </text:deletion>
        </text:changed-region>
        <text:changed-region xml:id="ct264533264" text:id="ct264533264">
          <text:insertion>
            <office:change-info>
              <dc:creator>不明な作成者</dc:creator>
              <dc:date>2014-04-30T14:25:00</dc:date>
            </office:change-info>
          </text:insertion>
        </text:changed-region>
        <text:changed-region xml:id="ct264533368" text:id="ct264533368">
          <text:deletion>
            <office:change-info>
              <dc:creator>不明な作成者</dc:creator>
              <dc:date>2014-04-30T13:54:00</dc:date>
            </office:change-info>
            <text:p text:style-name="P5">processing</text:p>
          </text:deletion>
        </text:changed-region>
        <text:changed-region xml:id="ct264533472" text:id="ct264533472">
          <text:insertion>
            <office:change-info>
              <dc:creator>不明な作成者</dc:creator>
              <dc:date>2014-04-30T13:54:00</dc:date>
            </office:change-info>
          </text:insertion>
        </text:changed-region>
        <text:changed-region xml:id="ct264533576" text:id="ct264533576">
          <text:insertion>
            <office:change-info>
              <dc:creator>不明な作成者</dc:creator>
              <dc:date>2014-04-30T13:54:00</dc:date>
            </office:change-info>
          </text:insertion>
        </text:changed-region>
        <text:changed-region xml:id="ct264533680" text:id="ct264533680">
          <text:deletion>
            <office:change-info>
              <dc:creator>不明な作成者</dc:creator>
              <dc:date>2014-04-30T13:54:00</dc:date>
            </office:change-info>
            <text:p text:style-name="P5"><text:s/>is required</text:p>
          </text:deletion>
        </text:changed-region>
        <text:changed-region xml:id="ct264533784" text:id="ct264533784">
          <text:deletion>
            <office:change-info>
              <dc:creator>不明な作成者</dc:creator>
              <dc:date>2014-04-30T14:25:00</dc:date>
            </office:change-info>
            <text:p text:style-name="P5">which are necessary</text:p>
          </text:deletion>
        </text:changed-region>
        <text:changed-region xml:id="ct264533888" text:id="ct264533888">
          <text:insertion>
            <office:change-info>
              <dc:creator>不明な作成者</dc:creator>
              <dc:date>2014-04-30T14:25:00</dc:date>
            </office:change-info>
          </text:insertion>
        </text:changed-region>
        <text:changed-region xml:id="ct264533992" text:id="ct264533992">
          <text:deletion>
            <office:change-info>
              <dc:creator>不明な作成者</dc:creator>
              <dc:date>2014-04-30T14:25:00</dc:date>
            </office:change-info>
            <text:p text:style-name="P5">the</text:p>
          </text:deletion>
        </text:changed-region>
        <text:changed-region xml:id="ct264534096" text:id="ct264534096">
          <text:insertion>
            <office:change-info>
              <dc:creator>不明な作成者</dc:creator>
              <dc:date>2014-04-30T14:25:00</dc:date>
            </office:change-info>
          </text:insertion>
        </text:changed-region>
        <text:changed-region xml:id="ct264534200" text:id="ct264534200">
          <text:deletion>
            <office:change-info>
              <dc:creator>不明な作成者</dc:creator>
              <dc:date>2014-04-30T14:25:00</dc:date>
            </office:change-info>
            <text:p text:style-name="P5">of</text:p>
          </text:deletion>
        </text:changed-region>
        <text:changed-region xml:id="ct264534304" text:id="ct264534304">
          <text:insertion>
            <office:change-info>
              <dc:creator>不明な作成者</dc:creator>
              <dc:date>2014-04-30T14:25:00</dc:date>
            </office:change-info>
          </text:insertion>
        </text:changed-region>
        <text:changed-region xml:id="ct264534408" text:id="ct264534408">
          <text:deletion>
            <office:change-info>
              <dc:creator>不明な作成者</dc:creator>
              <dc:date>2014-04-30T14:25:00</dc:date>
            </office:change-info>
            <text:p text:style-name="P5">of</text:p>
          </text:deletion>
        </text:changed-region>
        <text:changed-region xml:id="ct264534512" text:id="ct264534512">
          <text:insertion>
            <office:change-info>
              <dc:creator>不明な作成者</dc:creator>
              <dc:date>2014-04-30T14:25:00</dc:date>
            </office:change-info>
          </text:insertion>
        </text:changed-region>
        <text:changed-region xml:id="ct264534616" text:id="ct264534616">
          <text:insertion>
            <office:change-info>
              <dc:creator>不明な作成者</dc:creator>
              <dc:date>2014-04-30T14:26:00</dc:date>
            </office:change-info>
          </text:insertion>
        </text:changed-region>
        <text:changed-region xml:id="ct264534720" text:id="ct264534720">
          <text:deletion>
            <office:change-info>
              <dc:creator>不明な作成者</dc:creator>
              <dc:date>2014-04-30T14:25:00</dc:date>
            </office:change-info>
            <text:p text:style-name="P5">the</text:p>
          </text:deletion>
        </text:changed-region>
        <text:changed-region xml:id="ct264534824" text:id="ct264534824">
          <text:insertion>
            <office:change-info>
              <dc:creator>不明な作成者</dc:creator>
              <dc:date>2014-04-30T14:26:00</dc:date>
            </office:change-info>
          </text:insertion>
        </text:changed-region>
        <text:changed-region xml:id="ct264534928" text:id="ct264534928">
          <text:deletion>
            <office:change-info>
              <dc:creator>不明な作成者</dc:creator>
              <dc:date>2014-04-30T14:26:00</dc:date>
            </office:change-info>
            <text:p text:style-name="P5">the</text:p>
          </text:deletion>
        </text:changed-region>
        <text:changed-region xml:id="ct264535032" text:id="ct264535032">
          <text:insertion>
            <office:change-info>
              <dc:creator>不明な作成者</dc:creator>
              <dc:date>2014-04-30T14:26:00</dc:date>
            </office:change-info>
          </text:insertion>
        </text:changed-region>
        <text:changed-region xml:id="ct264535136" text:id="ct264535136">
          <text:insertion>
            <office:change-info>
              <dc:creator>不明な作成者</dc:creator>
              <dc:date>2014-04-30T14:26:00</dc:date>
            </office:change-info>
          </text:insertion>
        </text:changed-region>
        <text:changed-region xml:id="ct264535240" text:id="ct264535240">
          <text:deletion>
            <office:change-info>
              <dc:creator>不明な作成者</dc:creator>
              <dc:date>2014-04-30T14:26:00</dc:date>
            </office:change-info>
            <text:p text:style-name="P5"><text:s/>to that</text:p>
          </text:deletion>
        </text:changed-region>
        <text:changed-region xml:id="ct264535344" text:id="ct264535344">
          <text:deletion>
            <office:change-info>
              <dc:creator>不明な作成者</dc:creator>
              <dc:date>2014-04-30T14:27:00</dc:date>
            </office:change-info>
            <text:p text:style-name="P5">which</text:p>
          </text:deletion>
        </text:changed-region>
        <text:changed-region xml:id="ct264535448" text:id="ct264535448">
          <text:insertion>
            <office:change-info>
              <dc:creator>不明な作成者</dc:creator>
              <dc:date>2014-04-30T14:27:00</dc:date>
            </office:change-info>
          </text:insertion>
        </text:changed-region>
        <text:changed-region xml:id="ct264535552" text:id="ct264535552">
          <text:deletion>
            <office:change-info>
              <dc:creator>不明な作成者</dc:creator>
              <dc:date>2014-04-30T14:27:00</dc:date>
            </office:change-info>
            <text:p text:style-name="P5">which is </text:p>
          </text:deletion>
        </text:changed-region>
        <text:changed-region xml:id="ct264535656" text:id="ct264535656">
          <text:deletion>
            <office:change-info>
              <dc:creator>不明な作成者</dc:creator>
              <dc:date>2014-04-30T14:30:00</dc:date>
            </office:change-info>
            <text:p text:style-name="P5">information </text:p>
          </text:deletion>
        </text:changed-region>
        <text:changed-region xml:id="ct264535760" text:id="ct264535760">
          <text:deletion>
            <office:change-info>
              <dc:creator>不明な作成者</dc:creator>
              <dc:date>2014-04-30T14:30:00</dc:date>
            </office:change-info>
            <text:p text:style-name="P5">In order to be able to</text:p>
          </text:deletion>
        </text:changed-region>
        <text:changed-region xml:id="ct264535864" text:id="ct264535864">
          <text:insertion>
            <office:change-info>
              <dc:creator>不明な作成者</dc:creator>
              <dc:date>2014-04-30T14:30:00</dc:date>
            </office:change-info>
          </text:insertion>
        </text:changed-region>
        <text:changed-region xml:id="ct264535968" text:id="ct264535968">
          <text:deletion>
            <office:change-info>
              <dc:creator>不明な作成者</dc:creator>
              <dc:date>2014-04-30T14:31:00</dc:date>
            </office:change-info>
            <text:p text:style-name="P5">not </text:p>
          </text:deletion>
        </text:changed-region>
        <text:changed-region xml:id="ct264536072" text:id="ct264536072">
          <text:insertion>
            <office:change-info>
              <dc:creator>不明な作成者</dc:creator>
              <dc:date>2014-04-30T14:31:00</dc:date>
            </office:change-info>
          </text:insertion>
        </text:changed-region>
        <text:changed-region xml:id="ct264540312" text:id="ct264540312">
          <text:deletion>
            <office:change-info>
              <dc:creator>不明な作成者</dc:creator>
              <dc:date>2014-04-30T14:32:00</dc:date>
            </office:change-info>
            <text:p text:style-name="P5">the </text:p>
          </text:deletion>
        </text:changed-region>
        <text:changed-region xml:id="ct264540416" text:id="ct264540416">
          <text:insertion>
            <office:change-info>
              <dc:creator>不明な作成者</dc:creator>
              <dc:date>2014-04-30T14:32:00</dc:date>
            </office:change-info>
          </text:insertion>
        </text:changed-region>
        <text:changed-region xml:id="ct264540520" text:id="ct264540520">
          <text:deletion>
            <office:change-info>
              <dc:creator>不明な作成者</dc:creator>
              <dc:date>2014-04-30T14:32:00</dc:date>
            </office:change-info>
            <text:p text:style-name="P5">the</text:p>
          </text:deletion>
        </text:changed-region>
        <text:changed-region xml:id="ct264540624" text:id="ct264540624">
          <text:insertion>
            <office:change-info>
              <dc:creator>不明な作成者</dc:creator>
              <dc:date>2014-04-30T14:32:00</dc:date>
            </office:change-info>
          </text:insertion>
        </text:changed-region>
        <text:changed-region xml:id="ct264540728" text:id="ct264540728">
          <text:insertion>
            <office:change-info>
              <dc:creator>不明な作成者</dc:creator>
              <dc:date>2014-04-30T14:32:00</dc:date>
            </office:change-info>
          </text:insertion>
        </text:changed-region>
        <text:changed-region xml:id="ct264540832" text:id="ct264540832">
          <text:insertion>
            <office:change-info>
              <dc:creator>不明な作成者</dc:creator>
              <dc:date>2014-04-30T14:32:00</dc:date>
            </office:change-info>
          </text:insertion>
        </text:changed-region>
        <text:changed-region xml:id="ct264540936" text:id="ct264540936">
          <text:deletion>
            <office:change-info>
              <dc:creator>不明な作成者</dc:creator>
              <dc:date>2014-04-30T14:32:00</dc:date>
            </office:change-info>
            <text:p text:style-name="P5">RFC</text:p>
          </text:deletion>
        </text:changed-region>
        <text:changed-region xml:id="ct264541040" text:id="ct264541040">
          <text:insertion>
            <office:change-info>
              <dc:creator>不明な作成者</dc:creator>
              <dc:date>2014-04-30T14:32:00</dc:date>
            </office:change-info>
          </text:insertion>
        </text:changed-region>
        <text:changed-region xml:id="ct264541144" text:id="ct264541144">
          <text:deletion>
            <office:change-info>
              <dc:creator>不明な作成者</dc:creator>
              <dc:date>2014-04-30T14:32:00</dc:date>
            </office:change-info>
            <text:p text:style-name="P5">s it</text:p>
          </text:deletion>
        </text:changed-region>
        <text:changed-region xml:id="ct264541352" text:id="ct264541352">
          <text:insertion>
            <office:change-info>
              <dc:creator>不明な作成者</dc:creator>
              <dc:date>2014-04-30T14:33:00</dc:date>
            </office:change-info>
          </text:insertion>
        </text:changed-region>
        <text:changed-region xml:id="ct264541456" text:id="ct264541456">
          <text:deletion>
            <office:change-info>
              <dc:creator>不明な作成者</dc:creator>
              <dc:date>2014-04-30T14:33:00</dc:date>
            </office:change-info>
            <text:p text:style-name="P6">o</text:p>
          </text:deletion>
        </text:changed-region>
        <text:changed-region xml:id="ct264541560" text:id="ct264541560">
          <text:insertion>
            <office:change-info>
              <dc:creator>不明な作成者</dc:creator>
              <dc:date>2014-04-30T14:33:00</dc:date>
            </office:change-info>
          </text:insertion>
        </text:changed-region>
        <text:changed-region xml:id="ct264541664" text:id="ct264541664">
          <text:insertion>
            <office:change-info>
              <dc:creator>不明な作成者</dc:creator>
              <dc:date>2014-04-30T14:33:00</dc:date>
            </office:change-info>
          </text:insertion>
        </text:changed-region>
        <text:changed-region xml:id="ct264541872" text:id="ct264541872">
          <text:deletion>
            <office:change-info>
              <dc:creator>不明な作成者</dc:creator>
              <dc:date>2014-04-30T16:52:00</dc:date>
            </office:change-info>
            <text:p text:style-name="P6"><text:line-break/></text:p>
          </text:deletion>
        </text:changed-region>
        <text:changed-region xml:id="ct264541768" text:id="ct264541768">
          <text:deletion>
            <office:change-info>
              <dc:creator>不明な作成者</dc:creator>
              <dc:date>2014-04-30T16:43:00</dc:date>
            </office:change-info>
            <text:p text:style-name="P6">The</text:p>
          </text:deletion>
        </text:changed-region>
        <text:changed-region xml:id="ct264541976" text:id="ct264541976">
          <text:insertion>
            <office:change-info>
              <dc:creator>不明な作成者</dc:creator>
              <dc:date>2014-04-30T17:00:00</dc:date>
            </office:change-info>
          </text:insertion>
        </text:changed-region>
        <text:changed-region xml:id="ct264542080" text:id="ct264542080">
          <text:insertion>
            <office:change-info>
              <dc:creator>不明な作成者</dc:creator>
              <dc:date>2014-04-30T16:43:00</dc:date>
            </office:change-info>
          </text:insertion>
        </text:changed-region>
        <text:changed-region xml:id="ct264542184" text:id="ct264542184">
          <text:deletion>
            <office:change-info>
              <dc:creator>不明な作成者</dc:creator>
              <dc:date>2014-04-30T16:43:00</dc:date>
            </office:change-info>
            <text:p text:style-name="P6"><text:s/>to be defined in a manner</text:p>
          </text:deletion>
        </text:changed-region>
        <text:changed-region xml:id="ct264542288" text:id="ct264542288">
          <text:insertion>
            <office:change-info>
              <dc:creator>不明な作成者</dc:creator>
              <dc:date>2014-04-30T16:49:00</dc:date>
            </office:change-info>
          </text:insertion>
        </text:changed-region>
        <text:changed-region xml:id="ct264542392" text:id="ct264542392">
          <text:deletion>
            <office:change-info>
              <dc:creator>不明な作成者</dc:creator>
              <dc:date>2014-04-30T16:49:00</dc:date>
            </office:change-info>
            <text:p text:style-name="P6">is</text:p>
          </text:deletion>
        </text:changed-region>
        <text:changed-region xml:id="ct264542496" text:id="ct264542496">
          <text:insertion>
            <office:change-info>
              <dc:creator>不明な作成者</dc:creator>
              <dc:date>2014-04-30T16:50:00</dc:date>
            </office:change-info>
          </text:insertion>
        </text:changed-region>
        <text:changed-region xml:id="ct264542600" text:id="ct264542600">
          <text:deletion>
            <office:change-info>
              <dc:creator>不明な作成者</dc:creator>
              <dc:date>2014-04-30T16:49:00</dc:date>
            </office:change-info>
            <text:p text:style-name="P6">not </text:p>
          </text:deletion>
        </text:changed-region>
        <text:changed-region xml:id="ct264542704" text:id="ct264542704">
          <text:insertion>
            <office:change-info>
              <dc:creator>不明な作成者</dc:creator>
              <dc:date>2014-04-30T16:51:00</dc:date>
            </office:change-info>
          </text:insertion>
        </text:changed-region>
        <text:changed-region xml:id="ct264542808" text:id="ct264542808">
          <text:deletion>
            <office:change-info>
              <dc:creator>不明な作成者</dc:creator>
              <dc:date>2014-04-30T16:52:00</dc:date>
            </office:change-info>
            <text:p text:style-name="P6">The Network Interface Information Service bundle provider should define this identifier string.</text:p>
          </text:deletion>
        </text:changed-region>
        <text:changed-region xml:id="ct264542912" text:id="ct264542912">
          <text:deletion>
            <office:change-info>
              <dc:creator>不明な作成者</dc:creator>
              <dc:date>2014-04-30T14:33:00</dc:date>
            </office:change-info>
            <text:p text:style-name="P6">version of </text:p>
          </text:deletion>
        </text:changed-region>
        <text:changed-region xml:id="ct264543016" text:id="ct264543016">
          <text:insertion>
            <office:change-info>
              <dc:creator>不明な作成者</dc:creator>
              <dc:date>2014-04-30T14:33:00</dc:date>
            </office:change-info>
          </text:insertion>
        </text:changed-region>
        <text:changed-region xml:id="ct264543120" text:id="ct264543120">
          <text:insertion>
            <office:change-info>
              <dc:creator>不明な作成者</dc:creator>
              <dc:date>2014-04-30T14:33:00</dc:date>
            </office:change-info>
          </text:insertion>
        </text:changed-region>
        <text:changed-region xml:id="ct264543224" text:id="ct264543224">
          <text:deletion>
            <office:change-info>
              <dc:creator>不明な作成者</dc:creator>
              <dc:date>2014-04-30T13:51:00</dc:date>
            </office:change-info>
            <text:p text:style-name="P6">GROVAL</text:p>
          </text:deletion>
        </text:changed-region>
        <text:changed-region xml:id="ct264543328" text:id="ct264543328">
          <text:insertion>
            <office:change-info>
              <dc:creator>不明な作成者</dc:creator>
              <dc:date>2014-04-30T13:51:00</dc:date>
            </office:change-info>
          </text:insertion>
        </text:changed-region>
        <text:changed-region xml:id="ct264543432" text:id="ct264543432">
          <text:insertion>
            <office:change-info>
              <dc:creator>不明な作成者</dc:creator>
              <dc:date>2014-04-30T14:34:00</dc:date>
            </office:change-info>
          </text:insertion>
        </text:changed-region>
        <text:changed-region xml:id="ct268594640" text:id="ct268594640">
          <text:deletion>
            <office:change-info>
              <dc:creator>不明な作成者</dc:creator>
              <dc:date>2014-04-30T17:04:00</dc:date>
            </office:change-info>
            <text:p text:style-name="P7"/>
            <text:p text:style-name="P7"/>
          </text:deletion>
        </text:changed-region>
        <text:changed-region xml:id="ct264543536" text:id="ct264543536">
          <text:insertion>
            <office:change-info>
              <dc:creator>不明な作成者</dc:creator>
              <dc:date>2014-04-30T14:34:00</dc:date>
            </office:change-info>
          </text:insertion>
        </text:changed-region>
        <text:changed-region xml:id="ct264543744" text:id="ct264543744">
          <text:deletion>
            <office:change-info>
              <dc:creator>不明な作成者</dc:creator>
              <dc:date>2014-04-30T13:56:00</dc:date>
            </office:change-info>
            <text:p text:style-name="P8">this service </text:p>
          </text:deletion>
        </text:changed-region>
        <text:changed-region xml:id="ct264543848" text:id="ct264543848">
          <text:insertion>
            <office:change-info>
              <dc:creator>不明な作成者</dc:creator>
              <dc:date>2014-04-30T13:56:00</dc:date>
            </office:change-info>
          </text:insertion>
        </text:changed-region>
        <text:changed-region xml:id="ct264543952" text:id="ct264543952">
          <text:deletion>
            <office:change-info>
              <dc:creator>不明な作成者</dc:creator>
              <dc:date>2014-04-30T13:56:00</dc:date>
            </office:change-info>
            <text:p text:style-name="P8">this service </text:p>
          </text:deletion>
        </text:changed-region>
        <text:changed-region xml:id="ct264544056" text:id="ct264544056">
          <text:insertion>
            <office:change-info>
              <dc:creator>不明な作成者</dc:creator>
              <dc:date>2014-04-30T13:56:00</dc:date>
            </office:change-info>
          </text:insertion>
        </text:changed-region>
        <text:changed-region xml:id="ct264544160" text:id="ct264544160">
          <text:insertion>
            <office:change-info>
              <dc:creator>不明な作成者</dc:creator>
              <dc:date>2014-04-30T14:35:00</dc:date>
            </office:change-info>
          </text:insertion>
        </text:changed-region>
        <text:changed-region xml:id="ct264544264" text:id="ct264544264">
          <text:deletion>
            <office:change-info>
              <dc:creator>不明な作成者</dc:creator>
              <dc:date>2014-04-30T14:35:00</dc:date>
            </office:change-info>
            <text:p text:style-name="P8">can be</text:p>
          </text:deletion>
        </text:changed-region>
        <text:changed-region xml:id="ct264544408" text:id="ct264544408">
          <text:deletion>
            <office:change-info>
              <dc:creator>不明な作成者</dc:creator>
              <dc:date>2014-04-30T14:35:00</dc:date>
            </office:change-info>
            <text:p text:style-name="P8">the</text:p>
          </text:deletion>
        </text:changed-region>
        <text:changed-region xml:id="ct264544512" text:id="ct264544512">
          <text:insertion>
            <office:change-info>
              <dc:creator>不明な作成者</dc:creator>
              <dc:date>2014-04-30T14:35:00</dc:date>
            </office:change-info>
          </text:insertion>
        </text:changed-region>
        <text:changed-region xml:id="ct264544616" text:id="ct264544616">
          <text:deletion>
            <office:change-info>
              <dc:creator>不明な作成者</dc:creator>
              <dc:date>2014-04-30T14:35:00</dc:date>
            </office:change-info>
            <text:p text:style-name="P8">of</text:p>
          </text:deletion>
        </text:changed-region>
        <text:changed-region xml:id="ct264544720" text:id="ct264544720">
          <text:insertion>
            <office:change-info>
              <dc:creator>不明な作成者</dc:creator>
              <dc:date>2014-04-30T14:35:00</dc:date>
            </office:change-info>
          </text:insertion>
        </text:changed-region>
        <text:changed-region xml:id="ct264544824" text:id="ct264544824">
          <text:deletion>
            <office:change-info>
              <dc:creator>不明な作成者</dc:creator>
              <dc:date>2014-04-30T14:36:00</dc:date>
            </office:change-info>
            <text:p text:style-name="P9">that are </text:p>
          </text:deletion>
        </text:changed-region>
        <text:changed-region xml:id="ct264545032" text:id="ct264545032">
          <text:deletion>
            <office:change-info>
              <dc:creator>不明な作成者</dc:creator>
              <dc:date>2014-04-30T14:36:00</dc:date>
            </office:change-info>
            <text:p text:style-name="P9">n case that</text:p>
          </text:deletion>
        </text:changed-region>
        <text:changed-region xml:id="ct264545136" text:id="ct264545136">
          <text:insertion>
            <office:change-info>
              <dc:creator>不明な作成者</dc:creator>
              <dc:date>2014-04-30T14:36:00</dc:date>
            </office:change-info>
          </text:insertion>
        </text:changed-region>
        <text:changed-region xml:id="ct264545240" text:id="ct264545240">
          <text:deletion>
            <office:change-info>
              <dc:creator>不明な作成者</dc:creator>
              <dc:date>2014-04-30T14:36:00</dc:date>
            </office:change-info>
            <text:p text:style-name="P9">s</text:p>
          </text:deletion>
        </text:changed-region>
        <text:changed-region xml:id="ct264545344" text:id="ct264545344">
          <text:insertion>
            <office:change-info>
              <dc:creator>不明な作成者</dc:creator>
              <dc:date>2014-04-30T14:36:00</dc:date>
            </office:change-info>
          </text:insertion>
        </text:changed-region>
        <text:changed-region xml:id="ct264545448" text:id="ct264545448">
          <text:deletion>
            <office:change-info>
              <dc:creator>不明な作成者</dc:creator>
              <dc:date>2014-04-30T14:36:00</dc:date>
            </office:change-info>
            <text:p text:style-name="P9">to</text:p>
          </text:deletion>
        </text:changed-region>
        <text:changed-region xml:id="ct264545552" text:id="ct264545552">
          <text:deletion>
            <office:change-info>
              <dc:creator>不明な作成者</dc:creator>
              <dc:date>2014-04-30T14:37:00</dc:date>
            </office:change-info>
            <text:p text:style-name="P9">which are</text:p>
          </text:deletion>
        </text:changed-region>
        <text:changed-region xml:id="ct264545656" text:id="ct264545656">
          <text:insertion>
            <office:change-info>
              <dc:creator>不明な作成者</dc:creator>
              <dc:date>2014-04-30T14:37:00</dc:date>
            </office:change-info>
          </text:insertion>
        </text:changed-region>
        <text:changed-region xml:id="ct264545760" text:id="ct264545760">
          <text:deletion>
            <office:change-info>
              <dc:creator>不明な作成者</dc:creator>
              <dc:date>2014-04-30T15:09:00</dc:date>
            </office:change-info>
            <text:p text:style-name="Table_20_Contents">service.</text:p>
          </text:deletion>
        </text:changed-region>
        <text:changed-region xml:id="ct264545864" text:id="ct264545864">
          <text:deletion>
            <office:change-info>
              <dc:creator>不明な作成者</dc:creator>
              <dc:date>2014-04-30T15:09:00</dc:date>
            </office:change-info>
            <text:p text:style-name="P10">service.</text:p>
          </text:deletion>
        </text:changed-region>
        <text:changed-region xml:id="ct264545968" text:id="ct264545968">
          <text:deletion>
            <office:change-info>
              <dc:creator>不明な作成者</dc:creator>
              <dc:date>2014-04-30T15:09:00</dc:date>
            </office:change-info>
            <text:p text:style-name="Table_20_Contents">service.</text:p>
          </text:deletion>
        </text:changed-region>
        <text:changed-region xml:id="ct264546072" text:id="ct264546072">
          <text:deletion>
            <office:change-info>
              <dc:creator>不明な作成者</dc:creator>
              <dc:date>2014-04-30T15:09:00</dc:date>
            </office:change-info>
            <text:p text:style-name="P10">service.</text:p>
          </text:deletion>
        </text:changed-region>
        <text:changed-region xml:id="ct264546176" text:id="ct264546176">
          <text:deletion>
            <office:change-info>
              <dc:creator>不明な作成者</dc:creator>
              <dc:date>2014-04-30T15:10:00</dc:date>
            </office:change-info>
            <text:p text:style-name="P9">Optional</text:p>
          </text:deletion>
        </text:changed-region>
        <text:changed-region xml:id="ct264546280" text:id="ct264546280">
          <text:insertion>
            <office:change-info>
              <dc:creator>不明な作成者</dc:creator>
              <dc:date>2014-04-30T15:10:00</dc:date>
            </office:change-info>
          </text:insertion>
        </text:changed-region>
        <text:changed-region xml:id="ct264546384" text:id="ct264546384">
          <text:deletion>
            <office:change-info>
              <dc:creator>不明な作成者</dc:creator>
              <dc:date>2014-04-30T15:08:00</dc:date>
            </office:change-info>
            <text:p text:style-name="Table_20_Contents">service.</text:p>
          </text:deletion>
        </text:changed-region>
        <text:changed-region xml:id="ct264546488" text:id="ct264546488">
          <text:deletion>
            <office:change-info>
              <dc:creator>不明な作成者</dc:creator>
              <dc:date>2014-04-30T15:10:00</dc:date>
            </office:change-info>
            <text:p text:style-name="P9">Optional</text:p>
          </text:deletion>
        </text:changed-region>
        <text:changed-region xml:id="ct264546592" text:id="ct264546592">
          <text:insertion>
            <office:change-info>
              <dc:creator>不明な作成者</dc:creator>
              <dc:date>2014-04-30T15:10:00</dc:date>
            </office:change-info>
          </text:insertion>
        </text:changed-region>
        <text:changed-region xml:id="ct264546696" text:id="ct264546696">
          <text:deletion>
            <office:change-info>
              <dc:creator>不明な作成者</dc:creator>
              <dc:date>2014-04-30T15:08:00</dc:date>
            </office:change-info>
            <text:p text:style-name="Table_20_Contents">service.</text:p>
          </text:deletion>
        </text:changed-region>
        <text:changed-region xml:id="ct264546800" text:id="ct264546800">
          <text:deletion>
            <office:change-info>
              <dc:creator>不明な作成者</dc:creator>
              <dc:date>2014-04-30T15:10:00</dc:date>
            </office:change-info>
            <text:p text:style-name="P9">Optional</text:p>
          </text:deletion>
        </text:changed-region>
        <text:changed-region xml:id="ct264546904" text:id="ct264546904">
          <text:insertion>
            <office:change-info>
              <dc:creator>不明な作成者</dc:creator>
              <dc:date>2014-04-30T15:10:00</dc:date>
            </office:change-info>
          </text:insertion>
        </text:changed-region>
        <text:changed-region xml:id="ct264547008" text:id="ct264547008">
          <text:deletion>
            <office:change-info>
              <dc:creator>不明な作成者</dc:creator>
              <dc:date>2014-04-30T15:08:00</dc:date>
            </office:change-info>
            <text:p text:style-name="Table_20_Contents">service.</text:p>
          </text:deletion>
        </text:changed-region>
        <text:changed-region xml:id="ct264547112" text:id="ct264547112">
          <text:deletion>
            <office:change-info>
              <dc:creator>不明な作成者</dc:creator>
              <dc:date>2014-04-30T15:10:00</dc:date>
            </office:change-info>
            <text:p text:style-name="P9">Optional</text:p>
          </text:deletion>
        </text:changed-region>
        <text:changed-region xml:id="ct264547216" text:id="ct264547216">
          <text:insertion>
            <office:change-info>
              <dc:creator>不明な作成者</dc:creator>
              <dc:date>2014-04-30T15:10:00</dc:date>
            </office:change-info>
          </text:insertion>
        </text:changed-region>
        <text:changed-region xml:id="ct264547320" text:id="ct264547320">
          <text:deletion>
            <office:change-info>
              <dc:creator>不明な作成者</dc:creator>
              <dc:date>2014-04-30T15:08:00</dc:date>
            </office:change-info>
            <text:p text:style-name="Table_20_Contents">service.</text:p>
          </text:deletion>
        </text:changed-region>
        <text:changed-region xml:id="ct264547424" text:id="ct264547424">
          <text:deletion>
            <office:change-info>
              <dc:creator>不明な作成者</dc:creator>
              <dc:date>2014-04-30T15:10:00</dc:date>
            </office:change-info>
            <text:p text:style-name="P9">Optional</text:p>
          </text:deletion>
        </text:changed-region>
        <text:changed-region xml:id="ct264547528" text:id="ct264547528">
          <text:insertion>
            <office:change-info>
              <dc:creator>不明な作成者</dc:creator>
              <dc:date>2014-04-30T15:10:00</dc:date>
            </office:change-info>
          </text:insertion>
        </text:changed-region>
        <text:changed-region xml:id="ct264547632" text:id="ct264547632">
          <text:deletion>
            <office:change-info>
              <dc:creator>不明な作成者</dc:creator>
              <dc:date>2014-04-30T15:08:00</dc:date>
            </office:change-info>
            <text:p text:style-name="Table_20_Contents">service.</text:p>
          </text:deletion>
        </text:changed-region>
        <text:changed-region xml:id="ct264547736" text:id="ct264547736">
          <text:deletion>
            <office:change-info>
              <dc:creator>不明な作成者</dc:creator>
              <dc:date>2014-04-30T15:10:00</dc:date>
            </office:change-info>
            <text:p text:style-name="P9">Optional</text:p>
          </text:deletion>
        </text:changed-region>
        <text:changed-region xml:id="ct264547840" text:id="ct264547840">
          <text:insertion>
            <office:change-info>
              <dc:creator>不明な作成者</dc:creator>
              <dc:date>2014-04-30T15:10:00</dc:date>
            </office:change-info>
          </text:insertion>
        </text:changed-region>
        <text:changed-region xml:id="ct264547944" text:id="ct264547944">
          <text:deletion>
            <office:change-info>
              <dc:creator>不明な作成者</dc:creator>
              <dc:date>2014-04-30T15:08:00</dc:date>
            </office:change-info>
            <text:p text:style-name="Table_20_Contents">service.</text:p>
          </text:deletion>
        </text:changed-region>
        <text:changed-region xml:id="ct264548048" text:id="ct264548048">
          <text:deletion>
            <office:change-info>
              <dc:creator>不明な作成者</dc:creator>
              <dc:date>2014-04-30T15:10:00</dc:date>
            </office:change-info>
            <text:p text:style-name="P9">Optional</text:p>
          </text:deletion>
        </text:changed-region>
        <text:changed-region xml:id="ct264548152" text:id="ct264548152">
          <text:insertion>
            <office:change-info>
              <dc:creator>不明な作成者</dc:creator>
              <dc:date>2014-04-30T15:10:00</dc:date>
            </office:change-info>
          </text:insertion>
        </text:changed-region>
        <text:changed-region xml:id="ct264548256" text:id="ct264548256">
          <text:deletion>
            <office:change-info>
              <dc:creator>不明な作成者</dc:creator>
              <dc:date>2014-04-30T15:08:00</dc:date>
            </office:change-info>
            <text:p text:style-name="Table_20_Contents">service.</text:p>
          </text:deletion>
        </text:changed-region>
        <text:changed-region xml:id="ct264548360" text:id="ct264548360">
          <text:deletion>
            <office:change-info>
              <dc:creator>不明な作成者</dc:creator>
              <dc:date>2014-04-30T15:10:00</dc:date>
            </office:change-info>
            <text:p text:style-name="P9">Optional</text:p>
          </text:deletion>
        </text:changed-region>
        <text:changed-region xml:id="ct264548504" text:id="ct264548504">
          <text:insertion>
            <office:change-info>
              <dc:creator>不明な作成者</dc:creator>
              <dc:date>2014-04-30T15:10:00</dc:date>
            </office:change-info>
          </text:insertion>
        </text:changed-region>
        <text:changed-region xml:id="ct264548608" text:id="ct264548608">
          <text:insertion>
            <office:change-info>
              <dc:creator>不明な作成者</dc:creator>
              <dc:date>2014-04-30T14:46:00</dc:date>
            </office:change-info>
          </text:insertion>
        </text:changed-region>
        <text:changed-region xml:id="ct264548712" text:id="ct264548712">
          <text:deletion>
            <office:change-info>
              <dc:creator>不明な作成者</dc:creator>
              <dc:date>2014-04-30T14:46:00</dc:date>
            </office:change-info>
            <text:p text:style-name="P9">to</text:p>
          </text:deletion>
        </text:changed-region>
        <text:changed-region xml:id="ct264548816" text:id="ct264548816">
          <text:insertion>
            <office:change-info>
              <dc:creator>不明な作成者</dc:creator>
              <dc:date>2014-04-30T14:47:00</dc:date>
            </office:change-info>
          </text:insertion>
        </text:changed-region>
        <text:changed-region xml:id="ct264548920" text:id="ct264548920">
          <text:deletion>
            <office:change-info>
              <dc:creator>不明な作成者</dc:creator>
              <dc:date>2014-04-30T14:47:00</dc:date>
            </office:change-info>
            <text:p text:style-name="P9"><text:s/>associated with</text:p>
          </text:deletion>
        </text:changed-region>
        <text:changed-region xml:id="ct264549024" text:id="ct264549024">
          <text:deletion>
            <office:change-info>
              <dc:creator>不明な作成者</dc:creator>
              <dc:date>2014-04-30T13:58:00</dc:date>
            </office:change-info>
            <text:p text:style-name="P9">it does not provide in this interface method corresponding to</text:p>
          </text:deletion>
        </text:changed-region>
        <text:changed-region xml:id="ct264549128" text:id="ct264549128">
          <text:insertion>
            <office:change-info>
              <dc:creator>不明な作成者</dc:creator>
              <dc:date>2014-04-30T13:58:00</dc:date>
            </office:change-info>
          </text:insertion>
        </text:changed-region>
        <text:changed-region xml:id="ct264549232" text:id="ct264549232">
          <text:deletion>
            <office:change-info>
              <dc:creator>不明な作成者</dc:creator>
              <dc:date>2014-04-30T14:47:00</dc:date>
            </office:change-info>
            <text:p text:style-name="P9"><text:s/>to that</text:p>
          </text:deletion>
        </text:changed-region>
        <text:changed-region xml:id="ct264549336" text:id="ct264549336">
          <text:deletion>
            <office:change-info>
              <dc:creator>不明な作成者</dc:creator>
              <dc:date>2014-04-30T13:59:00</dc:date>
            </office:change-info>
            <text:p text:style-name="P9">method to get those objects does not provide in <text:span text:style-name="T3">NetworkAdapter</text:span> interface</text:p>
          </text:deletion>
        </text:changed-region>
        <text:changed-region xml:id="ct264549440" text:id="ct264549440">
          <text:insertion>
            <office:change-info>
              <dc:creator>不明な作成者</dc:creator>
              <dc:date>2014-04-30T13:59:00</dc:date>
            </office:change-info>
          </text:insertion>
        </text:changed-region>
        <text:changed-region xml:id="ct264549544" text:id="ct264549544">
          <text:insertion>
            <office:change-info>
              <dc:creator>不明な作成者</dc:creator>
              <dc:date>2014-04-30T14:47:00</dc:date>
            </office:change-info>
          </text:insertion>
        </text:changed-region>
        <text:changed-region xml:id="ct264549648" text:id="ct264549648">
          <text:deletion>
            <office:change-info>
              <dc:creator>不明な作成者</dc:creator>
              <dc:date>2014-04-30T14:47:00</dc:date>
            </office:change-info>
            <text:p text:style-name="P11">n</text:p>
          </text:deletion>
        </text:changed-region>
        <text:changed-region xml:id="ct264549752" text:id="ct264549752">
          <text:insertion>
            <office:change-info>
              <dc:creator>不明な作成者</dc:creator>
              <dc:date>2014-04-30T14:47:00</dc:date>
            </office:change-info>
          </text:insertion>
        </text:changed-region>
        <text:changed-region xml:id="ct264549856" text:id="ct264549856">
          <text:insertion>
            <office:change-info>
              <dc:creator>不明な作成者</dc:creator>
              <dc:date>2014-04-30T14:48:00</dc:date>
            </office:change-info>
          </text:insertion>
        </text:changed-region>
        <text:changed-region xml:id="ct264549960" text:id="ct264549960">
          <text:deletion>
            <office:change-info>
              <dc:creator>不明な作成者</dc:creator>
              <dc:date>2014-04-30T14:48:00</dc:date>
            </office:change-info>
            <text:p text:style-name="P5">o</text:p>
          </text:deletion>
        </text:changed-region>
        <text:changed-region xml:id="ct264550064" text:id="ct264550064">
          <text:insertion>
            <office:change-info>
              <dc:creator>不明な作成者</dc:creator>
              <dc:date>2014-04-30T14:48:00</dc:date>
            </office:change-info>
          </text:insertion>
        </text:changed-region>
        <text:changed-region xml:id="ct264550168" text:id="ct264550168">
          <text:deletion>
            <office:change-info>
              <dc:creator>不明な作成者</dc:creator>
              <dc:date>2014-04-30T14:48:00</dc:date>
            </office:change-info>
            <text:p text:style-name="P12">to</text:p>
          </text:deletion>
        </text:changed-region>
        <text:changed-region xml:id="ct264550272" text:id="ct264550272">
          <text:insertion>
            <office:change-info>
              <dc:creator>不明な作成者</dc:creator>
              <dc:date>2014-04-30T14:48:00</dc:date>
            </office:change-info>
          </text:insertion>
        </text:changed-region>
        <text:changed-region xml:id="ct264550376" text:id="ct264550376">
          <text:insertion>
            <office:change-info>
              <dc:creator>不明な作成者</dc:creator>
              <dc:date>2014-04-30T14:48:00</dc:date>
            </office:change-info>
          </text:insertion>
        </text:changed-region>
        <text:changed-region xml:id="ct264550480" text:id="ct264550480">
          <text:insertion>
            <office:change-info>
              <dc:creator>不明な作成者</dc:creator>
              <dc:date>2014-04-30T14:48:00</dc:date>
            </office:change-info>
          </text:insertion>
        </text:changed-region>
        <text:changed-region xml:id="ct264550584" text:id="ct264550584">
          <text:deletion>
            <office:change-info>
              <dc:creator>不明な作成者</dc:creator>
              <dc:date>2014-04-30T14:48:00</dc:date>
            </office:change-info>
            <text:p text:style-name="P12">which are</text:p>
          </text:deletion>
        </text:changed-region>
        <text:changed-region xml:id="ct264550688" text:id="ct264550688">
          <text:deletion>
            <office:change-info>
              <dc:creator>不明な作成者</dc:creator>
              <dc:date>2014-04-30T15:08:00</dc:date>
            </office:change-info>
            <text:p text:style-name="Table_20_Contents">service.</text:p>
          </text:deletion>
        </text:changed-region>
        <text:changed-region xml:id="ct264550792" text:id="ct264550792">
          <text:deletion>
            <office:change-info>
              <dc:creator>不明な作成者</dc:creator>
              <dc:date>2014-04-30T15:08:00</dc:date>
            </office:change-info>
            <text:p text:style-name="P10">service.</text:p>
          </text:deletion>
        </text:changed-region>
        <text:changed-region xml:id="ct264550896" text:id="ct264550896">
          <text:deletion>
            <office:change-info>
              <dc:creator>不明な作成者</dc:creator>
              <dc:date>2014-04-30T15:08:00</dc:date>
            </office:change-info>
            <text:p text:style-name="P10">service.</text:p>
          </text:deletion>
        </text:changed-region>
        <text:changed-region xml:id="ct264551000" text:id="ct264551000">
          <text:deletion>
            <office:change-info>
              <dc:creator>不明な作成者</dc:creator>
              <dc:date>2014-04-30T15:08:00</dc:date>
            </office:change-info>
            <text:p text:style-name="P10">service.</text:p>
          </text:deletion>
        </text:changed-region>
        <text:changed-region xml:id="ct264551104" text:id="ct264551104">
          <text:deletion>
            <office:change-info>
              <dc:creator>不明な作成者</dc:creator>
              <dc:date>2014-04-30T15:08:00</dc:date>
            </office:change-info>
            <text:p text:style-name="Table_20_Contents">service.</text:p>
          </text:deletion>
        </text:changed-region>
        <text:changed-region xml:id="ct264551208" text:id="ct264551208">
          <text:deletion>
            <office:change-info>
              <dc:creator>不明な作成者</dc:creator>
              <dc:date>2014-04-30T15:08:00</dc:date>
            </office:change-info>
            <text:p text:style-name="P13">service.</text:p>
          </text:deletion>
        </text:changed-region>
        <text:changed-region xml:id="ct264551312" text:id="ct264551312">
          <text:deletion>
            <office:change-info>
              <dc:creator>不明な作成者</dc:creator>
              <dc:date>2014-04-30T14:48:00</dc:date>
            </office:change-info>
            <text:p text:style-name="P9"><text:span text:style-name="T4">u</text:span></text:p>
          </text:deletion>
        </text:changed-region>
        <text:changed-region xml:id="ct264551416" text:id="ct264551416">
          <text:deletion>
            <office:change-info>
              <dc:creator>不明な作成者</dc:creator>
              <dc:date>2014-04-30T14:49:00</dc:date>
            </office:change-info>
            <text:p text:style-name="P5">to</text:p>
          </text:deletion>
        </text:changed-region>
        <text:changed-region xml:id="ct264551520" text:id="ct264551520">
          <text:insertion>
            <office:change-info>
              <dc:creator>不明な作成者</dc:creator>
              <dc:date>2014-04-30T14:49:00</dc:date>
            </office:change-info>
          </text:insertion>
        </text:changed-region>
        <text:changed-region xml:id="ct264551624" text:id="ct264551624">
          <text:deletion>
            <office:change-info>
              <dc:creator>不明な作成者</dc:creator>
              <dc:date>2014-04-30T14:49:00</dc:date>
            </office:change-info>
            <text:p text:style-name="P5">the </text:p>
          </text:deletion>
        </text:changed-region>
        <text:changed-region xml:id="ct264551728" text:id="ct264551728">
          <text:insertion>
            <office:change-info>
              <dc:creator>不明な作成者</dc:creator>
              <dc:date>2014-04-30T14:49:00</dc:date>
            </office:change-info>
          </text:insertion>
        </text:changed-region>
        <text:changed-region xml:id="ct264551832" text:id="ct264551832">
          <text:deletion>
            <office:change-info>
              <dc:creator>不明な作成者</dc:creator>
              <dc:date>2014-04-30T14:49:00</dc:date>
            </office:change-info>
            <text:p text:style-name="P5">is</text:p>
          </text:deletion>
        </text:changed-region>
        <text:changed-region xml:id="ct264551936" text:id="ct264551936">
          <text:insertion>
            <office:change-info>
              <dc:creator>不明な作成者</dc:creator>
              <dc:date>2014-04-30T14:49:00</dc:date>
            </office:change-info>
          </text:insertion>
        </text:changed-region>
        <text:changed-region xml:id="ct264552040" text:id="ct264552040">
          <text:deletion>
            <office:change-info>
              <dc:creator>不明な作成者</dc:creator>
              <dc:date>2014-04-30T14:49:00</dc:date>
            </office:change-info>
            <text:p text:style-name="P5">hat</text:p>
          </text:deletion>
        </text:changed-region>
        <text:changed-region xml:id="ct264552144" text:id="ct264552144">
          <text:deletion>
            <office:change-info>
              <dc:creator>不明な作成者</dc:creator>
              <dc:date>2014-04-30T14:50:00</dc:date>
            </office:change-info>
            <text:p text:style-name="P5">has been </text:p>
          </text:deletion>
        </text:changed-region>
        <text:changed-region xml:id="ct264552248" text:id="ct264552248">
          <text:insertion>
            <office:change-info>
              <dc:creator>不明な作成者</dc:creator>
              <dc:date>2014-04-30T14:50:00</dc:date>
            </office:change-info>
          </text:insertion>
        </text:changed-region>
        <text:changed-region xml:id="ct264552352" text:id="ct264552352">
          <text:deletion>
            <office:change-info>
              <dc:creator>不明な作成者</dc:creator>
              <dc:date>2014-04-30T14:50:00</dc:date>
            </office:change-info>
            <text:p text:style-name="P5">d</text:p>
          </text:deletion>
        </text:changed-region>
        <text:changed-region xml:id="ct264552456" text:id="ct264552456">
          <text:insertion>
            <office:change-info>
              <dc:creator>不明な作成者</dc:creator>
              <dc:date>2014-04-30T14:50:00</dc:date>
            </office:change-info>
          </text:insertion>
        </text:changed-region>
        <text:changed-region xml:id="ct264572992" text:id="ct264572992">
          <text:deletion>
            <office:change-info>
              <dc:creator>不明な作成者</dc:creator>
              <dc:date>2014-04-30T14:50:00</dc:date>
            </office:change-info>
            <text:p text:style-name="P5">o</text:p>
          </text:deletion>
        </text:changed-region>
        <text:changed-region xml:id="ct264573096" text:id="ct264573096">
          <text:insertion>
            <office:change-info>
              <dc:creator>不明な作成者</dc:creator>
              <dc:date>2014-04-30T14:50:00</dc:date>
            </office:change-info>
          </text:insertion>
        </text:changed-region>
        <text:changed-region xml:id="ct264573200" text:id="ct264573200">
          <text:insertion>
            <office:change-info>
              <dc:creator>不明な作成者</dc:creator>
              <dc:date>2014-04-30T14:50:00</dc:date>
            </office:change-info>
          </text:insertion>
        </text:changed-region>
        <text:changed-region xml:id="ct264573408" text:id="ct264573408">
          <text:deletion>
            <office:change-info>
              <dc:creator>不明な作成者</dc:creator>
              <dc:date>2014-04-30T14:51:00</dc:date>
            </office:change-info>
            <text:p text:style-name="P5"><text:s/>of</text:p>
          </text:deletion>
        </text:changed-region>
        <text:changed-region xml:id="ct264573304" text:id="ct264573304">
          <text:deletion>
            <office:change-info>
              <dc:creator>不明な作成者</dc:creator>
              <dc:date>2014-04-30T14:50:00</dc:date>
            </office:change-info>
            <text:p text:style-name="P5">in case</text:p>
          </text:deletion>
        </text:changed-region>
        <text:changed-region xml:id="ct264573512" text:id="ct264573512">
          <text:insertion>
            <office:change-info>
              <dc:creator>不明な作成者</dc:creator>
              <dc:date>2014-04-30T14:51:00</dc:date>
            </office:change-info>
          </text:insertion>
        </text:changed-region>
        <text:changed-region xml:id="ct264573616" text:id="ct264573616">
          <text:deletion>
            <office:change-info>
              <dc:creator>不明な作成者</dc:creator>
              <dc:date>2014-04-30T17:00:00</dc:date>
            </office:change-info>
            <text:h text:style-name="Heading_20_2" text:outline-level="2"><text:span text:style-name="T5">interface</text:span></text:h>
          </text:deletion>
        </text:changed-region>
        <text:changed-region xml:id="ct264573720" text:id="ct264573720">
          <text:insertion>
            <office:change-info>
              <dc:creator>不明な作成者</dc:creator>
              <dc:date>2014-04-30T17:03:00</dc:date>
            </office:change-info>
          </text:insertion>
        </text:changed-region>
        <text:changed-region xml:id="ct264573824" text:id="ct264573824">
          <text:insertion>
            <office:change-info>
              <dc:creator>不明な作成者</dc:creator>
              <dc:date>2014-04-30T17:00:00</dc:date>
            </office:change-info>
          </text:insertion>
        </text:changed-region>
        <text:changed-region xml:id="ct264573928" text:id="ct264573928">
          <text:insertion>
            <office:change-info>
              <dc:creator>不明な作成者</dc:creator>
              <dc:date>2014-04-30T17:01:00</dc:date>
            </office:change-info>
          </text:insertion>
        </text:changed-region>
        <text:changed-region xml:id="ct264574032" text:id="ct264574032">
          <text:deletion>
            <office:change-info>
              <dc:creator>不明な作成者</dc:creator>
              <dc:date>2014-04-30T17:01:00</dc:date>
            </office:change-info>
            <text:h text:style-name="Heading_20_2" text:outline-level="2"><text:s/><text:span text:style-name="T5">and</text:span></text:h>
          </text:deletion>
        </text:changed-region>
        <text:changed-region xml:id="ct264574136" text:id="ct264574136">
          <text:deletion>
            <office:change-info>
              <dc:creator>不明な作成者</dc:creator>
              <dc:date>2014-04-30T17:00:00</dc:date>
            </office:change-info>
            <text:h text:style-name="Heading_20_2" text:outline-level="2"><text:span text:style-name="T5">type</text:span></text:h>
          </text:deletion>
        </text:changed-region>
        <text:changed-region xml:id="ct264574240" text:id="ct264574240">
          <text:insertion>
            <office:change-info>
              <dc:creator>不明な作成者</dc:creator>
              <dc:date>2014-04-30T17:03:00</dc:date>
            </office:change-info>
          </text:insertion>
        </text:changed-region>
        <text:changed-region xml:id="ct264574344" text:id="ct264574344">
          <text:insertion>
            <office:change-info>
              <dc:creator>不明な作成者</dc:creator>
              <dc:date>2014-04-30T17:01:00</dc:date>
            </office:change-info>
          </text:insertion>
        </text:changed-region>
        <text:changed-region xml:id="ct264574448" text:id="ct264574448">
          <text:deletion>
            <office:change-info>
              <dc:creator>不明な作成者</dc:creator>
              <dc:date>2014-04-30T17:00:00</dc:date>
            </office:change-info>
            <text:h text:style-name="Heading_20_3" text:outline-level="3"><text:span text:style-name="T5"/></text:h>
            <text:h text:style-name="Heading_20_3" text:outline-level="3"><text:span text:style-name="T5"/></text:h>
          </text:deletion>
        </text:changed-region>
        <text:changed-region xml:id="ct264574552" text:id="ct264574552">
          <text:deletion>
            <office:change-info>
              <dc:creator>不明な作成者</dc:creator>
              <dc:date>2014-04-30T17:01:00</dc:date>
            </office:change-info>
            <text:h text:style-name="Heading_20_3" text:outline-level="3"><text:span text:style-name="T5">interface</text:span></text:h>
          </text:deletion>
        </text:changed-region>
        <text:changed-region xml:id="ct264574656" text:id="ct264574656">
          <text:insertion>
            <office:change-info>
              <dc:creator>不明な作成者</dc:creator>
              <dc:date>2014-04-30T17:03:00</dc:date>
            </office:change-info>
          </text:insertion>
        </text:changed-region>
        <text:changed-region xml:id="ct264574760" text:id="ct264574760">
          <text:insertion>
            <office:change-info>
              <dc:creator>不明な作成者</dc:creator>
              <dc:date>2014-04-30T17:01:00</dc:date>
            </office:change-info>
          </text:insertion>
        </text:changed-region>
        <text:changed-region xml:id="ct264574864" text:id="ct264574864">
          <text:deletion>
            <office:change-info>
              <dc:creator>不明な作成者</dc:creator>
              <dc:date>2014-04-30T14:51:00</dc:date>
            </office:change-info>
            <text:p text:style-name="P5">n order to i</text:p>
          </text:deletion>
        </text:changed-region>
        <text:changed-region xml:id="ct264574968" text:id="ct264574968">
          <text:insertion>
            <office:change-info>
              <dc:creator>不明な作成者</dc:creator>
              <dc:date>2014-04-30T14:51:00</dc:date>
            </office:change-info>
          </text:insertion>
        </text:changed-region>
        <text:changed-region xml:id="ct264575072" text:id="ct264575072">
          <text:deletion>
            <office:change-info>
              <dc:creator>不明な作成者</dc:creator>
              <dc:date>2014-04-30T14:51:00</dc:date>
            </office:change-info>
            <text:p text:style-name="P5">, it</text:p>
          </text:deletion>
        </text:changed-region>
        <text:changed-region xml:id="ct264575176" text:id="ct264575176">
          <text:deletion>
            <office:change-info>
              <dc:creator>不明な作成者</dc:creator>
              <dc:date>2014-04-30T14:51:00</dc:date>
            </office:change-info>
            <text:p text:style-name="P5">to</text:p>
          </text:deletion>
        </text:changed-region>
        <text:changed-region xml:id="ct264575280" text:id="ct264575280">
          <text:insertion>
            <office:change-info>
              <dc:creator>不明な作成者</dc:creator>
              <dc:date>2014-04-30T14:51:00</dc:date>
            </office:change-info>
          </text:insertion>
        </text:changed-region>
        <text:changed-region xml:id="ct264575384" text:id="ct264575384">
          <text:insertion>
            <office:change-info>
              <dc:creator>不明な作成者</dc:creator>
              <dc:date>2014-04-30T14:51:00</dc:date>
            </office:change-info>
          </text:insertion>
        </text:changed-region>
        <text:changed-region xml:id="ct264575488" text:id="ct264575488">
          <text:deletion>
            <office:change-info>
              <dc:creator>不明な作成者</dc:creator>
              <dc:date>2014-04-30T14:51:00</dc:date>
            </office:change-info>
            <text:p text:style-name="P5">e</text:p>
          </text:deletion>
        </text:changed-region>
        <text:changed-region xml:id="ct264575592" text:id="ct264575592">
          <text:deletion>
            <office:change-info>
              <dc:creator>不明な作成者</dc:creator>
              <dc:date>2014-04-30T14:52:00</dc:date>
            </office:change-info>
            <text:p text:style-name="P5">it is necessary to implement the </text:p>
          </text:deletion>
        </text:changed-region>
        <text:changed-region xml:id="ct264575696" text:id="ct264575696">
          <text:insertion>
            <office:change-info>
              <dc:creator>不明な作成者</dc:creator>
              <dc:date>2014-04-30T14:52:00</dc:date>
            </office:change-info>
          </text:insertion>
        </text:changed-region>
        <text:changed-region xml:id="ct264575800" text:id="ct264575800">
          <text:deletion>
            <office:change-info>
              <dc:creator>不明な作成者</dc:creator>
              <dc:date>2014-04-30T14:52:00</dc:date>
            </office:change-info>
            <text:p text:style-name="P5">being </text:p>
          </text:deletion>
        </text:changed-region>
        <text:changed-region xml:id="ct264575904" text:id="ct264575904">
          <text:insertion>
            <office:change-info>
              <dc:creator>不明な作成者</dc:creator>
              <dc:date>2014-04-30T14:52:00</dc:date>
            </office:change-info>
          </text:insertion>
        </text:changed-region>
        <text:changed-region xml:id="ct264576008" text:id="ct264576008">
          <text:insertion>
            <office:change-info>
              <dc:creator>不明な作成者</dc:creator>
              <dc:date>2014-04-30T14:53:00</dc:date>
            </office:change-info>
          </text:insertion>
        </text:changed-region>
        <text:changed-region xml:id="ct264576112" text:id="ct264576112">
          <text:insertion>
            <office:change-info>
              <dc:creator>不明な作成者</dc:creator>
              <dc:date>2014-04-30T14:53:00</dc:date>
            </office:change-info>
          </text:insertion>
        </text:changed-region>
        <text:changed-region xml:id="ct264576216" text:id="ct264576216">
          <text:insertion>
            <office:change-info>
              <dc:creator>不明な作成者</dc:creator>
              <dc:date>2014-04-30T16:53:00</dc:date>
            </office:change-info>
          </text:insertion>
        </text:changed-region>
        <text:changed-region xml:id="ct264576320" text:id="ct264576320">
          <text:insertion>
            <office:change-info>
              <dc:creator>不明な作成者</dc:creator>
              <dc:date>2014-04-30T16:54:00</dc:date>
            </office:change-info>
          </text:insertion>
        </text:changed-region>
        <text:changed-region xml:id="ct264576424" text:id="ct264576424">
          <text:deletion>
            <office:change-info>
              <dc:creator>不明な作成者</dc:creator>
              <dc:date>2014-04-30T16:54:00</dc:date>
            </office:change-info>
            <text:p text:style-name="P5">itself is not</text:p>
          </text:deletion>
        </text:changed-region>
        <text:changed-region xml:id="ct264576528" text:id="ct264576528">
          <text:insertion>
            <office:change-info>
              <dc:creator>不明な作成者</dc:creator>
              <dc:date>2014-04-30T16:54:00</dc:date>
            </office:change-info>
          </text:insertion>
        </text:changed-region>
        <text:changed-region xml:id="ct264576632" text:id="ct264576632">
          <text:insertion>
            <office:change-info>
              <dc:creator>不明な作成者</dc:creator>
              <dc:date>2014-04-30T16:55:00</dc:date>
            </office:change-info>
          </text:insertion>
        </text:changed-region>
        <text:changed-region xml:id="ct264576736" text:id="ct264576736">
          <text:insertion>
            <office:change-info>
              <dc:creator>不明な作成者</dc:creator>
              <dc:date>2014-04-30T16:55:00</dc:date>
            </office:change-info>
          </text:insertion>
        </text:changed-region>
        <text:changed-region xml:id="ct264576840" text:id="ct264576840">
          <text:deletion>
            <office:change-info>
              <dc:creator>不明な作成者</dc:creator>
              <dc:date>2014-04-30T16:55:00</dc:date>
            </office:change-info>
            <text:p text:style-name="P5">should</text:p>
          </text:deletion>
        </text:changed-region>
        <text:changed-region xml:id="ct264576944" text:id="ct264576944">
          <text:deletion>
            <office:change-info>
              <dc:creator>不明な作成者</dc:creator>
              <dc:date>2014-04-30T16:55:00</dc:date>
            </office:change-info>
            <text:p text:style-name="P5">For example, </text:p>
          </text:deletion>
        </text:changed-region>
        <text:changed-region xml:id="ct264609856" text:id="ct264609856">
          <text:deletion>
            <office:change-info>
              <dc:creator>不明な作成者</dc:creator>
              <dc:date>2014-04-30T14:54:00</dc:date>
            </office:change-info>
            <text:p text:style-name="P5">to </text:p>
          </text:deletion>
        </text:changed-region>
        <text:changed-region xml:id="ct264609960" text:id="ct264609960">
          <text:insertion>
            <office:change-info>
              <dc:creator>不明な作成者</dc:creator>
              <dc:date>2014-04-30T14:54:00</dc:date>
            </office:change-info>
          </text:insertion>
        </text:changed-region>
        <text:changed-region xml:id="ct264610064" text:id="ct264610064">
          <text:insertion>
            <office:change-info>
              <dc:creator>不明な作成者</dc:creator>
              <dc:date>2014-04-30T16:55:00</dc:date>
            </office:change-info>
          </text:insertion>
        </text:changed-region>
        <text:changed-region xml:id="ct264610168" text:id="ct264610168">
          <text:deletion>
            <office:change-info>
              <dc:creator>不明な作成者</dc:creator>
              <dc:date>2014-04-30T16:55:00</dc:date>
            </office:change-info>
            <text:p text:style-name="P5">,</text:p>
          </text:deletion>
        </text:changed-region>
        <text:changed-region xml:id="ct264610272" text:id="ct264610272">
          <text:deletion>
            <office:change-info>
              <dc:creator>不明な作成者</dc:creator>
              <dc:date>2014-04-30T14:54:00</dc:date>
            </office:change-info>
            <text:p text:style-name="P5">to </text:p>
          </text:deletion>
        </text:changed-region>
        <text:changed-region xml:id="ct264610376" text:id="ct264610376">
          <text:insertion>
            <office:change-info>
              <dc:creator>不明な作成者</dc:creator>
              <dc:date>2014-04-30T14:54:00</dc:date>
            </office:change-info>
          </text:insertion>
        </text:changed-region>
        <text:changed-region xml:id="ct264610480" text:id="ct264610480">
          <text:deletion>
            <office:change-info>
              <dc:creator>不明な作成者</dc:creator>
              <dc:date>2014-04-30T16:56:00</dc:date>
            </office:change-info>
            <text:p text:style-name="P5">the Internet</text:p>
          </text:deletion>
        </text:changed-region>
        <text:changed-region xml:id="ct264610584" text:id="ct264610584">
          <text:insertion>
            <office:change-info>
              <dc:creator>不明な作成者</dc:creator>
              <dc:date>2014-04-30T16:56:00</dc:date>
            </office:change-info>
          </text:insertion>
        </text:changed-region>
        <text:changed-region xml:id="ct264610688" text:id="ct264610688">
          <text:deletion>
            <office:change-info>
              <dc:creator>不明な作成者</dc:creator>
              <dc:date>2014-04-30T14:55:00</dc:date>
            </office:change-info>
            <text:p text:style-name="P5">which </text:p>
          </text:deletion>
        </text:changed-region>
        <text:changed-region xml:id="ct264610792" text:id="ct264610792">
          <text:insertion>
            <office:change-info>
              <dc:creator>不明な作成者</dc:creator>
              <dc:date>2014-04-30T14:55:00</dc:date>
            </office:change-info>
          </text:insertion>
        </text:changed-region>
        <text:changed-region xml:id="ct264610896" text:id="ct264610896">
          <text:deletion>
            <office:change-info>
              <dc:creator>不明な作成者</dc:creator>
              <dc:date>2014-04-30T14:55:00</dc:date>
            </office:change-info>
            <text:p text:style-name="P5">s</text:p>
          </text:deletion>
        </text:changed-region>
        <text:changed-region xml:id="ct264611000" text:id="ct264611000">
          <text:deletion>
            <office:change-info>
              <dc:creator>不明な作成者</dc:creator>
              <dc:date>2014-04-30T14:56:00</dc:date>
            </office:change-info>
            <text:p text:style-name="P5">to</text:p>
          </text:deletion>
        </text:changed-region>
        <text:changed-region xml:id="ct264611104" text:id="ct264611104">
          <text:insertion>
            <office:change-info>
              <dc:creator>不明な作成者</dc:creator>
              <dc:date>2014-04-30T14:56:00</dc:date>
            </office:change-info>
          </text:insertion>
        </text:changed-region>
        <text:changed-region xml:id="ct264611208" text:id="ct264611208">
          <text:insertion>
            <office:change-info>
              <dc:creator>不明な作成者</dc:creator>
              <dc:date>2014-04-30T14:56:00</dc:date>
            </office:change-info>
          </text:insertion>
        </text:changed-region>
        <text:changed-region xml:id="ct264611312" text:id="ct264611312">
          <text:deletion>
            <office:change-info>
              <dc:creator>不明な作成者</dc:creator>
              <dc:date>2014-04-30T14:56:00</dc:date>
            </office:change-info>
            <text:p text:style-name="P5">is </text:p>
          </text:deletion>
        </text:changed-region>
        <text:changed-region xml:id="ct264611416" text:id="ct264611416">
          <text:insertion>
            <office:change-info>
              <dc:creator>不明な作成者</dc:creator>
              <dc:date>2014-04-30T14:56:00</dc:date>
            </office:change-info>
          </text:insertion>
        </text:changed-region>
        <text:changed-region xml:id="ct264611520" text:id="ct264611520">
          <text:insertion>
            <office:change-info>
              <dc:creator>不明な作成者</dc:creator>
              <dc:date>2014-04-30T14:56:00</dc:date>
            </office:change-info>
          </text:insertion>
        </text:changed-region>
        <text:changed-region xml:id="ct268594744" text:id="ct268594744">
          <text:insertion>
            <office:change-info>
              <dc:creator>不明な作成者</dc:creator>
              <dc:date>2014-04-30T17:05:00</dc:date>
            </office:change-info>
          </text:insertion>
        </text:changed-region>
        <text:changed-region xml:id="ct264611624" text:id="ct264611624">
          <text:insertion>
            <office:change-info>
              <dc:creator>不明な作成者</dc:creator>
              <dc:date>2014-04-30T16:56:00</dc:date>
            </office:change-info>
          </text:insertion>
        </text:changed-region>
        <text:changed-region xml:id="ct264611728" text:id="ct264611728">
          <text:insertion>
            <office:change-info>
              <dc:creator>不明な作成者</dc:creator>
              <dc:date>2014-04-30T16:59:00</dc:date>
            </office:change-info>
          </text:insertion>
        </text:changed-region>
        <text:changed-region xml:id="ct264611832" text:id="ct264611832">
          <text:insertion>
            <office:change-info>
              <dc:creator>不明な作成者</dc:creator>
              <dc:date>2014-04-30T17:00:00</dc:date>
            </office:change-info>
          </text:insertion>
        </text:changed-region>
        <text:changed-region xml:id="ct264611936" text:id="ct264611936">
          <text:insertion>
            <office:change-info>
              <dc:creator>不明な作成者</dc:creator>
              <dc:date>2014-04-30T16:59:00</dc:date>
            </office:change-info>
          </text:insertion>
        </text:changed-region>
        <text:changed-region xml:id="ct264612040" text:id="ct264612040">
          <text:insertion>
            <office:change-info>
              <dc:creator>不明な作成者</dc:creator>
              <dc:date>2014-04-30T16:56:00</dc:date>
            </office:change-info>
          </text:insertion>
        </text:changed-region>
        <text:changed-region xml:id="ct264612144" text:id="ct264612144">
          <text:insertion>
            <office:change-info>
              <dc:creator>不明な作成者</dc:creator>
              <dc:date>2014-04-30T16:56:00</dc:date>
            </office:change-info>
          </text:insertion>
        </text:changed-region>
        <text:changed-region xml:id="ct264612248" text:id="ct264612248">
          <text:insertion>
            <office:change-info>
              <dc:creator>不明な作成者</dc:creator>
              <dc:date>2014-04-30T16:59:00</dc:date>
            </office:change-info>
          </text:insertion>
        </text:changed-region>
        <text:changed-region xml:id="ct264612352" text:id="ct264612352">
          <text:insertion>
            <office:change-info>
              <dc:creator>不明な作成者</dc:creator>
              <dc:date>2014-04-30T16:56:00</dc:date>
            </office:change-info>
          </text:insertion>
        </text:changed-region>
        <text:changed-region xml:id="ct264612456" text:id="ct264612456">
          <text:insertion>
            <office:change-info>
              <dc:creator>不明な作成者</dc:creator>
              <dc:date>2014-04-30T16:59:00</dc:date>
            </office:change-info>
          </text:insertion>
        </text:changed-region>
        <text:changed-region xml:id="ct264612560" text:id="ct264612560">
          <text:deletion>
            <office:change-info>
              <dc:creator>不明な作成者</dc:creator>
              <dc:date>2014-04-30T16:57:00</dc:date>
            </office:change-info>
            <text:p text:style-name="P5"/>
            <text:p text:style-name="P5"/>
          </text:deletion>
        </text:changed-region>
        <text:changed-region xml:id="ct264612664" text:id="ct264612664">
          <text:deletion>
            <office:change-info>
              <dc:creator>不明な作成者</dc:creator>
              <dc:date>2014-04-30T14:58:00</dc:date>
            </office:change-info>
            <text:h text:style-name="Heading_20_3" text:outline-level="3">type</text:h>
          </text:deletion>
        </text:changed-region>
        <text:changed-region xml:id="ct264612768" text:id="ct264612768">
          <text:insertion>
            <office:change-info>
              <dc:creator>不明な作成者</dc:creator>
              <dc:date>2014-04-30T14:58:00</dc:date>
            </office:change-info>
          </text:insertion>
        </text:changed-region>
        <text:changed-region xml:id="ct264612872" text:id="ct264612872">
          <text:insertion>
            <office:change-info>
              <dc:creator>不明な作成者</dc:creator>
              <dc:date>2014-04-30T14:56:00</dc:date>
            </office:change-info>
          </text:insertion>
        </text:changed-region>
        <text:changed-region xml:id="ct264612976" text:id="ct264612976">
          <text:insertion>
            <office:change-info>
              <dc:creator>不明な作成者</dc:creator>
              <dc:date>2014-04-30T14:57:00</dc:date>
            </office:change-info>
          </text:insertion>
        </text:changed-region>
        <text:changed-region xml:id="ct264613080" text:id="ct264613080">
          <text:deletion>
            <office:change-info>
              <dc:creator>不明な作成者</dc:creator>
              <dc:date>2014-04-30T14:57:00</dc:date>
            </office:change-info>
            <text:p text:style-name="P14">type</text:p>
          </text:deletion>
        </text:changed-region>
        <text:changed-region xml:id="ct264613184" text:id="ct264613184">
          <text:insertion>
            <office:change-info>
              <dc:creator>不明な作成者</dc:creator>
              <dc:date>2014-04-30T14:56:00</dc:date>
            </office:change-info>
          </text:insertion>
        </text:changed-region>
        <text:changed-region xml:id="ct264613288" text:id="ct264613288">
          <text:deletion>
            <office:change-info>
              <dc:creator>不明な作成者</dc:creator>
              <dc:date>2014-04-30T14:56:00</dc:date>
            </office:change-info>
            <text:p text:style-name="P14">of</text:p>
          </text:deletion>
        </text:changed-region>
        <text:changed-region xml:id="ct264613392" text:id="ct264613392">
          <text:insertion>
            <office:change-info>
              <dc:creator>不明な作成者</dc:creator>
              <dc:date>2014-04-30T14:57:00</dc:date>
            </office:change-info>
          </text:insertion>
        </text:changed-region>
        <text:changed-region xml:id="ct264613496" text:id="ct264613496">
          <text:deletion>
            <office:change-info>
              <dc:creator>不明な作成者</dc:creator>
              <dc:date>2014-04-30T14:57:00</dc:date>
            </office:change-info>
            <text:p text:style-name="P14">ing</text:p>
          </text:deletion>
        </text:changed-region>
        <text:changed-region xml:id="ct264613600" text:id="ct264613600">
          <text:deletion>
            <office:change-info>
              <dc:creator>不明な作成者</dc:creator>
              <dc:date>2014-04-30T16:57:00</dc:date>
            </office:change-info>
            <text:p text:style-name="P11">4</text:p>
          </text:deletion>
        </text:changed-region>
        <text:changed-region xml:id="ct264613704" text:id="ct264613704">
          <text:insertion>
            <office:change-info>
              <dc:creator>不明な作成者</dc:creator>
              <dc:date>2014-04-30T16:57:00</dc:date>
            </office:change-info>
          </text:insertion>
        </text:changed-region>
        <text:changed-region xml:id="ct264613808" text:id="ct264613808">
          <text:insertion>
            <office:change-info>
              <dc:creator>不明な作成者</dc:creator>
              <dc:date>2014-04-30T14:55:00</dc:date>
            </office:change-info>
          </text:insertion>
        </text:changed-region>
        <text:changed-region xml:id="ct264613952" text:id="ct264613952">
          <text:deletion>
            <office:change-info>
              <dc:creator>不明な作成者</dc:creator>
              <dc:date>2014-04-30T14:55:00</dc:date>
            </office:change-info>
            <text:p text:style-name="P10">i</text:p>
          </text:deletion>
        </text:changed-region>
        <text:changed-region xml:id="ct264614056" text:id="ct264614056">
          <text:deletion>
            <office:change-info>
              <dc:creator>不明な作成者</dc:creator>
              <dc:date>2014-04-30T16:57:00</dc:date>
            </office:change-info>
            <text:p text:style-name="P11">5</text:p>
          </text:deletion>
        </text:changed-region>
        <text:changed-region xml:id="ct264614160" text:id="ct264614160">
          <text:insertion>
            <office:change-info>
              <dc:creator>不明な作成者</dc:creator>
              <dc:date>2014-04-30T16:57:00</dc:date>
            </office:change-info>
          </text:insertion>
        </text:changed-region>
        <text:changed-region xml:id="ct264614264" text:id="ct264614264">
          <text:insertion>
            <office:change-info>
              <dc:creator>不明な作成者</dc:creator>
              <dc:date>2014-04-30T14:58:00</dc:date>
            </office:change-info>
          </text:insertion>
        </text:changed-region>
        <text:changed-region xml:id="ct264614368" text:id="ct264614368">
          <text:deletion>
            <office:change-info>
              <dc:creator>不明な作成者</dc:creator>
              <dc:date>2014-04-30T14:58:00</dc:date>
            </office:change-info>
            <text:p text:style-name="Body"><text:span text:style-name="T6">the</text:span></text:p>
          </text:deletion>
        </text:changed-region>
        <text:changed-region xml:id="ct264614472" text:id="ct264614472">
          <text:insertion>
            <office:change-info>
              <dc:creator>不明な作成者</dc:creator>
              <dc:date>2014-04-30T14:59:00</dc:date>
            </office:change-info>
          </text:insertion>
        </text:changed-region>
        <text:changed-region xml:id="ct264614576" text:id="ct264614576">
          <text:deletion>
            <office:change-info>
              <dc:creator>不明な作成者</dc:creator>
              <dc:date>2014-04-30T14:59:00</dc:date>
            </office:change-info>
            <text:p text:style-name="Body"><text:span text:style-name="T6">to</text:span></text:p>
          </text:deletion>
        </text:changed-region>
        <text:changed-region xml:id="ct264614680" text:id="ct264614680">
          <text:insertion>
            <office:change-info>
              <dc:creator>不明な作成者</dc:creator>
              <dc:date>2014-04-30T14:59:00</dc:date>
            </office:change-info>
          </text:insertion>
        </text:changed-region>
        <text:changed-region xml:id="ct264614784" text:id="ct264614784">
          <text:deletion>
            <office:change-info>
              <dc:creator>不明な作成者</dc:creator>
              <dc:date>2014-04-30T14:59:00</dc:date>
            </office:change-info>
            <text:p text:style-name="Body"><text:span text:style-name="T6"><text:s/></text:span></text:p>
          </text:deletion>
        </text:changed-region>
        <text:changed-region xml:id="ct264614888" text:id="ct264614888">
          <text:deletion>
            <office:change-info>
              <dc:creator>不明な作成者</dc:creator>
              <dc:date>2014-04-30T14:59:00</dc:date>
            </office:change-info>
            <text:p text:style-name="Body"><text:span text:style-name="T6">is </text:span></text:p>
          </text:deletion>
        </text:changed-region>
        <text:changed-region xml:id="ct264614992" text:id="ct264614992">
          <text:insertion>
            <office:change-info>
              <dc:creator>不明な作成者</dc:creator>
              <dc:date>2014-04-30T14:59:00</dc:date>
            </office:change-info>
          </text:insertion>
        </text:changed-region>
        <text:changed-region xml:id="ct268594536" text:id="ct268594536">
          <text:deletion>
            <office:change-info>
              <dc:creator>不明な作成者</dc:creator>
              <dc:date>2014-04-30T17:05:00</dc:date>
            </office:change-info>
            <text:p text:style-name="P15"/>
            <text:p text:style-name="P15"/>
            <text:p text:style-name="P16"/>
          </text:deletion>
        </text:changed-region>
        <text:changed-region xml:id="ct264615096" text:id="ct264615096">
          <text:deletion>
            <office:change-info>
              <dc:creator>不明な作成者</dc:creator>
              <dc:date>2014-04-30T15:03:00</dc:date>
            </office:change-info>
            <text:p text:style-name="P15">To p</text:p>
          </text:deletion>
        </text:changed-region>
        <text:changed-region xml:id="ct264615408" text:id="ct264615408">
          <text:insertion>
            <office:change-info>
              <dc:creator>不明な作成者</dc:creator>
              <dc:date>2014-04-30T15:03:00</dc:date>
            </office:change-info>
          </text:insertion>
        </text:changed-region>
        <text:changed-region xml:id="ct264615616" text:id="ct264615616">
          <text:insertion>
            <office:change-info>
              <dc:creator>不明な作成者</dc:creator>
              <dc:date>2014-04-30T15:03:00</dc:date>
            </office:change-info>
          </text:insertion>
        </text:changed-region>
        <text:changed-region xml:id="ct264615720" text:id="ct264615720">
          <text:insertion>
            <office:change-info>
              <dc:creator>不明な作成者</dc:creator>
              <dc:date>2014-04-30T15:03:00</dc:date>
            </office:change-info>
          </text:insertion>
        </text:changed-region>
        <text:changed-region xml:id="ct264615824" text:id="ct264615824">
          <text:insertion>
            <office:change-info>
              <dc:creator>不明な作成者</dc:creator>
              <dc:date>2014-04-30T15:00:00</dc:date>
            </office:change-info>
          </text:insertion>
        </text:changed-region>
        <text:changed-region xml:id="ct264615928" text:id="ct264615928">
          <text:deletion>
            <office:change-info>
              <dc:creator>不明な作成者</dc:creator>
              <dc:date>2014-04-30T15:00:00</dc:date>
            </office:change-info>
            <text:p text:style-name="P15">.</text:p>
          </text:deletion>
        </text:changed-region>
        <text:changed-region xml:id="ct264616032" text:id="ct264616032">
          <text:insertion>
            <office:change-info>
              <dc:creator>不明な作成者</dc:creator>
              <dc:date>2014-04-30T15:03:00</dc:date>
            </office:change-info>
          </text:insertion>
        </text:changed-region>
        <text:changed-region xml:id="ct264616240" text:id="ct264616240">
          <text:deletion>
            <office:change-info>
              <dc:creator>不明な作成者</dc:creator>
              <dc:date>2014-04-30T15:03:00</dc:date>
            </office:change-info>
            <text:p text:style-name="P15">his bundle</text:p>
          </text:deletion>
        </text:changed-region>
        <text:changed-region xml:id="ct264616136" text:id="ct264616136">
          <text:deletion>
            <office:change-info>
              <dc:creator>不明な作成者</dc:creator>
              <dc:date>2014-04-30T15:00:00</dc:date>
            </office:change-info>
            <text:p text:style-name="P15">T</text:p>
          </text:deletion>
        </text:changed-region>
        <text:changed-region xml:id="ct264616344" text:id="ct264616344">
          <text:insertion>
            <office:change-info>
              <dc:creator>不明な作成者</dc:creator>
              <dc:date>2014-04-30T15:03:00</dc:date>
            </office:change-info>
          </text:insertion>
        </text:changed-region>
        <text:changed-region xml:id="ct264616448" text:id="ct264616448">
          <text:insertion>
            <office:change-info>
              <dc:creator>不明な作成者</dc:creator>
              <dc:date>2014-04-30T15:01:00</dc:date>
            </office:change-info>
          </text:insertion>
        </text:changed-region>
        <text:changed-region xml:id="ct264616552" text:id="ct264616552">
          <text:insertion>
            <office:change-info>
              <dc:creator>不明な作成者</dc:creator>
              <dc:date>2014-04-30T15:01:00</dc:date>
            </office:change-info>
          </text:insertion>
        </text:changed-region>
        <text:changed-region xml:id="ct264616656" text:id="ct264616656">
          <text:deletion>
            <office:change-info>
              <dc:creator>不明な作成者</dc:creator>
              <dc:date>2014-04-30T15:01:00</dc:date>
            </office:change-info>
            <text:p text:style-name="P15">L</text:p>
          </text:deletion>
        </text:changed-region>
        <text:changed-region xml:id="ct264616760" text:id="ct264616760">
          <text:insertion>
            <office:change-info>
              <dc:creator>不明な作成者</dc:creator>
              <dc:date>2014-04-30T15:01:00</dc:date>
            </office:change-info>
          </text:insertion>
        </text:changed-region>
        <text:changed-region xml:id="ct264616864" text:id="ct264616864">
          <text:insertion>
            <office:change-info>
              <dc:creator>不明な作成者</dc:creator>
              <dc:date>2014-04-30T15:01:00</dc:date>
            </office:change-info>
          </text:insertion>
        </text:changed-region>
        <text:changed-region xml:id="ct264616968" text:id="ct264616968">
          <text:deletion>
            <office:change-info>
              <dc:creator>不明な作成者</dc:creator>
              <dc:date>2014-04-30T15:01:00</dc:date>
            </office:change-info>
            <text:p text:style-name="P15">necessary </text:p>
          </text:deletion>
        </text:changed-region>
        <text:changed-region xml:id="ct264617072" text:id="ct264617072">
          <text:insertion>
            <office:change-info>
              <dc:creator>不明な作成者</dc:creator>
              <dc:date>2014-04-30T15:01:00</dc:date>
            </office:change-info>
          </text:insertion>
        </text:changed-region>
        <text:changed-region xml:id="ct264617176" text:id="ct264617176">
          <text:deletion>
            <office:change-info>
              <dc:creator>不明な作成者</dc:creator>
              <dc:date>2014-04-30T15:04:00</dc:date>
            </office:change-info>
            <text:p text:style-name="P15">To r</text:p>
          </text:deletion>
        </text:changed-region>
        <text:changed-region xml:id="ct264617280" text:id="ct264617280">
          <text:insertion>
            <office:change-info>
              <dc:creator>不明な作成者</dc:creator>
              <dc:date>2014-04-30T15:04:00</dc:date>
            </office:change-info>
          </text:insertion>
        </text:changed-region>
        <text:changed-region xml:id="ct264617384" text:id="ct264617384">
          <text:insertion>
            <office:change-info>
              <dc:creator>不明な作成者</dc:creator>
              <dc:date>2014-04-30T15:04:00</dc:date>
            </office:change-info>
          </text:insertion>
        </text:changed-region>
        <text:changed-region xml:id="ct264617488" text:id="ct264617488">
          <text:insertion>
            <office:change-info>
              <dc:creator>不明な作成者</dc:creator>
              <dc:date>2014-04-30T15:04:00</dc:date>
            </office:change-info>
          </text:insertion>
        </text:changed-region>
        <text:changed-region xml:id="ct264617592" text:id="ct264617592">
          <text:deletion>
            <office:change-info>
              <dc:creator>不明な作成者</dc:creator>
              <dc:date>2014-04-30T15:04:00</dc:date>
            </office:change-info>
            <text:p text:style-name="P15">the</text:p>
          </text:deletion>
        </text:changed-region>
        <text:changed-region xml:id="ct264617696" text:id="ct264617696">
          <text:insertion>
            <office:change-info>
              <dc:creator>不明な作成者</dc:creator>
              <dc:date>2014-04-30T15:02:00</dc:date>
            </office:change-info>
          </text:insertion>
        </text:changed-region>
        <text:changed-region xml:id="ct264617800" text:id="ct264617800">
          <text:deletion>
            <office:change-info>
              <dc:creator>不明な作成者</dc:creator>
              <dc:date>2014-04-30T15:02:00</dc:date>
            </office:change-info>
            <text:p text:style-name="P15">ing</text:p>
          </text:deletion>
        </text:changed-region>
        <text:changed-region xml:id="ct264617904" text:id="ct264617904">
          <text:deletion>
            <office:change-info>
              <dc:creator>不明な作成者</dc:creator>
              <dc:date>2014-04-30T15:04:00</dc:date>
            </office:change-info>
            <text:p text:style-name="P15">which</text:p>
          </text:deletion>
        </text:changed-region>
        <text:changed-region xml:id="ct264807424" text:id="ct264807424">
          <text:insertion>
            <office:change-info>
              <dc:creator>不明な作成者</dc:creator>
              <dc:date>2014-04-30T15:04:00</dc:date>
            </office:change-info>
          </text:insertion>
        </text:changed-region>
        <text:changed-region xml:id="ct264807528" text:id="ct264807528">
          <text:insertion>
            <office:change-info>
              <dc:creator>不明な作成者</dc:creator>
              <dc:date>2014-04-30T15:04:00</dc:date>
            </office:change-info>
          </text:insertion>
        </text:changed-region>
        <text:changed-region xml:id="ct264807632" text:id="ct264807632">
          <text:insertion>
            <office:change-info>
              <dc:creator>不明な作成者</dc:creator>
              <dc:date>2014-04-30T15:04:00</dc:date>
            </office:change-info>
          </text:insertion>
        </text:changed-region>
        <text:changed-region xml:id="ct264807736" text:id="ct264807736">
          <text:insertion>
            <office:change-info>
              <dc:creator>不明な作成者</dc:creator>
              <dc:date>2014-04-30T15:06:00</dc:date>
            </office:change-info>
          </text:insertion>
        </text:changed-region>
        <text:changed-region xml:id="ct264807840" text:id="ct264807840">
          <text:deletion>
            <office:change-info>
              <dc:creator>不明な作成者</dc:creator>
              <dc:date>2014-04-30T15:06:00</dc:date>
            </office:change-info>
            <text:p text:style-name="P15"><text:s/>to</text:p>
          </text:deletion>
        </text:changed-region>
        <text:changed-region xml:id="ct264807944" text:id="ct264807944">
          <text:deletion>
            <office:change-info>
              <dc:creator>不明な作成者</dc:creator>
              <dc:date>2014-04-30T15:07:00</dc:date>
            </office:change-info>
            <text:p text:style-name="P15">only</text:p>
          </text:deletion>
        </text:changed-region>
        <text:changed-region xml:id="ct264808048" text:id="ct264808048">
          <text:insertion>
            <office:change-info>
              <dc:creator>不明な作成者</dc:creator>
              <dc:date>2014-04-30T15:07:00</dc:date>
            </office:change-info>
          </text:insertion>
        </text:changed-region>
        <text:changed-region xml:id="ct264808152" text:id="ct264808152">
          <text:insertion>
            <office:change-info>
              <dc:creator>不明な作成者</dc:creator>
              <dc:date>2014-04-30T15:06:00</dc:date>
            </office:change-info>
          </text:insertion>
        </text:changed-region>
        <text:changed-region xml:id="ct264808256" text:id="ct264808256">
          <text:deletion>
            <office:change-info>
              <dc:creator>不明な作成者</dc:creator>
              <dc:date>2014-04-30T15:06:00</dc:date>
            </office:change-info>
            <text:p text:style-name="P15"><text:s/>as an example</text:p>
          </text:deletion>
        </text:changed-region>
        <text:changed-region xml:id="ct264808360" text:id="ct264808360">
          <text:deletion>
            <office:change-info>
              <dc:creator>不明な作成者</dc:creator>
              <dc:date>2014-04-30T15:09:00</dc:date>
            </office:change-info>
            <text:p text:style-name="P15">service.</text:p>
          </text:deletion>
        </text:changed-region>
        <text:changed-region xml:id="ct264808464" text:id="ct264808464">
          <text:deletion>
            <office:change-info>
              <dc:creator>不明な作成者</dc:creator>
              <dc:date>2014-04-30T15:10:00</dc:date>
            </office:change-info>
            <text:p text:style-name="P15">service.</text:p>
          </text:deletion>
        </text:changed-region>
        <text:changed-region xml:id="ct264808568" text:id="ct264808568">
          <text:deletion>
            <office:change-info>
              <dc:creator>不明な作成者</dc:creator>
              <dc:date>2014-04-30T15:10:00</dc:date>
            </office:change-info>
            <text:p text:style-name="P15">service.</text:p>
          </text:deletion>
        </text:changed-region>
        <text:changed-region xml:id="ct264808672" text:id="ct264808672">
          <text:deletion>
            <office:change-info>
              <dc:creator>不明な作成者</dc:creator>
              <dc:date>2014-04-30T15:10:00</dc:date>
            </office:change-info>
            <text:p text:style-name="P15">servic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2" draw:name="graphics3" text:anchor-type="paragraph" svg:width="17.78cm" svg:height="7.893cm" draw:z-index="0"><draw:image xlink:href="Pictures/1000020100000427000001D81E79F30D.png" xlink:type="simple" xlink:show="embed" xlink:actuate="onLoad"/></draw:frame></text:p>
      <text:p text:style-name="P74">R<text:span text:style-name="T5">FC 209 </text:span><text:span text:style-name="T5">–</text:span><text:span text:style-name="T5"> Network</text:span><text:span text:style-name="T5"> </text:span><text:span text:style-name="T5">Interface</text:span><text:span text:style-name="T5"> </text:span><text:span text:style-name="T5">Information</text:span><text:span text:style-name="T5"> </text:span><text:span text:style-name="T5">Service</text:span></text:p>
      <text:p text:style-name="P74"><text:span text:style-name="T28">Draft<text:line-break/><text:line-break/></text:span><text:span text:style-name="T28"><text:page-count style:num-format="1">35</text:page-count></text:span><text:span text:style-name="T28"> Pages</text:span></text:p>
      <text:p text:style-name="P75"/>
      <text:p text:style-name="P71">Abstract</text:p>
      <text:p text:style-name="P72"><text:span text:style-name="T16">This document </text:span><text:span text:style-name="T17">defines</text:span><text:span text:style-name="T16"> the </text:span><text:span text:style-name="T17">Java API that provides the information of network interfaces </text:span><text:span text:style-name="T16">in an OSGi </text:span><text:span text:style-name="T17">environment. The bundles can get not only information of <text:s/>network interfaces but notification when the configuration of <text:s/>network interfaces to be changed to use this API.</text:span></text:p>
      <text:p text:style-name="P73"/>
      <text:h text:style-name="P112" text:outline-level="1" text:restart-numbering="true" text:start-value="-1">Document Information</text:h>
      <text:h text:style-name="P114" text:outline-level="2">License</text:h>
      <text:p text:style-name="P46">DISTRIBUTION AND FEEDBACK LICENSE, Version 2.0</text:p>
      <text:p text:style-name="P6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5"/>
      <text:p text:style-name="P6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5"/>
      <text:p text:style-name="P6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5">NEITHER THE OSGi ALLIANCE NOR ANY THIRD PARTY WILL BE LIABLE FOR ANY DIRECT, INDIRECT, SPECIAL, INCIDENTAL OR CONSEQUENTIAL DAMAGES ARISING OUT OF OR RELATING TO ANY USE OR DISTRIBUTION OF THE DISTRIBUTION. </text:p>
      <text:p text:style-name="P65">(</text:p>
      <text:p text:style-name="P6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5"/>
      <text:p text:style-name="P6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5"/>
      <text:p text:style-name="P6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6"/>
      <text:p text:style-name="P66">I HEREBY ACKNOWLEDGE AND AGREE TO THE TERMS AND CONDITIONS DELINEATED ABOVE.</text:p>
      <text:h text:style-name="P114" text:outline-level="2">Trademarks</text:h>
      <text:p text:style-name="P4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3">0 Document Information<text:tab/>2</text:p>
          <text:p text:style-name="P133">0.1 License<text:tab/>2</text:p>
          <text:p text:style-name="P133">0.2 Trademarks<text:tab/>3</text:p>
          <text:p text:style-name="P133">0.3 Feedback<text:tab/>3</text:p>
          <text:p text:style-name="P133">0.4 Table of Contents<text:tab/>3</text:p>
          <text:p text:style-name="P133">0.5 Terminology and Document Conventions<text:tab/>4</text:p>
          <text:p text:style-name="P133">0.6 Revision History<text:tab/>4</text:p>
          <text:p text:style-name="P123">1 Introduction<text:tab/>7</text:p>
          <text:p text:style-name="P123">2 Application Domain<text:tab/>7</text:p>
          <text:p text:style-name="P123">3 Problem Description<text:tab/>8</text:p>
          <text:p text:style-name="P123">4 Requirements<text:tab/>9</text:p>
          <text:p text:style-name="P123">5 Technical Solution<text:tab/>10</text:p>
          <text:p text:style-name="P133">5.1 Introduction<text:tab/>10</text:p>
          <text:p text:style-name="P133">5.2 Entities<text:tab/>10</text:p>
          <text:p text:style-name="P133">5.3 NetworkAdapter Service<text:tab/>12</text:p>
          <text:p text:style-name="P133">5.4 NetworkAddress Service<text:tab/>14</text:p>
          <text:p text:style-name="P133">5.5 Network adapter type, IP address version and IP address scope<text:tab/>15</text:p>
          <text:p text:style-name="P134">5.5.1 Network adapter type<text:tab/>15</text:p>
          <text:p text:style-name="P134">5.5.2 IP address version and IP address scope<text:tab/>16</text:p>
          <text:p text:style-name="P123"><text:soft-page-break/>6 Data Transfer Objects<text:tab/>17</text:p>
          <text:p text:style-name="P123">7 Javadoc<text:tab/>17</text:p>
          <text:p text:style-name="P123">8 Considered Alternatives<text:tab/>33</text:p>
          <text:p text:style-name="P133">8.1 Whiteboard pattern model<text:tab/>33</text:p>
          <text:p text:style-name="P123">9 Security Considerations<text:tab/>34</text:p>
          <text:p text:style-name="P123">10 Document Support<text:tab/>34</text:p>
          <text:p text:style-name="P133">10.1 References<text:tab/>34</text:p>
          <text:p text:style-name="P133">10.2 Author’s Address<text:tab/>34</text:p>
          <text:p text:style-name="P133">10.3 Acronyms and Abbreviations<text:tab/>34</text:p>
          <text:p text:style-name="P133">10.4 End of Document<text:tab/>34</text:p>
        </text:index-body>
      </text:table-of-content>
      <text:p text:style-name="P44"/>
      <text:h text:style-name="P114" text:outline-level="2">Terminology and Document Conventions</text:h>
      <text:p text:style-name="P4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4"><text:span text:style-name="T29">Source code is shown in this typeface</text:span>.</text:p>
      <text:p text:style-name="P44"/>
      <text:h text:style-name="P114" text:outline-level="2">Revision History</text:h>
      <text:p text:style-name="P44">The last named individual in this history is currently responsible for this document.</text:p>
      <text:p text:style-name="P4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8">Revision</text:p>
            </table:table-cell>
            <table:table-cell table:style-name="Table1.A1" office:value-type="string">
              <text:p text:style-name="P68">Date</text:p>
            </table:table-cell>
            <table:table-cell table:style-name="Table1.C1" office:value-type="string">
              <text:p text:style-name="P68">Comments</text:p>
            </table:table-cell>
          </table:table-row>
        </table:table-header-rows>
        <table:table-row table:style-name="Table1.2">
          <table:table-cell table:style-name="Table1.A1" office:value-type="string">
            <text:p text:style-name="P60">Initial</text:p>
          </table:table-cell>
          <table:table-cell table:style-name="Table1.A1" office:value-type="string">
            <text:p text:style-name="P57">Nov 18, 2013</text:p>
          </table:table-cell>
          <table:table-cell table:style-name="Table1.C1" office:value-type="string">
            <text:p text:style-name="P56">Initial version</text:p>
            <text:p text:style-name="P58"><text:span text:style-name="T5">Shigekuni Kondo</text:span>, <text:span text:style-name="T5">NTT Corporation,</text:span> <text:span text:style-name="T5">kondo.shigekuni@lab.ntt.co.jp</text:span></text:p>
          </table:table-cell>
        </table:table-row>
        <table:table-row table:style-name="Table1.2">
          <table:table-cell table:style-name="Table1.A3" office:value-type="float" office:value="0.2">
            <text:p text:style-name="P61">0.2</text:p>
          </table:table-cell>
          <table:table-cell table:style-name="Table1.B3" office:value-type="string">
            <text:p text:style-name="P57">Feb 10, 2014</text:p>
          </table:table-cell>
          <table:table-cell table:style-name="Table1.C3" office:value-type="string">
            <text:p text:style-name="P56">Based on the last meeting, the section 5 has changed.</text:p>
            <text:p text:style-name="P56">Changed the design to service repository model.</text:p>
            <text:p text:style-name="P56">Shigekuni Kondo, NTT Corporation, kondo.shigekuni@lab.ntt.co.jp</text:p>
          </table:table-cell>
        </table:table-row>
        <text:soft-page-break/>
        <table:table-row table:style-name="Table1.2">
          <table:table-cell table:style-name="Table1.A3" office:value-type="float" office:value="0.3">
            <text:p text:style-name="P61">0.3</text:p>
          </table:table-cell>
          <table:table-cell table:style-name="Table1.B3" office:value-type="string">
            <text:p text:style-name="P57">Feb 28, 2014</text:p>
          </table:table-cell>
          <table:table-cell table:style-name="Table1.C3" office:value-type="string">
            <text:p text:style-name="P56">Based on the last meeting, the following points have been modified.</text:p>
            <text:p text:style-name="P56">nwif.disprayname is changed to OPTIONAL. </text:p>
            <text:p text:style-name="P56">Interface name is changed.<text:line-break/>NwIfInfo --&gt; NetworkAdapter, NwIfInetAddress --&gt; NetworkAddress</text:p>
            <text:p text:style-name="P54"><text:span text:style-name="T37">IPAdress Type is </text:span><text:span text:style-name="T27">divided</text:span><text:span text:style-name="T37"> to IPAdresVersion and IPAdressScope.</text:span></text:p>
            <text:p text:style-name="P59">The functionality of configuration is removed.</text:p>
            <text:p text:style-name="P56">Shigekuni Kondo, NTT Corporation, kondo.shigekuni@lab.ntt.co.jp</text:p>
          </table:table-cell>
        </table:table-row>
        <table:table-row table:style-name="Table1.2">
          <table:table-cell table:style-name="Table1.A3" office:value-type="float" office:value="0.4">
            <text:p text:style-name="P61">0.4</text:p>
          </table:table-cell>
          <table:table-cell table:style-name="Table1.B3" office:value-type="string">
            <text:p text:style-name="P57">Mar 6, 2014</text:p>
          </table:table-cell>
          <table:table-cell table:style-name="Table1.C3" office:value-type="string">
            <text:p text:style-name="P56">Based on the last meeting, the following points have been modified.</text:p>
            <text:p text:style-name="P56">Update IPAdress Version and Scope.</text:p>
            <text:p text:style-name="P54">The order of registering (unregistering) NetworkAdapter and NetworkAddress is changed.</text:p>
            <text:p text:style-name="P56">Shigekuni Kondo, NTT Corporation, kondo.shigekuni@lab.ntt.co.jp</text:p>
          </table:table-cell>
        </table:table-row>
        <table:table-row table:style-name="Table1.2">
          <table:table-cell table:style-name="Table1.A3" office:value-type="float" office:value="0.5">
            <text:p text:style-name="P61">0.5</text:p>
          </table:table-cell>
          <table:table-cell table:style-name="Table1.B3" office:value-type="string">
            <text:p text:style-name="P57">Mar 14, 2014</text:p>
          </table:table-cell>
          <table:table-cell table:style-name="Table1.C3" office:value-type="string">
            <text:p text:style-name="P56">Based on the last confference call, the following points have been modified.</text:p>
            <text:p text:style-name="P55">Adding new service properties to NetworkAdapter service and NetworkAddress.</text:p>
            <text:p text:style-name="P55">Some service property names are modified.</text:p>
            <text:p text:style-name="P55">NetworkAadapterException class is removed.</text:p>
            <text:p text:style-name="P55">JavaDoc update.</text:p>
            <text:p text:style-name="P55">Some sentences are modified.</text:p>
            <text:p text:style-name="P56">Shigekuni Kondo, NTT Corporation, kondo.shigekuni@lab.ntt.co.jp</text:p>
          </table:table-cell>
        </table:table-row>
        <table:table-row table:style-name="Table1.2">
          <table:table-cell table:style-name="Table1.A3" office:value-type="float" office:value="0.6">
            <text:p text:style-name="P61">0.6</text:p>
          </table:table-cell>
          <table:table-cell table:style-name="Table1.B3" office:value-type="string">
            <text:p text:style-name="P57">Mar 19, 2014</text:p>
          </table:table-cell>
          <table:table-cell table:style-name="Table1.C3" office:value-type="string">
            <text:p text:style-name="P56">Fixed some sentences based on the comments from Evgeni.</text:p>
            <text:p text:style-name="P55">Added Chapter 8 Considered Alternatives section.</text:p>
            <text:p text:style-name="P56">Shigekuni Kondo, NTT Corporation, kondo.shigekuni@lab.ntt.co.jp</text:p>
          </table:table-cell>
        </table:table-row>
        <table:table-row table:style-name="Table1.2">
          <table:table-cell table:style-name="Table1.A3" office:value-type="float" office:value="0.7">
            <text:p text:style-name="P61">0.7</text:p>
          </table:table-cell>
          <table:table-cell table:style-name="Table1.B3" office:value-type="string">
            <text:p text:style-name="P57">Apr 9, 2014</text:p>
          </table:table-cell>
          <table:table-cell table:style-name="Table1.C3" office:value-type="string">
            <text:p text:style-name="P56">Fixed the packagename (Java doc).</text:p>
            <text:p text:style-name="P56">Added Chapter 9 Added Security section.</text:p>
            <text:p text:style-name="P56">Some sentences are modified.</text:p>
            <text:p text:style-name="P56">Shigekuni Kondo, NTT Corporation, kondo.shigekuni@lab.ntt.co.jp</text:p>
          </table:table-cell>
        </table:table-row>
        <text:soft-page-break/>
        <table:table-row table:style-name="Table1.2">
          <table:table-cell table:style-name="Table1.A3" office:value-type="float" office:value="0.8">
            <text:p text:style-name="P61"><text:change-start text:change-id="ct100816064"/>0.<text:change-end text:change-id="ct100816064"/><text:change-start text:change-id="ct100815856"/>8<text:change-end text:change-id="ct100815856"/></text:p>
          </table:table-cell>
          <table:table-cell table:style-name="Table1.B3" office:value-type="string">
            <text:p text:style-name="P57"><text:change-start text:change-id="ct100815648"/>Apr 30, 2014<text:change-end text:change-id="ct100815648"/></text:p>
          </table:table-cell>
          <table:table-cell table:style-name="Table1.C3" office:value-type="string">
            <text:p text:style-name="P56"><text:change-start text:change-id="ct100815440"/>Based on the last CPEG confference call, the following points have been modified.</text:p>
            <text:p text:style-name="P56"><text:s text:c="5"/>Remove "service." prefix from service properties key.</text:p>
            <text:p text:style-name="P56"><text:change-end text:change-id="ct100815440"/><text:change-start text:change-id="ct100815232"/><text:s text:c="5"/><text:change-end text:change-id="ct100815232"/><text:change-start text:change-id="ct100815024"/>The constants “LAN” and “WAN” of Network Adapter Type <text:line-break/> <text:s text:c="4"/>are defined<text:change-end text:change-id="ct100815024"/><text:change-start text:change-id="ct100814816"/>.</text:p>
            <text:p text:style-name="P56"><text:s text:c="5"/><text:change-end text:change-id="ct100814816"/><text:change-start text:change-id="ct100817208"/>The description of use case 2 and 3 is modified.</text:p>
            <text:p text:style-name="P56"><text:s text:c="5"/>All of service properties <text:change-end text:change-id="ct100817208"/><text:change-start text:change-id="ct100817104"/>in NetwoekAdapter are changed to Required.<text:change-end text:change-id="ct100817104"/></text:p>
            <text:p text:style-name="P56">Some sentences correction.</text:p>
            <text:p text:style-name="P56">Shigekuni Kondo, NTT Corporation, kondo.shigekuni@lab.ntt.co.jp</text:p>
          </table:table-cell>
        </table:table-row>
      </table:table>
      <text:p text:style-name="P44"/>
      <text:p text:style-name="P44"><text:change-start text:change-id="ct100817312"/></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change-end text:change-id="ct100817312"/></text:p>
      <text:p text:style-name="P44"/>
      <text:h text:style-name="P111" text:outline-level="1"><text:soft-page-break/>Introduction</text:h>
      <text:p text:style-name="P23">Java standard APIs (i.e. java.net.NetworkInterface, java.net.InetAddress) provide functions that allow IP network interface information, such as the IP address and MAC address to be obtained. </text:p>
      <text:p text:style-name="P23">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23">In addition, some information cannot be obtained via Java standard APIs.</text:p>
      <text:p text:style-name="P22">This RFC <text:s/></text:p>
      <text:p text:style-name="P25">defines the Java API that provides the information of network interfaces in an OSGi environment. The bundles can get not only information of <text:s/>network interfaces but notification when the configuration of <text:s/>network interfaces to use this API.</text:p>
      <text:h text:style-name="P111" text:outline-level="1">Application Domain</text:h>
      <text:p text:style-name="P24">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24">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24">These bundles can acquire information about the network interface via the following Java standard APIs.</text:p>
      <text:list xml:id="list9222663012179176829" text:style-name="L1">
        <text:list-item>
          <text:p text:style-name="P127">java.net.NetworkInterface</text:p>
        </text:list-item>
        <text:list-item>
          <text:p text:style-name="P128">java.net.InetAddress</text:p>
        </text:list-item>
      </text:list>
      <text:h text:style-name="P111" text:outline-level="1"><text:soft-page-break/>Problem Description</text:h>
      <text:p text:style-name="P50">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50">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50"/>
      <text:p text:style-name="P50">[Problem 1] There is no feature that sends a notification when information of the network interface (i.e. IP address) changes during runtime, e.g. the connection status or the assigned IP address. </text:p>
      <text:p text:style-name="P50">[Problem 2] There is no feature that can acquire the subnet mask of the network interface. </text:p>
      <text:p text:style-name="P50">[Problem 3] Operating System specific bundles must be prepared because some information about network interface depends on the Operating System.</text:p>
      <text:p text:style-name="P50"/>
      <text:p text:style-name="P50">If these functions were available, it would be very useful for bundles that need to use the IP network. However, a standard API does not exist at this time, so it must be prepared for each environment.</text:p>
      <text:p text:style-name="P51"/>
      <text:list xml:id="list8261464612724729066" text:style-name="L2">
        <text:list-item>
          <text:list>
            <text:list-item>
              <text:p text:style-name="P129">Use Cases</text:p>
            </text:list-item>
          </text:list>
        </text:list-item>
      </text:list>
      <text:p text:style-name="P26"/>
      <text:p text:style-name="P35">Use case 1</text:p>
      <text:p text:style-name="P33"><text:span text:style-name="T26">The TR-069 protocol adapter bundle on a RGW needs to communicate with an Auto Configuration Server (ACS). The ACS needs to know the public IP address of the Residential Gateway to send a UDP packet to the protocol adapter bundle for a </text:span><text:span text:style-name="T30">connection request. </text:span><text:span text:style-name="T26">In this case, the bundle has to provide the IP address to the ACS when the bundle is started or the IP address has changed.</text:span></text:p>
      <text:p text:style-name="P32">Use case 2</text:p>
      <text:p text:style-name="P1">When an HTTP Service bundle is available, at least one HTTP server is expected to run. When the HTTP server needs to be assigned to a specific network interface, <text:span text:style-name="T35">the</text:span> HTTP Service bundle has to know the information of the network interface. <text:change-start text:change-id="ct100817624"/>The configurator bundle (For example, management agent) <text:s/>implemented the policy <text:change-end text:change-id="ct100817624"/><text:change-start text:change-id="ct100817728"/>of the execution envionment <text:change-end text:change-id="ct100817728"/><text:change-start text:change-id="ct100817832"/>will <text:change-end text:change-id="ct100817832"/><text:change-start text:change-id="ct100817936"/>detect the changes of IP address of the network interface <text:change-end text:change-id="ct100817936"/><text:change-start text:change-id="ct264532120"/>and <text:change-end text:change-id="ct264532120"/><text:change-start text:change-id="ct264532224"/>update the configuration of HTTP Service bundle.<text:change-end text:change-id="ct264532224"/><text:change text:change-id="ct264532328"/></text:p>
      <text:p text:style-name="P32">Use case 3</text:p>
      <text:p text:style-name="P2">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text:soft-page-break/>address. <text:change-start text:change-id="ct264532432"/>The configurator bundle (For example, management agent) <text:s/>implemented the policy of the execution envionment will detect the changes of IP address of the network interface and update the configuration of UPnP Device Service bundle.<text:change-end text:change-id="ct264532432"/><text:change text:change-id="ct264532536"/></text:p>
      <text:p text:style-name="P32">Use case 4</text:p>
      <text:p text:style-name="P31">An application bundle wants to obtain the subnet mask of the IP address to cover the situation in which the bundle needs to execute the Wake-up-On-LAN process.</text:p>
      <text:p text:style-name="P32">Use case 5</text:p>
      <text:p text:style-name="P1">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29">Use case 6</text:p>
      <text:p text:style-name="P30">A device running an OSGi framework in an mixed IPv4/IPv6 environment needs to get specific information about the network interface(s) in order to provide, for example, different services for the IPv4 and IPv6 environments.</text:p>
      <text:h text:style-name="P111" text:outline-level="1">Requirements</text:h>
      <text:p text:style-name="P34">[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34">[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34">[REQ_3] The solution MUST provide a mechanism that can provide the network interface information needed regardless of the Operating System type.</text:p>
      <text:p text:style-name="P34">[REQ_4] The solution MUST provide the means of configuring network interface type. It will be defined for each environment (<text:span text:style-name="T36">i.e.</text:span> “LAN”, “WAN” <text:span text:style-name="T36">that</text:span> is bound to each logical interface) .</text:p>
      <text:p text:style-name="P34">[REQ_5] The solution MUST provide an API that can obtain the subnet mask of each IP address.</text:p>
      <text:p text:style-name="P34">[REQ_6] The solution MUST support both IPv4 and IPv6 environments (mixed or separately) and the corresponding characteristics, for example IPv4 and IPv6 addresses, multi-prefixes, multicast etc. .</text:p>
      <text:p text:style-name="P34">[REQ_7] The solution SHOULD support the retrieval of MAC addresses for network interfaces.</text:p>
      <text:p text:style-name="P34">[REQ_8] The solution MAY provide an API that allows alteration of network interface configurations.</text:p>
      <text:p text:style-name="P3"><text:soft-page-break/><text:span text:style-name="T2">[REQ_9] The solution MAY provide an API </text:span><text:span text:style-name="T25">that</text:span><text:span text:style-name="T2"> can obtain the capability of network interface. (</text:span><text:span text:style-name="T25">e.g.</text:span><text:span text:style-name="T2"> the physical type of network interface, list of BOOTP/DHCP command options, DNS server address, Default Gateway address, etc.)</text:span><text:change text:change-id="ct268591416"/></text:p>
      <text:h text:style-name="P111" text:outline-level="1">Technical Solution</text:h>
      <text:h text:style-name="P4" text:outline-level="2">Int<text:change text:change-id="ct264532640"/>roduction</text:h>
      <text:p text:style-name="P5">When the IP address is changed, the bundles utilize <text:change-start text:change-id="ct264532744"/>the <text:change-end text:change-id="ct264532744"/>IP address information (i.e. Http Service bundle running HTTP Servers) is necessary to detect the fact of the change. <text:change text:change-id="ct264532848"/><text:change-start text:change-id="ct264532952"/>When<text:change-end text:change-id="ct264532952"/> using <text:change text:change-id="ct264533160"/><text:change text:change-id="ct264533056"/><text:change-start text:change-id="ct264533264"/>a<text:change-end text:change-id="ct264533264"/> standard Java API, such as java.net.InetAddress and java.net.NetworkInterface, <text:change text:change-id="ct264533368"/><text:change-start text:change-id="ct264533472"/>calles<text:change-end text:change-id="ct264533472"/> to confirm the IP address at regular intervals <text:change-start text:change-id="ct264533576"/>are required <text:change-end text:change-id="ct264533576"/>from the bundle itself<text:change text:change-id="ct264533680"/>. Since this is a process common to all bundles <text:change text:change-id="ct264533784"/><text:change-start text:change-id="ct264533888"/>that need<text:change-end text:change-id="ct264533888"/> to detect <text:change text:change-id="ct264533992"/><text:change-start text:change-id="ct264534096"/>any<text:change-end text:change-id="ct264534096"/> change <text:change text:change-id="ct264534200"/><text:change-start text:change-id="ct264534304"/>in<text:change-end text:change-id="ct264534304"/> IP address information, provision of services to notify a change <text:change text:change-id="ct264534408"/><text:change-start text:change-id="ct264534512"/>in<text:change-end text:change-id="ct264534512"/> IP address is very effective.</text:p>
      <text:p text:style-name="P5">Therefore <text:change-start text:change-id="ct264534616"/>an<text:change-end text:change-id="ct264534616"/><text:change text:change-id="ct264534720"/> API <text:change-start text:change-id="ct264534824"/>that <text:change-end text:change-id="ct264534824"/>provides <text:change text:change-id="ct264534928"/><text:change-start text:change-id="ct264535032"/>a<text:change-end text:change-id="ct264535032"/> change notification feature for each<text:change-start text:change-id="ct264535136"/> piece of<text:change-end text:change-id="ct264535136"/> network interface information (including the IP address information) is investigated in this RFC document. In addition<text:change text:change-id="ct264535240"/>, this RFC defines APIs <text:change text:change-id="ct264535344"/><text:change-start text:change-id="ct264535448"/>that<text:change-end text:change-id="ct264535448"/> provide the functionalities to obtain the network interface information and the information of IP address <text:change text:change-id="ct264535552"/>bound to the network interface .</text:p>
      <text:p text:style-name="P5">The name of the network interface is <text:change text:change-id="ct264535656"/>dependent on the operating system. <text:change text:change-id="ct264535760"/><text:change-start text:change-id="ct264535864"/>To allow the<text:change-end text:change-id="ct264535864"/> bundle implementation that uses the Network Interface Information Service is <text:change text:change-id="ct264535968"/><text:change-start text:change-id="ct264536072"/>un<text:change-end text:change-id="ct264536072"/>aware of the differences in <text:change text:change-id="ct264540312"/>operating system<text:change-start text:change-id="ct264540416"/>s<text:change-end text:change-id="ct264540416"/>, <text:change text:change-id="ct264540520"/><text:change-start text:change-id="ct264540624"/>a<text:change-end text:change-id="ct264540624"/> mechanism of identifying <text:change-start text:change-id="ct264540728"/>the <text:change-end text:change-id="ct264540728"/>network interface is necessary in a format that does not depend on the operating system. This <text:change-start text:change-id="ct264540832"/>is<text:change-end text:change-id="ct264540832"/><text:change text:change-id="ct264540936"/> also define<text:change-start text:change-id="ct264541040"/>d in this RFC<text:change-end text:change-id="ct264541040"/><text:change text:change-id="ct264541144"/>.</text:p>
      <text:p text:style-name="P5"/>
      <text:h text:style-name="P4" text:outline-level="2">Entities</text:h>
      <text:list xml:id="list2011856622608979875" text:style-name="L3">
        <text:list-item>
          <text:p text:style-name="P120">Network Interface<text:line-break/>Available and activated network interfaces provided in the execution environment. In this specification, the unit of the network interface is the logical interface, not the physical interface.</text:p>
        </text:list-item>
        <text:list-item>
          <text:p text:style-name="P120">NetworkAdapter<text:line-break/>The OSGi service that provides information related to the Network Interface. This service provides functionalities corresponding to “java.net.NetworkInterface”. </text:p>
        </text:list-item>
        <text:list-item>
          <text:p text:style-name="P120">NetworkAddress<text:line-break/>The OSGi service that provides information of IP addresses available on <text:change-start text:change-id="ct264541352"/>the <text:change-end text:change-id="ct264541352"/>execution environment <text:change text:change-id="ct264541456"/><text:change-start text:change-id="ct264541560"/>i<text:change-end text:change-id="ct264541560"/>n<text:change-start text:change-id="ct264541664"/> which<text:change-end text:change-id="ct264541664"/> a Network Interface Information Service bundle is running.</text:p>
        </text:list-item>
        <text:list-item>
          <text:p text:style-name="P120"><text:soft-page-break/>NetworkAdapterType<text:change text:change-id="ct264541872"/><text:change text:change-id="ct264541768"/><text:change-start text:change-id="ct264541976"/><text:line-break/><text:change-end text:change-id="ct264541976"/><text:change-start text:change-id="ct264542080"/>An<text:change-end text:change-id="ct264542080"/> identifier of the network interface<text:change text:change-id="ct264542184"/>. It is independent of the operating system. Th<text:change-start text:change-id="ct264542288"/>e<text:change-end text:change-id="ct264542288"/><text:change text:change-id="ct264542392"/> <text:change-start text:change-id="ct264542496"/>two type of <text:change-end text:change-id="ct264542496"/>identifier string is <text:change text:change-id="ct264542600"/>specified in this specification. <text:change-start text:change-id="ct264542704"/>This specification allows that Network Adapter type other than them can be defined by the platform provider in each environment.<text:change-end text:change-id="ct264542704"/><text:change text:change-id="ct264542808"/> This identifier is used by user bundle to specify the network interface to be monitored.</text:p>
        </text:list-item>
        <text:list-item>
          <text:p text:style-name="P120">IPAdressVersion<text:line-break/>An identifier indicating the <text:change text:change-id="ct264542912"/>IP address <text:change-start text:change-id="ct264543016"/>version <text:change-end text:change-id="ct264543016"/>(i.e. Ipv4, IPv6). This identifier is defined in this specification. This identifier is used by <text:change-start text:change-id="ct264543120"/>a <text:change-end text:change-id="ct264543120"/>user bundle to specify the network interface to be monitored.</text:p>
        </text:list-item>
        <text:list-item>
          <text:p text:style-name="P120">IPAdressScope<text:line-break/>An identifier indicating the scope of IP address (i.e. <text:change text:change-id="ct264543224"/><text:change-start text:change-id="ct264543328"/>GLOBAL<text:change-end text:change-id="ct264543328"/>, PRIVATE). This identifier is defined in this specification. This identifier is used by <text:change-start text:change-id="ct264543432"/>a <text:change-end text:change-id="ct264543432"/>user bundle to specify the network interface to be monitored.</text:p>
        </text:list-item>
      </text:list>
      <text:p text:style-name="P7"><draw:frame draw:style-name="fr4" draw:name="グラフィックス2" text:anchor-type="paragraph" svg:width="15.676cm" svg:height="10.317cm" draw:z-index="21"><draw:image xlink:href="Pictures/200000070000501A0000360FEA07577E.svm" xlink:type="simple" xlink:show="embed" xlink:actuate="onLoad"/></draw:frame><text:change text:change-id="ct268594640"/>Fig.1 Class structure of Network Interface Information Service</text:p>
      <text:p text:style-name="P8"/>
      <text:p text:style-name="P8">&lt;Network Interface Information Bundle&gt;</text:p>
      <text:p text:style-name="P8">To register two kind<text:change-start text:change-id="ct264543536"/>s<text:change-end text:change-id="ct264543536"/> of services. </text:p>
      <text:p text:style-name="P8"><text:soft-page-break/><text:span text:style-name="T12">NetworkAdapter</text:span> service provides network interface information, this bundle registers <text:change text:change-id="ct264543744"/>each logical interface<text:change-start text:change-id="ct264543848"/> as OSGi service<text:change-end text:change-id="ct264543848"/>. </text:p>
      <text:p text:style-name="P8"><text:span text:style-name="T12">NetworkAddress</text:span> service provides each IP address information, this bundle registers <text:change text:change-id="ct264543952"/>each IP address<text:change-start text:change-id="ct264544056"/> as OSGi service<text:change-end text:change-id="ct264544056"/>. </text:p>
      <text:p text:style-name="P8"><text:span text:style-name="T12">NetworkAddress</text:span> service is associated with specific <text:span text:style-name="T12">NetworkAdapter</text:span> service. </text:p>
      <text:p text:style-name="P8">When information of network interface is changed, service properties of <text:span text:style-name="T12">NetworkAdapter</text:span> setvice and <text:span text:style-name="T12">NetworkAddress</text:span> service will be modified. </text:p>
      <text:p text:style-name="P8">&lt;User bundle&gt;</text:p>
      <text:p text:style-name="P8">Tracking necessary <text:span text:style-name="T12">NetworkAdapter</text:span> service and <text:span text:style-name="T12">NetworkAddress</text:span> service (using filter).This bundle <text:change-start text:change-id="ct264544160"/>is<text:change-end text:change-id="ct264544160"/><text:change text:change-id="ct264544264"/> notified <text:change text:change-id="ct264544408"/><text:change-start text:change-id="ct264544512"/>of a<text:change-end text:change-id="ct264544512"/> change <text:change text:change-id="ct264544616"/><text:change-start text:change-id="ct264544720"/>in<text:change-end text:change-id="ct264544720"/> network interface information via Service Event.</text:p>
      <text:p text:style-name="P8"/>
      <text:p text:style-name="P8"><draw:frame draw:style-name="fr3" draw:name="グラフィックス1" text:anchor-type="paragraph" svg:width="15.014cm" svg:height="7.639cm" draw:z-index="20"><draw:image xlink:href="Pictures/2000000700006C86000037D1DFD66367.svm" xlink:type="simple" xlink:show="embed" xlink:actuate="onLoad"/></draw:frame></text:p>
      <text:p text:style-name="P7">Fig.2 Overview of Network Interface Information Service</text:p>
      <text:p text:style-name="P5"/>
      <text:h text:style-name="Heading_20_2" text:outline-level="2"><text:span text:style-name="T13">NetworkAdapter</text:span><text:span text:style-name="T5"> Service</text:span></text:h>
      <text:p text:style-name="P9">NetworkAdapter is an interface that provides information about single network interfaces <text:change text:change-id="ct264544824"/>provided by the execution environment. I<text:change text:change-id="ct264545032"/><text:change-start text:change-id="ct264545136"/>f<text:change-end text:change-id="ct264545136"/> multiple network interfaces are present, NetworkAdapter Services that correspond<text:change text:change-id="ct264545240"/> to each network interface must be registered.</text:p>
      <text:p text:style-name="P9"><text:span text:style-name="T3">NetworkAdapter</text:span> service is registered <text:change-start text:change-id="ct264545344"/>with<text:change-end text:change-id="ct264545344"/><text:change text:change-id="ct264545448"/> the service repository with service properties <text:change text:change-id="ct264545552"/><text:change-start text:change-id="ct264545656"/>as<text:change-end text:change-id="ct264545656"/> shown in the following table.</text:p>
      <text:p text:style-name="P11">Table 1. Service properties of <text:span text:style-name="T3">NetworkAdapter</text:span> Service</text:p>
      <table:table table:name="表21" table:style-name="表21">
        <table:table-column table:style-name="表21.A"/>
        <table:table-column table:style-name="表21.B"/>
        <table:table-row>
          <table:table-cell table:style-name="表21.A1" office:value-type="string">
            <text:p text:style-name="P10">The key of service property</text:p>
          </table:table-cell>
          <table:table-cell table:style-name="表21.B1" office:value-type="string">
            <text:p text:style-name="Table_20_Contents">Description</text:p>
          </table:table-cell>
        </table:table-row>
        <text:soft-page-break/>
        <table:table-row>
          <table:table-cell table:style-name="表21.A2" office:value-type="string">
            <text:p text:style-name="Table_20_Contents"><text:change text:change-id="ct264545760"/><text:span text:style-name="T5">networkAdapter</text:span>.type</text:p>
          </table:table-cell>
          <table:table-cell table:style-name="表21.B2" office:value-type="string">
            <text:p text:style-name="P9">Required property. Network interface type is set to a value.</text:p>
          </table:table-cell>
        </table:table-row>
        <table:table-row>
          <table:table-cell table:style-name="表21.A2" office:value-type="string">
            <text:p text:style-name="P10"><text:change text:change-id="ct264545864"/>networkAdapter.hardwareAddress</text:p>
          </table:table-cell>
          <table:table-cell table:style-name="表21.B2" office:value-type="string">
            <text:p text:style-name="P9">Required property. Hardware address (MAC address) is set to a value. This property can also be obtained from getHardwareAddress().</text:p>
          </table:table-cell>
        </table:table-row>
        <table:table-row>
          <table:table-cell table:style-name="表21.A2" office:value-type="string">
            <text:p text:style-name="Table_20_Contents"><text:change text:change-id="ct264545968"/><text:span text:style-name="T5">networkAdapter</text:span>.name</text:p>
          </table:table-cell>
          <table:table-cell table:style-name="表21.B2" office:value-type="string">
            <text:p text:style-name="P9">Required property. Network interface name is set to a value. This property can also be obtained from getName().</text:p>
          </table:table-cell>
        </table:table-row>
        <table:table-row>
          <table:table-cell table:style-name="表21.A2" office:value-type="string">
            <text:p text:style-name="P10"><text:change text:change-id="ct264546072"/>networkAdapter.displayName</text:p>
          </table:table-cell>
          <table:table-cell table:style-name="表21.B2" office:value-type="string">
            <text:p text:style-name="P9"><text:change text:change-id="ct264546176"/><text:change-start text:change-id="ct264546280"/>Required<text:change-end text:change-id="ct264546280"/> property. Network interface display name is set to a value. This property can also be obtained from getDisplayName().</text:p>
          </table:table-cell>
        </table:table-row>
        <table:table-row>
          <table:table-cell table:style-name="表21.A2" office:value-type="string">
            <text:p text:style-name="Table_20_Contents"><text:change text:change-id="ct264546384"/>networkAdapter.isUp</text:p>
          </table:table-cell>
          <table:table-cell table:style-name="表21.B2" office:value-type="string">
            <text:p text:style-name="P9"><text:change text:change-id="ct264546488"/><text:change-start text:change-id="ct264546592"/>Required<text:change-end text:change-id="ct264546592"/> property. The value is true when a network interface is up and running, otherwise it is false.</text:p>
          </table:table-cell>
        </table:table-row>
        <table:table-row>
          <table:table-cell table:style-name="表21.A2" office:value-type="string">
            <text:p text:style-name="Table_20_Contents"><text:change text:change-id="ct264546696"/>networkAdapter.isLoopback</text:p>
          </table:table-cell>
          <table:table-cell table:style-name="表21.B2" office:value-type="string">
            <text:p text:style-name="P9"><text:change text:change-id="ct264546800"/><text:change-start text:change-id="ct264546904"/>Required<text:change-end text:change-id="ct264546904"/> property. The value is true when a network interface is a loopback interface, otherwise it is false.</text:p>
          </table:table-cell>
        </table:table-row>
        <table:table-row>
          <table:table-cell table:style-name="表21.A2" office:value-type="string">
            <text:p text:style-name="Table_20_Contents"><text:change text:change-id="ct264547008"/>networkAdapter.isPointToPoint</text:p>
          </table:table-cell>
          <table:table-cell table:style-name="表21.B2" office:value-type="string">
            <text:p text:style-name="P9"><text:change text:change-id="ct264547112"/><text:change-start text:change-id="ct264547216"/>Required<text:change-end text:change-id="ct264547216"/> property. The value is true when a network interface is a point to point interface, otherwise it is false.</text:p>
          </table:table-cell>
        </table:table-row>
        <table:table-row>
          <table:table-cell table:style-name="表21.A2" office:value-type="string">
            <text:p text:style-name="Table_20_Contents"><text:change text:change-id="ct264547320"/>networkAdapter.isVirtual</text:p>
          </table:table-cell>
          <table:table-cell table:style-name="表21.B2" office:value-type="string">
            <text:p text:style-name="P9"><text:change text:change-id="ct264547424"/><text:change-start text:change-id="ct264547528"/>Required<text:change-end text:change-id="ct264547528"/> property. The value is true when a network interface is a virtual <text:s/>interface, otherwise it is false.</text:p>
          </table:table-cell>
        </table:table-row>
        <table:table-row>
          <table:table-cell table:style-name="表21.A2" office:value-type="string">
            <text:p text:style-name="Table_20_Contents"><text:change text:change-id="ct264547632"/>networkAdapter.supportsMulticast</text:p>
          </table:table-cell>
          <table:table-cell table:style-name="表21.B2" office:value-type="string">
            <text:p text:style-name="P9"><text:change text:change-id="ct264547736"/><text:change-start text:change-id="ct264547840"/>Required<text:change-end text:change-id="ct264547840"/> property. The value is true when a network interface supports multicasting, otherwise it is false.</text:p>
          </table:table-cell>
        </table:table-row>
        <table:table-row>
          <table:table-cell table:style-name="表21.A2" office:value-type="string">
            <text:p text:style-name="Table_20_Contents"><text:change text:change-id="ct264547944"/>networkAdapter.parent</text:p>
          </table:table-cell>
          <table:table-cell table:style-name="表21.B2" office:value-type="string">
            <text:p text:style-name="P9"><text:change text:change-id="ct264548048"/><text:change-start text:change-id="ct264548152"/>Required<text:change-end text:change-id="ct264548152"/> property. Service PID of the NetworkAdapter service which is parent of this NetworkAdapter is specified.</text:p>
          </table:table-cell>
        </table:table-row>
        <table:table-row>
          <table:table-cell table:style-name="表21.A2" office:value-type="string">
            <text:p text:style-name="Table_20_Contents"><text:change text:change-id="ct264548256"/>networkAdapter.subInterface</text:p>
          </table:table-cell>
          <table:table-cell table:style-name="表21.B2" office:value-type="string">
            <text:p text:style-name="P9"><text:change text:change-id="ct264548360"/><text:change-start text:change-id="ct264548504"/>Required<text:change-end text:change-id="ct264548504"/> property. Service PID of the NetworkAdapter service which is subinterface of this NetworkAdapter is specified.</text:p>
          </table:table-cell>
        </table:table-row>
      </table:table>
      <text:p text:style-name="P9"/>
      <text:p text:style-name="P9">When a network interface becomes available, <text:span text:style-name="T3">NetworkAdapter</text:span> service associated with the network interface is registered <text:change-start text:change-id="ct264548608"/>with the<text:change-end text:change-id="ct264548608"/><text:change text:change-id="ct264548712"/> service repository. If the network interface becomes unavailable, the corresponding <text:span text:style-name="T3">NetworkAdapter</text:span> service is unregistered. </text:p>
      <text:p text:style-name="P9">When the attribute values of the network interface are set to the service property changes, <text:span text:style-name="T3">NetworkAdapter</text:span> service is updated. <text:span text:style-name="T3">NetworkAdapter</text:span> interface provides a method corresponding to java.net.NetworkInterface in order to provide information on the <text:change-start text:change-id="ct264548816"/>associated <text:change-end text:change-id="ct264548816"/>network interface<text:change text:change-id="ct264548920"/>. However, <text:change text:change-id="ct264549024"/><text:change-start text:change-id="ct264549128"/>this interface method does not support<text:change-end text:change-id="ct264549128"/> the Static method. In addition<text:change text:change-id="ct264549232"/>, because NetworkInterface object or InetAddress object is registered in the service repository as <text:span text:style-name="T3">NetworkAdapter and NetworkAdress</text:span>, the <text:change text:change-id="ct264549336"/><text:change-start text:change-id="ct264549440"/>NetworkAdapter interface does not provide a method to get those objects<text:change-end text:change-id="ct264549440"/>. <text:span text:style-name="T3">NetworkAdapter</text:span> provides a method to retrieve the value of an attribute of a network interface.</text:p>
      <text:p text:style-name="P9"/>
      <text:p text:style-name="P11">Table 2. Investigation o<text:change-start text:change-id="ct264549544"/>f<text:change-end text:change-id="ct264549544"/><text:change text:change-id="ct264549648"/> the method to be adopted based on Java standard API</text:p>
      <table:table table:name="表3" table:style-name="表3">
        <table:table-column table:style-name="表3.A"/>
        <table:table-column table:style-name="表3.B"/>
        <table:table-row>
          <table:table-cell table:style-name="表3.A1" office:value-type="string">
            <text:p text:style-name="P10">Method in java.net.<text:span text:style-name="T15">NetworkInterface</text:span></text:p>
          </table:table-cell>
          <table:table-cell table:style-name="表3.B1" office:value-type="string">
            <text:p text:style-name="Table_20_Contents">Adoption<text:change-start text:change-id="ct264549752"/> <text:span text:style-name="T5">status</text:span><text:change-end text:change-id="ct264549752"/></text:p>
          </table:table-cell>
        </table:table-row>
        <table:table-row>
          <table:table-cell table:style-name="表3.A2" office:value-type="string">
            <text:p text:style-name="Table_20_Contents">getByInetAddress(InetAddress)</text:p>
          </table:table-cell>
          <table:table-cell table:style-name="表3.B2" office:value-type="string">
            <text:p text:style-name="P9">Not adopted in this interface because NetworkAdapter service is registered.</text:p>
          </table:table-cell>
        </table:table-row>
        <table:table-row>
          <table:table-cell table:style-name="表3.A2" office:value-type="string">
            <text:p text:style-name="Table_20_Contents">getByName(String)</text:p>
          </table:table-cell>
          <table:table-cell table:style-name="表3.B2" office:value-type="string">
            <text:p text:style-name="P9">Not adopted in this interface because NetworkAdapter service is registered.</text:p>
          </table:table-cell>
        </table:table-row>
        <table:table-row>
          <table:table-cell table:style-name="表3.A2" office:value-type="string">
            <text:p text:style-name="Table_20_Contents">getDisplayName()</text:p>
          </table:table-cell>
          <table:table-cell table:style-name="表3.B2" office:value-type="string">
            <text:p text:style-name="P9">Adopted in this interface.</text:p>
          </table:table-cell>
        </table:table-row>
        <table:table-row>
          <table:table-cell table:style-name="表3.A2" office:value-type="string">
            <text:p text:style-name="Table_20_Contents">getHardwareAddress()</text:p>
          </table:table-cell>
          <table:table-cell table:style-name="表3.B2" office:value-type="string">
            <text:p text:style-name="P9">Adopted in this interface.</text:p>
          </table:table-cell>
        </table:table-row>
        <table:table-row>
          <table:table-cell table:style-name="表3.A2" office:value-type="string">
            <text:p text:style-name="Table_20_Contents">getInetAddresses()</text:p>
          </table:table-cell>
          <table:table-cell table:style-name="表3.B2" office:value-type="string">
            <text:p text:style-name="P9">Not adopted in this interface because InetAdress object is provided by NetworkAdress service.</text:p>
          </table:table-cell>
        </table:table-row>
        <table:table-row>
          <table:table-cell table:style-name="表3.A2" office:value-type="string">
            <text:p text:style-name="Table_20_Contents"><text:span text:style-name="T5">getInterfaceAddresses</text:span>()</text:p>
          </table:table-cell>
          <table:table-cell table:style-name="表3.B2" office:value-type="string">
            <text:p text:style-name="P9">Not adopted in this interface because InetAdress object is provided by NetworkAdress service.</text:p>
          </table:table-cell>
        </table:table-row>
        <table:table-row>
          <table:table-cell table:style-name="表3.A2" office:value-type="string">
            <text:p text:style-name="P10">getMTU()</text:p>
          </table:table-cell>
          <table:table-cell table:style-name="表3.B2" office:value-type="string">
            <text:p text:style-name="P9">Adopted in this interface.</text:p>
          </table:table-cell>
        </table:table-row>
        <table:table-row>
          <table:table-cell table:style-name="表3.A2" office:value-type="string">
            <text:p text:style-name="Table_20_Contents">getName()</text:p>
          </table:table-cell>
          <table:table-cell table:style-name="表3.B2" office:value-type="string">
            <text:p text:style-name="P9">Adopted in this interface.</text:p>
          </table:table-cell>
        </table:table-row>
        <table:table-row>
          <table:table-cell table:style-name="表3.A2" office:value-type="string">
            <text:p text:style-name="Table_20_Contents">getNetworkInterfaces()</text:p>
          </table:table-cell>
          <table:table-cell table:style-name="表3.B2" office:value-type="string">
            <text:p text:style-name="P9">Not adopted in this interface because NetworkAdapter service is registered.</text:p>
          </table:table-cell>
        </table:table-row>
        <table:table-row>
          <table:table-cell table:style-name="表3.A2" office:value-type="string">
            <text:p text:style-name="Table_20_Contents">getParent()</text:p>
          </table:table-cell>
          <table:table-cell table:style-name="表3.B2" office:value-type="string">
            <text:p text:style-name="P9">Not adopted in this interface because NetworkAdapter service is registered.</text:p>
          </table:table-cell>
        </table:table-row>
        <table:table-row>
          <table:table-cell table:style-name="表3.A2" office:value-type="string">
            <text:p text:style-name="Table_20_Contents">getSubInterfaces()</text:p>
          </table:table-cell>
          <table:table-cell table:style-name="表3.B2" office:value-type="string">
            <text:p text:style-name="P9">Not adopted in this interface because NetworkAdapter service is registered.</text:p>
          </table:table-cell>
        </table:table-row>
        <table:table-row>
          <table:table-cell table:style-name="表3.A2" office:value-type="string">
            <text:p text:style-name="Table_20_Contents">isLoopback()</text:p>
          </table:table-cell>
          <table:table-cell table:style-name="表3.B2" office:value-type="string">
            <text:p text:style-name="P9">Adopted in this interface as service property.</text:p>
          </table:table-cell>
        </table:table-row>
        <table:table-row>
          <table:table-cell table:style-name="表3.A2" office:value-type="string">
            <text:p text:style-name="Table_20_Contents">isPointToPoint()</text:p>
          </table:table-cell>
          <table:table-cell table:style-name="表3.B2" office:value-type="string">
            <text:p text:style-name="P9">Adopted in this interface as service property.</text:p>
          </table:table-cell>
        </table:table-row>
        <table:table-row>
          <table:table-cell table:style-name="表3.A2" office:value-type="string">
            <text:p text:style-name="Table_20_Contents">isUp()</text:p>
          </table:table-cell>
          <table:table-cell table:style-name="表3.B2" office:value-type="string">
            <text:p text:style-name="P9">Adopted in this interface as service property.</text:p>
          </table:table-cell>
        </table:table-row>
        <table:table-row>
          <table:table-cell table:style-name="表3.A2" office:value-type="string">
            <text:p text:style-name="Table_20_Contents">is<text:span text:style-name="T5">Virtual</text:span>()</text:p>
          </table:table-cell>
          <table:table-cell table:style-name="表3.B2" office:value-type="string">
            <text:p text:style-name="P9">Adopted in this interface as service property.</text:p>
          </table:table-cell>
        </table:table-row>
        <table:table-row>
          <table:table-cell table:style-name="表3.A2" office:value-type="string">
            <text:p text:style-name="Table_20_Contents">supportsMulticast()</text:p>
          </table:table-cell>
          <table:table-cell table:style-name="表3.B2" office:value-type="string">
            <text:p text:style-name="P9">Adopted in this interface as service property.</text:p>
          </table:table-cell>
        </table:table-row>
      </table:table>
      <text:p text:style-name="P12"/>
      <text:h text:style-name="Heading_20_2" text:outline-level="2"><text:soft-page-break/><text:span text:style-name="T13">NetworkAddress</text:span> <text:span text:style-name="T5">Service</text:span></text:h>
      <text:p text:style-name="P5"><text:span text:style-name="T23">NetworkAddress</text:span> interface provides information of IP addresses available <text:change-start text:change-id="ct264549856"/>i<text:change-end text:change-id="ct264549856"/><text:change text:change-id="ct264549960"/>n<text:change-start text:change-id="ct264550064"/> which<text:change-end text:change-id="ct264550064"/> execution environment on a Network Interface Information Service bundle is running. </text:p>
      <text:p text:style-name="P12"><text:span text:style-name="T21">NetworkAddress</text:span> service is registered <text:change text:change-id="ct264550168"/><text:change-start text:change-id="ct264550272"/>with<text:change-end text:change-id="ct264550272"/> the service repository <text:change-start text:change-id="ct264550376"/>together <text:change-end text:change-id="ct264550376"/>with service properties <text:change-start text:change-id="ct264550480"/>as<text:change-end text:change-id="ct264550480"/><text:change text:change-id="ct264550584"/> shown in the following table.</text:p>
      <text:p text:style-name="P37"/>
      <text:p text:style-name="P11">Table 3. Service properties of <text:span text:style-name="T3">NetworkAddress</text:span> Service</text:p>
      <table:table table:name="表22" table:style-name="表22">
        <table:table-column table:style-name="表22.A"/>
        <table:table-column table:style-name="表22.B"/>
        <table:table-row>
          <table:table-cell table:style-name="表22.A1" office:value-type="string">
            <text:p text:style-name="P10">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text:change text:change-id="ct264550688"/>networkAdapter.type</text:p>
          </table:table-cell>
          <table:table-cell table:style-name="表22.B2" office:value-type="string">
            <text:p text:style-name="P9">Required property. Network interface type is set to a value.</text:p>
          </table:table-cell>
        </table:table-row>
        <table:table-row>
          <table:table-cell table:style-name="表22.A2" office:value-type="string">
            <text:p text:style-name="P10"><text:change text:change-id="ct264550792"/>ipAddress.version</text:p>
          </table:table-cell>
          <table:table-cell table:style-name="表22.B2" office:value-type="string">
            <text:p text:style-name="P9">Required property. <text:span text:style-name="T4">IP address version</text:span> is set to a value.</text:p>
          </table:table-cell>
        </table:table-row>
        <table:table-row>
          <table:table-cell table:style-name="表22.A2" office:value-type="string">
            <text:p text:style-name="P10"><text:change text:change-id="ct264550896"/>ipAddress.scope</text:p>
          </table:table-cell>
          <table:table-cell table:style-name="表22.B2" office:value-type="string">
            <text:p text:style-name="P9">Required property. <text:span text:style-name="T4">IP address scope </text:span>is set to a value.</text:p>
          </table:table-cell>
        </table:table-row>
        <table:table-row>
          <table:table-cell table:style-name="表22.A2" office:value-type="string">
            <text:p text:style-name="P10"><text:change text:change-id="ct264551000"/>ipAddress</text:p>
          </table:table-cell>
          <table:table-cell table:style-name="表22.B2" office:value-type="string">
            <text:p text:style-name="P9">Required property. <text:span text:style-name="T4">IP address String </text:span>is set to a value.</text:p>
          </table:table-cell>
        </table:table-row>
        <table:table-row>
          <table:table-cell table:style-name="表22.A2" office:value-type="string">
            <text:p text:style-name="Table_20_Contents"><text:change text:change-id="ct264551104"/>subnetmask.length</text:p>
          </table:table-cell>
          <table:table-cell table:style-name="表22.B2" office:value-type="string">
            <text:p text:style-name="P9">Required property. <text:span text:style-name="T4">subnet mask length of the </text:span><text:span text:style-name="T4">required properties IPv4, or IPv6 prefix length</text:span> is set to a value.</text:p>
          </table:table-cell>
        </table:table-row>
        <table:table-row>
          <table:table-cell table:style-name="表22.A2" office:value-type="string">
            <text:p text:style-name="P13"><text:change text:change-id="ct264551208"/>networkAdapter.pid</text:p>
          </table:table-cell>
          <table:table-cell table:style-name="表22.B2" office:value-type="string">
            <text:p text:style-name="P9">Required property. <text:span text:style-name="T4">Service ID of the </text:span><text:span text:style-name="T3">NetworkAdapter</text:span><text:span text:style-name="T4"> serv</text:span><text:change text:change-id="ct264551312"/><text:span text:style-name="T4">ice corresponding to the network interface</text:span> binding this IP address is set to a value.</text:p>
          </table:table-cell>
        </table:table-row>
      </table:table>
      <text:p text:style-name="P12"/>
      <text:p text:style-name="P5"><text:span text:style-name="T23">NetworkAddress</text:span> service is registered <text:change text:change-id="ct264551416"/><text:change-start text:change-id="ct264551520"/>with the<text:change-end text:change-id="ct264551520"/> service repository for each available IP address. </text:p>
      <text:p text:style-name="P5">When <text:change text:change-id="ct264551624"/>associated IP addresses <text:change-start text:change-id="ct264551728"/>are<text:change-end text:change-id="ct264551728"/><text:change text:change-id="ct264551832"/> deled, or the network interface t<text:change-start text:change-id="ct264551936"/>o which<text:change-end text:change-id="ct264551936"/><text:change text:change-id="ct264552040"/> the IP address is bound becomes unavailable, the <text:span text:style-name="T23">NetworkAddress</text:span> service is unregistered. When the associated IP address <text:change text:change-id="ct264552144"/>change<text:change-start text:change-id="ct264552248"/>s<text:change-end text:change-id="ct264552248"/><text:change text:change-id="ct264552352"/>, <text:span text:style-name="T23">NetworkAddress</text:span> service is updated. The user bundle can detect the change of IP address by monitoring the registration or unregistering, updating of <text:span text:style-name="T23">NetworkAddress</text:span> service.</text:p>
      <text:p text:style-name="P5">Because IP addresses are bound to the network interface<text:change-start text:change-id="ct264552456"/>,<text:change-end text:change-id="ct264552456"/> <text:change text:change-id="ct264572992"/><text:change-start text:change-id="ct264573096"/>i<text:change-end text:change-id="ct264573096"/>f any, Service PID of the associated <text:span text:style-name="T23">NetworkAdapter</text:span> service and its network interface type are set to service property. </text:p>
      <text:p text:style-name="P5"><text:span text:style-name="T23">NetworkAdapter</text:span> service MUST be registered after the all associated <text:span text:style-name="T23">NetworkAddress</text:span> services are registered. On the other hand, <text:change-start text:change-id="ct264573200"/>when<text:change-end text:change-id="ct264573200"/><text:change text:change-id="ct264573408"/><text:change text:change-id="ct264573304"/> unregistering services, after associated <text:span text:style-name="T23">NetworkAdapter</text:span> service is unregistered, <text:span text:style-name="T23">NetworkAddress</text:span> <text:change-start text:change-id="ct264573512"/>of <text:change-end text:change-id="ct264573512"/>all related services are unregistered..</text:p>
      <text:p text:style-name="P37"/>
      <text:h text:style-name="Heading_20_2" text:outline-level="2"><text:soft-page-break/><text:span text:style-name="T5">N</text:span>etwork <text:change text:change-id="ct264573616"/><text:change-start text:change-id="ct264573720"/><text:span text:style-name="T5">a</text:span><text:change-end text:change-id="ct264573720"/><text:change-start text:change-id="ct264573824"/><text:span text:style-name="T5">dapter</text:span><text:change-end text:change-id="ct264573824"/> type<text:change-start text:change-id="ct264573928"/>,<text:change-end text:change-id="ct264573928"/><text:change text:change-id="ct264574032"/><text:span text:style-name="T5"> IP address </text:span><text:change text:change-id="ct264574136"/><text:change-start text:change-id="ct264574240"/><text:span text:style-name="T5">ve</text:span><text:change-end text:change-id="ct264574240"/><text:change-start text:change-id="ct264574344"/><text:span text:style-name="T5">rsion and IP address scope</text:span></text:h>
      <text:h text:style-name="Heading_20_3" text:outline-level="3"><text:change-end text:change-id="ct264574344"/><text:change text:change-id="ct264574448"/><text:span text:style-name="T5">N</text:span>etwork <text:change text:change-id="ct264574552"/><text:change-start text:change-id="ct264574656"/><text:span text:style-name="T5">a</text:span><text:change-end text:change-id="ct264574656"/><text:change-start text:change-id="ct264574760"/><text:span text:style-name="T5">dapter</text:span><text:change-end text:change-id="ct264574760"/> type</text:h>
      <text:p text:style-name="P5">I<text:change text:change-id="ct264574864"/>dentify<text:change-start text:change-id="ct264574968"/>ing<text:change-end text:change-id="ct264574968"/> the network interface<text:change text:change-id="ct264575072"/> is possible <text:change text:change-id="ct264575176"/><text:change-start text:change-id="ct264575280"/>by<text:change-end text:change-id="ct264575280"/> us<text:change-start text:change-id="ct264575384"/>ing<text:change-end text:change-id="ct264575384"/><text:change text:change-id="ct264575488"/> the network interface name. </text:p>
      <text:p text:style-name="P5">However, since the network interface name is an identifier that is dependent on the operating system, if network interface name is used as identifier, <text:change text:change-id="ct264575592"/>user bundle<text:change-start text:change-id="ct264575696"/>s<text:change-end text:change-id="ct264575696"/> <text:change text:change-id="ct264575800"/><text:change-start text:change-id="ct264575904"/>must be implemented to be <text:change-end text:change-id="ct264575904"/>aware of the operating system. Therefore, in this specification, “network interface type” which is independent of the operating system<text:change-start text:change-id="ct264576008"/>,<text:change-end text:change-id="ct264576008"/> is used to identify the network interface. The network interface type st<text:change-start text:change-id="ct264576112"/>r<text:change-end text:change-id="ct264576112"/>ing <text:change-start text:change-id="ct264576216"/>of “LAN” and “WAN” ar<text:change-end text:change-id="ct264576216"/><text:change-start text:change-id="ct264576320"/>e<text:change-end text:change-id="ct264576320"/><text:change text:change-id="ct264576424"/> defined in this specification. <text:change-start text:change-id="ct264576528"/>This specification allows that Network Adapter type other than “LAN” and “WAN” can be defined by the platform provider in each environment.<text:change-end text:change-id="ct264576528"/><text:change-start text:change-id="ct264576632"/> <text:change-end text:change-id="ct264576632"/>It <text:change-start text:change-id="ct264576736"/>may<text:change-end text:change-id="ct264576736"/><text:change text:change-id="ct264576840"/> be provided by the platform provider on which Network Interface Information Service bundle is running. <text:change text:change-id="ct264576944"/>Network interface type “LAN” indicates the network interface <text:change text:change-id="ct264609856"/>connect<text:change-start text:change-id="ct264609960"/>s<text:change-end text:change-id="ct264609960"/> to a local area network<text:change-start text:change-id="ct264610064"/>.<text:change-end text:change-id="ct264610064"/><text:change text:change-id="ct264610168"/> Network interface type “WAN” indicates the network interface <text:change text:change-id="ct264610272"/>connect<text:change-start text:change-id="ct264610376"/>s<text:change-end text:change-id="ct264610376"/> to <text:change text:change-id="ct264610480"/><text:change-start text:change-id="ct264610584"/>an external network (i.e. Internet)<text:change-end text:change-id="ct264610584"/>. If a bundle wants to obtain the information of the network interface <text:change text:change-id="ct264610688"/>connect<text:change-start text:change-id="ct264610792"/>ed<text:change-end text:change-id="ct264610792"/><text:change text:change-id="ct264610896"/> to the Internet, the bundle is able to get it <text:change text:change-id="ct264611000"/><text:change-start text:change-id="ct264611104"/>by<text:change-end text:change-id="ct264611104"/> obtain<text:change-start text:change-id="ct264611208"/>ing<text:change-end text:change-id="ct264611208"/> <text:span text:style-name="T23">NetworkAdapter</text:span> service which <text:change text:change-id="ct264611312"/>set<text:change-start text:change-id="ct264611416"/>s<text:change-end text:change-id="ct264611416"/> "SERVICE_NETWORKADAPTER_TYPE = WAN" to service property from <text:change-start text:change-id="ct264611520"/>the <text:change-end text:change-id="ct264611520"/>service repository.<text:change-start text:change-id="ct268594744"/></text:p>
      <text:p text:style-name="P5"/>
      <text:p text:style-name="P5"><text:change-end text:change-id="ct268594744"/><text:change-start text:change-id="ct264611624"/></text:p>
      <text:p text:style-name="P11">Table 4. <text:change-end text:change-id="ct264611624"/><text:change-start text:change-id="ct264611728"/>Network Adapter <text:change-end text:change-id="ct264611728"/><text:change-start text:change-id="ct264611832"/>Type<text:change-end text:change-id="ct264611832"/></text:p>
      <table:table table:name="表15" table:style-name="表15">
        <table:table-column table:style-name="表15.A"/>
        <table:table-column table:style-name="表15.B"/>
        <table:table-row>
          <table:table-cell table:style-name="表15.A1" office:value-type="string">
            <text:p text:style-name="P10"><text:change-start text:change-id="ct264611936"/>Network Interface Type<text:change-end text:change-id="ct264611936"/></text:p>
          </table:table-cell>
          <table:table-cell table:style-name="表15.B1" office:value-type="string">
            <text:p text:style-name="P10"><text:change-start text:change-id="ct264612040"/>Description<text:change-end text:change-id="ct264612040"/></text:p>
          </table:table-cell>
        </table:table-row>
        <table:table-row>
          <table:table-cell table:style-name="表15.A2" office:value-type="string">
            <text:p text:style-name="P15"><text:change-start text:change-id="ct264612144"/>LAN<text:change-end text:change-id="ct264612144"/></text:p>
          </table:table-cell>
          <table:table-cell table:style-name="表15.B2" office:value-type="string">
            <text:p text:style-name="P16"><text:change-start text:change-id="ct264612248"/>The network interface to connect to a local area network.<text:change-end text:change-id="ct264612248"/></text:p>
          </table:table-cell>
        </table:table-row>
        <table:table-row>
          <table:table-cell table:style-name="表15.A2" office:value-type="string">
            <text:p text:style-name="P15"><text:change-start text:change-id="ct264612352"/>WAN<text:change-end text:change-id="ct264612352"/></text:p>
          </table:table-cell>
          <table:table-cell table:style-name="表15.B2" office:value-type="string">
            <text:p text:style-name="P16"><text:change-start text:change-id="ct264612456"/>The network interface to connect to an external network (i.e. Internet).<text:change-end text:change-id="ct264612456"/></text:p>
          </table:table-cell>
        </table:table-row>
      </table:table>
      <text:p text:style-name="P5"><text:change text:change-id="ct264612560"/></text:p>
      <text:h text:style-name="Heading_20_3" text:outline-level="3">IP address <text:change text:change-id="ct264612664"/><text:change-start text:change-id="ct264612768"/><text:span text:style-name="T5">version and IP address scope</text:span><text:change-end text:change-id="ct264612768"/></text:h>
      <text:p text:style-name="P14">This spec<text:change-start text:change-id="ct264612872"/>ification<text:change-end text:change-id="ct264612872"/> defines “IP address version” and “IP address scope” as IP address <text:change-start text:change-id="ct264612976"/>version and IP address scope<text:change-end text:change-id="ct264612976"/><text:change text:change-id="ct264613080"/> to be narrowed <text:s/>down the IP address by user bunde <text:change-start text:change-id="ct264613184"/>as<text:change-end text:change-id="ct264613184"/><text:change text:change-id="ct264613288"/> follow<text:change-start text:change-id="ct264613392"/>s<text:change-end text:change-id="ct264613392"/><text:change text:change-id="ct264613496"/>.</text:p>
      <text:p text:style-name="P11">Table <text:change text:change-id="ct264613600"/><text:change-start text:change-id="ct264613704"/>5<text:change-end text:change-id="ct264613704"/>. IP Address Version</text:p>
      <table:table table:name="表23" table:style-name="表23">
        <table:table-column table:style-name="表23.A"/>
        <table:table-column table:style-name="表23.B"/>
        <table:table-row>
          <table:table-cell table:style-name="表23.A1" office:value-type="string">
            <text:p text:style-name="P10">IP Address Version</text:p>
          </table:table-cell>
          <table:table-cell table:style-name="表23.B1" office:value-type="string">
            <text:p text:style-name="P10">D<text:change-start text:change-id="ct264613808"/>e<text:change-end text:change-id="ct264613808"/><text:change text:change-id="ct264613952"/>scription</text:p>
          </table:table-cell>
        </table:table-row>
        <table:table-row>
          <table:table-cell table:style-name="表23.A2" office:value-type="string">
            <text:p text:style-name="P16">IPV4</text:p>
          </table:table-cell>
          <table:table-cell table:style-name="表23.B2" office:value-type="string">
            <text:p text:style-name="P16">IP address <text:span text:style-name="T5">version</text:span> which means IPv4 address.</text:p>
          </table:table-cell>
        </table:table-row>
        <table:table-row>
          <table:table-cell table:style-name="表23.A2" office:value-type="string">
            <text:p text:style-name="P16">IPV6</text:p>
          </table:table-cell>
          <table:table-cell table:style-name="表23.B2" office:value-type="string">
            <text:p text:style-name="P16">IP address <text:span text:style-name="T5">version</text:span> which means IPv<text:span text:style-name="T5">6</text:span> address.</text:p>
          </table:table-cell>
        </table:table-row>
      </table:table>
      <text:p text:style-name="P14"/>
      <text:p text:style-name="P11">Table <text:change text:change-id="ct264614056"/><text:change-start text:change-id="ct264614160"/>6<text:change-end text:change-id="ct264614160"/>. IP Address Scope (T.B.D)</text:p>
      <table:table table:name="表2" table:style-name="表2">
        <table:table-column table:style-name="表2.A"/>
        <table:table-column table:style-name="表2.B"/>
        <text:soft-page-break/>
        <table:table-row>
          <table:table-cell table:style-name="表2.A1" office:value-type="string">
            <text:p text:style-name="P10">IP Address Scope</text:p>
          </table:table-cell>
          <table:table-cell table:style-name="表2.B1" office:value-type="string">
            <text:p text:style-name="P10">Description</text:p>
          </table:table-cell>
        </table:table-row>
        <table:table-row>
          <table:table-cell table:style-name="表2.A2" office:value-type="string">
            <text:p text:style-name="P16">GLOBAL</text:p>
          </table:table-cell>
          <table:table-cell table:style-name="表2.B2" office:value-type="string">
            <text:p text:style-name="P16">IP address <text:span text:style-name="T5">scope </text:span>which means global address.</text:p>
          </table:table-cell>
        </table:table-row>
        <table:table-row>
          <table:table-cell table:style-name="表2.A2" office:value-type="string">
            <text:p text:style-name="P16">PRIVATE<text:span text:style-name="T5">_USE</text:span></text:p>
          </table:table-cell>
          <table:table-cell table:style-name="表2.B2" office:value-type="string">
            <text:p text:style-name="P16">IP address <text:span text:style-name="T5">scope</text:span> which means <text:span text:style-name="T5">private</text:span> address.</text:p>
          </table:table-cell>
        </table:table-row>
        <table:table-row>
          <table:table-cell table:style-name="表2.A2" office:value-type="string">
            <text:p text:style-name="P16">LOOPBACK</text:p>
          </table:table-cell>
          <table:table-cell table:style-name="表2.B2" office:value-type="string">
            <text:p text:style-name="P16">IP address <text:span text:style-name="T5">scope</text:span> which means <text:span text:style-name="T5">loopback</text:span> address.</text:p>
          </table:table-cell>
        </table:table-row>
        <table:table-row>
          <table:table-cell table:style-name="表2.A2" office:value-type="string">
            <text:p text:style-name="P16">LINKLOCAL</text:p>
          </table:table-cell>
          <table:table-cell table:style-name="表2.B2" office:value-type="string">
            <text:p text:style-name="P16">IP address <text:span text:style-name="T5">scope</text:span> which means <text:span text:style-name="T5">linklocal</text:span> address.</text:p>
          </table:table-cell>
        </table:table-row>
        <table:table-row>
          <table:table-cell table:style-name="表2.A2" office:value-type="string">
            <text:p text:style-name="P16"><text:span text:style-name="T5">UNIQUE_</text:span>LOCAL</text:p>
          </table:table-cell>
          <table:table-cell table:style-name="表2.B2" office:value-type="string">
            <text:p text:style-name="P16">IP address <text:span text:style-name="T5">scope</text:span> which means <text:span text:style-name="T5">unique-local</text:span> address.</text:p>
          </table:table-cell>
        </table:table-row>
        <table:table-row>
          <table:table-cell table:style-name="表2.A2" office:value-type="string">
            <text:p text:style-name="P15">UNSPECIFIED</text:p>
          </table:table-cell>
          <table:table-cell table:style-name="表2.B2" office:value-type="string">
            <text:p text:style-name="P16">IP address <text:span text:style-name="T5">scope</text:span> which means <text:span text:style-name="T31">the absence of an address.</text:span></text:p>
          </table:table-cell>
        </table:table-row>
      </table:table>
      <text:p text:style-name="Body"><text:span text:style-name="T5">If a bundle which wants to check </text:span><text:span text:style-name="T6">for </text:span><text:change-start text:change-id="ct264614264"/><text:span text:style-name="T6">an</text:span><text:change-end text:change-id="ct264614264"/><text:change text:change-id="ct264614368"/><text:span text:style-name="T6"> IP address of the IPv4 global, the bundle is able to confirm </text:span><text:change-start text:change-id="ct264614472"/><text:span text:style-name="T6">by</text:span><text:change-end text:change-id="ct264614472"/><text:change text:change-id="ct264614576"/><text:span text:style-name="T6"> obtain</text:span><text:change-start text:change-id="ct264614680"/><text:span text:style-name="T6">ing</text:span><text:change-end text:change-id="ct264614680"/><text:change text:change-id="ct264614784"/><text:span text:style-name="T6"> </text:span><text:span text:style-name="T14">NetworkAddress</text:span><text:span text:style-name="T6"> service which </text:span><text:change text:change-id="ct264614888"/><text:span text:style-name="T6">set</text:span><text:change-start text:change-id="ct264614992"/><text:span text:style-name="T6">s</text:span><text:change-end text:change-id="ct264614992"/><text:span text:style-name="T6"> "SERVICE_IPADDRESS_VERSION = IPV4" and "SERVICE_IPADDRESS_SCOPE = GLOBAL" to service property from <text:s/>service repository.</text:span></text:p>
      <text:p text:style-name="P16"><text:change text:change-id="ct268594536"/></text:p>
      <text:p text:style-name="P16"/>
      <text:p text:style-name="P16"/>
      <text:p text:style-name="P16"/>
      <text:h text:style-name="P111" text:outline-level="1">Data Transfer Objects</text:h>
      <text:p text:style-name="P62">This RFC will not provide Data Transfer Objects.</text:p>
      <text:p text:style-name="P63"/>
      <text:h text:style-name="P111" text:outline-level="1"><text:soft-page-break/>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39">OSGi Javadoc</text:p>
        <text:p text:style-name="P83">14/04/30 16:13</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85"><text:span text:style-name="Summary_20_Heading_20_Font">Package Summary</text:span></text:p>
            </table:table-cell>
            <table:covered-table-cell/>
            <table:table-cell table:style-name="表4.A1" office:value-type="string">
              <text:p text:style-name="P86"><text:span text:style-name="Page_20_Reference_20_Font"><text:span text:style-name="T38">Page</text:span></text:span></text:p>
            </table:table-cell>
          </table:table-row>
          <table:table-row table:style-name="表4.1">
            <table:table-cell table:style-name="表4.A2" office:value-type="string">
              <text:p text:style-name="P87"><text:a xlink:type="simple" xlink:href="#r2"><text:span text:style-name="T39">org.osgi.service.networkadapter</text:span></text:a></text:p>
            </table:table-cell>
            <table:table-cell table:style-name="表4.A2" office:value-type="string">
              <text:p text:style-name="P76"><text:s/></text:p>
            </table:table-cell>
            <table:table-cell table:style-name="表4.A2" office:value-type="string">
              <text:p text:style-name="P86"><text:span text:style-name="Page_20_Reference_20_Font"><text:bookmark-ref text:reference-format="page" text:ref-name="r2">19</text:bookmark-ref></text:span></text:p>
            </table:table-cell>
          </table:table-row>
        </table:table>
        <text:p text:style-name="P140"><text:bookmark text:name="r2"/>Package org.osgi.service.networkadapter</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90"><text:span text:style-name="Summary_20_Heading_20_Font1">Interface Summary</text:span></text:p>
            </table:table-cell>
            <table:covered-table-cell/>
            <table:table-cell table:style-name="表6.A1" office:value-type="string">
              <text:p text:style-name="P91"><text:span text:style-name="Page_20_Reference_20_Font"><text:span text:style-name="T32">Page</text:span></text:span></text:p>
            </table:table-cell>
          </table:table-row>
          <table:table-row table:style-name="表6.1">
            <table:table-cell table:style-name="表6.A2" office:value-type="string">
              <text:p text:style-name="P87"><text:a xlink:type="simple" xlink:href="#r26"><text:span text:style-name="Zeichenformat"><text:span text:style-name="T34">NetworkAdapter</text:span></text:span></text:a></text:p>
            </table:table-cell>
            <table:table-cell table:style-name="表6.A2" office:value-type="string">
              <text:p text:style-name="P88"><text:span text:style-name="Zeichenformat">This interface represents network interface information.</text:span></text:p>
            </table:table-cell>
            <table:table-cell table:style-name="表6.A2" office:value-type="string">
              <text:p text:style-name="P89"><text:span text:style-name="Page_20_Reference_20_Font"><text:span text:style-name="T33"><text:bookmark-ref text:reference-format="page" text:ref-name="r26">20</text:bookmark-ref></text:span></text:span></text:p>
            </table:table-cell>
          </table:table-row>
          <table:table-row table:style-name="表6.1">
            <table:table-cell table:style-name="表6.A3" office:value-type="string">
              <text:p text:style-name="P87"><text:a xlink:type="simple" xlink:href="#r51"><text:span text:style-name="Zeichenformat"><text:span text:style-name="T34">NetworkAddress</text:span></text:span></text:a></text:p>
            </table:table-cell>
            <table:table-cell table:style-name="表6.A3" office:value-type="string">
              <text:p text:style-name="P88"><text:span text:style-name="Zeichenformat">This interface represents an IP address information.</text:span></text:p>
            </table:table-cell>
            <table:table-cell table:style-name="表6.A3" office:value-type="string">
              <text:p text:style-name="P89"><text:span text:style-name="Page_20_Reference_20_Font"><text:span text:style-name="T33"><text:bookmark-ref text:reference-format="page" text:ref-name="r51">27</text:bookmark-ref></text:span></text:span></text:p>
            </table:table-cell>
          </table:table-row>
        </table:table>
        <text:p text:style-name="P141"><text:bookmark text:name="r26"/>Interface NetworkAdapter</text:p>
        <text:p text:style-name="P92"><text:a xlink:type="simple" xlink:href="#r2"><text:span text:style-name="T40">org.osgi.service.networkadapter</text:span></text:a></text:p>
        <text:p text:style-name="P93"/>
        <text:p text:style-name="P94"><text:span text:style-name="Code2">public interface </text:span><text:span text:style-name="Code2"><text:span text:style-name="T38">NetworkAdapter</text:span></text:span></text:p>
        <text:p text:style-name="P95">This interface represents network interface information.<text:line-break/>Network interface information service is set the following information as service property.<text:line-break/></text:p>
        <text:list xml:id="list9158869907699894015" text:style-name="RTF_5f_Num_20_2">
          <text:list-item>
            <text:p text:style-name="P79"><text:a xlink:type="simple" xlink:href="#r3"><text:span text:style-name="Code2"><text:span text:style-name="T41">NETWORKADAPTER_TYPE</text:span></text:span></text:a><text:span text:style-name="Default_20_Paragraph_20_Font"><text:span text:style-name="T18"> : Network Adapter Type</text:span></text:span></text:p>
          </text:list-item>
          <text:list-item>
            <text:p text:style-name="P79"><text:a xlink:type="simple" xlink:href="#r4"><text:span text:style-name="Code2"><text:span text:style-name="T41">NETWORKADAPTER_DISPLAYNAME</text:span></text:span></text:a><text:span text:style-name="Default_20_Paragraph_20_Font"><text:span text:style-name="T18"> : Network Interface Display Name</text:span></text:span></text:p>
          </text:list-item>
          <text:list-item>
            <text:p text:style-name="P79"><text:a xlink:type="simple" xlink:href="#r5"><text:span text:style-name="Code2"><text:span text:style-name="T41">NETWORKADAPTER_NAME</text:span></text:span></text:a><text:span text:style-name="Default_20_Paragraph_20_Font"><text:span text:style-name="T18"> : Network Interface Name</text:span></text:span></text:p>
          </text:list-item>
          <text:list-item>
            <text:p text:style-name="P79"><text:a xlink:type="simple" xlink:href="#r6"><text:span text:style-name="Code2"><text:span text:style-name="T41">NETWORKADAPTER_HARDWAREADDRESS</text:span></text:span></text:a><text:span text:style-name="Default_20_Paragraph_20_Font"><text:span text:style-name="T18"> : Hardware Address</text:span></text:span></text:p>
          </text:list-item>
          <text:list-item>
            <text:p text:style-name="P79"><text:a xlink:type="simple" xlink:href="#r7"><text:span text:style-name="Code2"><text:span text:style-name="T41">NETWORKADAPTER_IS_UP</text:span></text:span></text:a><text:span text:style-name="Default_20_Paragraph_20_Font"><text:span text:style-name="T18"> : Running status of Network Interface</text:span></text:span></text:p>
          </text:list-item>
          <text:list-item>
            <text:p text:style-name="P79"><text:a xlink:type="simple" xlink:href="#r8"><text:span text:style-name="Code2"><text:span text:style-name="T41">NETWORKADAPTER_IS_LOOPBACK</text:span></text:span></text:a><text:span text:style-name="Default_20_Paragraph_20_Font"><text:span text:style-name="T18"> : To check loopback interface</text:span></text:span></text:p>
          </text:list-item>
          <text:list-item>
            <text:p text:style-name="P79"><text:a xlink:type="simple" xlink:href="#r9"><text:span text:style-name="Code2"><text:span text:style-name="T41">NETWORKADAPTER_IS_POINTTOPOINT</text:span></text:span></text:a><text:span text:style-name="Default_20_Paragraph_20_Font"><text:span text:style-name="T18"> : To check point to point interface</text:span></text:span></text:p>
          </text:list-item>
          <text:list-item>
            <text:p text:style-name="P79"><text:a xlink:type="simple" xlink:href="#r10"><text:span text:style-name="Code2"><text:span text:style-name="T41">NETWORKADAPTER_IS_VIRTUAL</text:span></text:span></text:a><text:span text:style-name="Default_20_Paragraph_20_Font"><text:span text:style-name="T18"> : To check virtual interface</text:span></text:span></text:p>
          </text:list-item>
          <text:list-item>
            <text:p text:style-name="P79"><text:a xlink:type="simple" xlink:href="#r11"><text:span text:style-name="Code2"><text:span text:style-name="T41">NETWORKADAPTER_SUPPORTS_MULTICAST</text:span></text:span></text:a><text:span text:style-name="Default_20_Paragraph_20_Font"><text:span text:style-name="T18"> : To check supports multicasting</text:span></text:span></text:p>
          </text:list-item>
          <text:list-item>
            <text:p text:style-name="P79"><text:a xlink:type="simple" xlink:href="#r12"><text:span text:style-name="Code2"><text:span text:style-name="T41">NETWORKADAPTER_PARENT</text:span></text:span></text:a><text:span text:style-name="Default_20_Paragraph_20_Font"><text:span text:style-name="T18"> : The PID of parent Network Interface</text:span></text:span></text:p>
          </text:list-item>
          <text:list-item>
            <text:p text:style-name="P81"><text:a xlink:type="simple" xlink:href="#r13"><text:span text:style-name="Code2"><text:span text:style-name="T41">NETWORKADAPTER_SUBINTERFACE</text:span></text:span></text:a><text:span text:style-name="Default_20_Paragraph_20_Font"><text:span text:style-name="T18"> : The PID of sub Network Interface</text:span></text:span></text:p>
          </text:list-item>
        </text:list>
        <text:p text:style-name="P96"/>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97"><text:span text:style-name="Summary_20_Heading_20_Font2"><text:span text:style-name="T1">Field Summary</text:span></text:span></text:p>
            </table:table-cell>
            <table:covered-table-cell/>
            <table:table-cell table:style-name="表7.A1" office:value-type="string">
              <text:p text:style-name="P98"><text:span text:style-name="Page_20_Reference_20_Font"><text:span text:style-name="T19">Page</text:span></text:span></text:p>
            </table:table-cell>
          </table:table-row>
          <table:table-row table:style-name="表7.1">
            <table:table-cell table:style-name="表7.A2" office:value-type="string">
              <text:p text:style-name="P99"><text:span text:style-name="Code_20_Small1"><text:span text:style-name="T1">String</text:span></text:span></text:p>
            </table:table-cell>
            <table:table-cell table:style-name="表7.A2" office:value-type="string">
              <text:p text:style-name="P102"><text:a xlink:type="simple" xlink:href="#r15"><text:span text:style-name="Code2"><text:span text:style-name="T42">LAN</text:span></text:span></text:a></text:p>
              <text:p text:style-name="P103">The string of networkadapter type which means the network interface to connect to a local area network.</text:p>
            </table:table-cell>
            <table:table-cell table:style-name="表7.C2" office:value-type="string">
              <text:p text:style-name="P100"><text:span text:style-name="Page_20_Reference_20_Font"><text:span text:style-name="T1"><text:bookmark-ref text:reference-format="page" text:ref-name="r15">23</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4"><text:span text:style-name="Code2"><text:span text:style-name="T42">NETWORKADAPTER_DISPLAYNAME</text:span></text:span></text:a></text:p>
              <text:p text:style-name="P103">The key string of "networkAdapter.displayName" service property.</text:p>
            </table:table-cell>
            <table:table-cell table:style-name="表7.C3" office:value-type="string">
              <text:p text:style-name="P100"><text:span text:style-name="Page_20_Reference_20_Font"><text:span text:style-name="T1"><text:bookmark-ref text:reference-format="page" text:ref-name="r4">21</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6"><text:span text:style-name="Code2"><text:span text:style-name="T42">NETWORKADAPTER_HARDWAREADDRESS</text:span></text:span></text:a></text:p>
              <text:p text:style-name="P103">The key string of "networkAdapter.hardwareAddress" service property.</text:p>
            </table:table-cell>
            <table:table-cell table:style-name="表7.C3" office:value-type="string">
              <text:p text:style-name="P100"><text:span text:style-name="Page_20_Reference_20_Font"><text:span text:style-name="T1"><text:bookmark-ref text:reference-format="page" text:ref-name="r6">22</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8"><text:span text:style-name="Code2"><text:span text:style-name="T42">NETWORKADAPTER_IS_LOOPBACK</text:span></text:span></text:a></text:p>
              <text:p text:style-name="P103">The key string of "networkAdapter.isLoopback" service property.</text:p>
            </table:table-cell>
            <table:table-cell table:style-name="表7.C3" office:value-type="string">
              <text:p text:style-name="P100"><text:span text:style-name="Page_20_Reference_20_Font"><text:span text:style-name="T1"><text:bookmark-ref text:reference-format="page" text:ref-name="r8">22</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9"><text:span text:style-name="Code2"><text:span text:style-name="T42">NETWORKADAPTER_IS_POINTTOPOINT</text:span></text:span></text:a></text:p>
              <text:p text:style-name="P103">The key string of "networkAdapter.isPointToPoint" service property.</text:p>
            </table:table-cell>
            <table:table-cell table:style-name="表7.C3" office:value-type="string">
              <text:p text:style-name="P100"><text:span text:style-name="Page_20_Reference_20_Font"><text:span text:style-name="T1"><text:bookmark-ref text:reference-format="page" text:ref-name="r9">22</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7"><text:span text:style-name="Code2"><text:span text:style-name="T42">NETWORKADAPTER_IS_UP</text:span></text:span></text:a></text:p>
              <text:p text:style-name="P103">The key string of "networkAdapter.isUp" service property.</text:p>
            </table:table-cell>
            <table:table-cell table:style-name="表7.C3" office:value-type="string">
              <text:p text:style-name="P100"><text:span text:style-name="Page_20_Reference_20_Font"><text:span text:style-name="T1"><text:bookmark-ref text:reference-format="page" text:ref-name="r7">22</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10"><text:span text:style-name="Code2"><text:span text:style-name="T42">NETWORKADAPTER_IS_VIRTUAL</text:span></text:span></text:a></text:p>
              <text:p text:style-name="P103">The key string of "networkAdapter.isVirtual" service property.</text:p>
            </table:table-cell>
            <table:table-cell table:style-name="表7.C3" office:value-type="string">
              <text:p text:style-name="P100"><text:span text:style-name="Page_20_Reference_20_Font"><text:span text:style-name="T1"><text:bookmark-ref text:reference-format="page" text:ref-name="r10">22</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5"><text:span text:style-name="Code2"><text:span text:style-name="T42">NETWORKADAPTER_NAME</text:span></text:span></text:a></text:p>
              <text:p text:style-name="P103">The key string of "networkAdapter.name" service property.</text:p>
            </table:table-cell>
            <table:table-cell table:style-name="表7.C3" office:value-type="string">
              <text:p text:style-name="P100"><text:span text:style-name="Page_20_Reference_20_Font"><text:span text:style-name="T1"><text:bookmark-ref text:reference-format="page" text:ref-name="r5">21</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12"><text:span text:style-name="Code2"><text:span text:style-name="T42">NETWORKADAPTER_PARENT</text:span></text:span></text:a></text:p>
              <text:p text:style-name="P103">The key string of "networkAdapter.parent" service property.</text:p>
            </table:table-cell>
            <table:table-cell table:style-name="表7.C3" office:value-type="string">
              <text:p text:style-name="P100"><text:span text:style-name="Page_20_Reference_20_Font"><text:span text:style-name="T1"><text:bookmark-ref text:reference-format="page" text:ref-name="r12">23</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13"><text:span text:style-name="Code2"><text:span text:style-name="T42">NETWORKADAPTER_SUBINTERFACE</text:span></text:span></text:a></text:p>
              <text:p text:style-name="P103">The key string of "networkAdapter.subInterface" service property.</text:p>
            </table:table-cell>
            <table:table-cell table:style-name="表7.C3" office:value-type="string">
              <text:p text:style-name="P100"><text:span text:style-name="Page_20_Reference_20_Font"><text:span text:style-name="T1"><text:bookmark-ref text:reference-format="page" text:ref-name="r13">23</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11"><text:span text:style-name="Code2"><text:span text:style-name="T42">NETWORKADAPTER_SUPPORTS_MULTICAST</text:span></text:span></text:a></text:p>
              <text:p text:style-name="P103">The key string of "networkAdapter.supportsMulticast" service property.</text:p>
            </table:table-cell>
            <table:table-cell table:style-name="表7.C3" office:value-type="string">
              <text:p text:style-name="P100"><text:span text:style-name="Page_20_Reference_20_Font"><text:span text:style-name="T1"><text:bookmark-ref text:reference-format="page" text:ref-name="r11">22</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3"><text:span text:style-name="Code2"><text:span text:style-name="T42">NETWORKADAPTER_TYPE</text:span></text:span></text:a></text:p>
              <text:p text:style-name="P103">The key string of "networkAdapter.type" service property.</text:p>
            </table:table-cell>
            <table:table-cell table:style-name="表7.C3" office:value-type="string">
              <text:p text:style-name="P100"><text:span text:style-name="Page_20_Reference_20_Font"><text:span text:style-name="T1"><text:bookmark-ref text:reference-format="page" text:ref-name="r3">21</text:bookmark-ref></text:span></text:span></text:p>
            </table:table-cell>
          </table:table-row>
          <table:table-row table:style-name="表7.1">
            <table:table-cell table:style-name="表7.A3" office:value-type="string">
              <text:p text:style-name="P99"><text:span text:style-name="Code_20_Small1"><text:span text:style-name="T1">String</text:span></text:span></text:p>
            </table:table-cell>
            <table:table-cell table:style-name="表7.A3" office:value-type="string">
              <text:p text:style-name="P102"><text:a xlink:type="simple" xlink:href="#r14"><text:span text:style-name="Code2"><text:span text:style-name="T42">WAN</text:span></text:span></text:a></text:p>
              <text:p text:style-name="P103">The string of networkadapter type which means the network interface to connect to an external network (i.e.</text:p>
            </table:table-cell>
            <table:table-cell table:style-name="表7.C3" office:value-type="string">
              <text:p text:style-name="P100"><text:span text:style-name="Page_20_Reference_20_Font"><text:span text:style-name="T1"><text:bookmark-ref text:reference-format="page" text:ref-name="r14">23</text:bookmark-ref></text:span></text:span></text:p>
            </table:table-cell>
          </table:table-row>
        </table:table>
        <text:p text:style-name="P77"/>
        <table:table table:name="表9" table:style-name="表9">
          <table:table-column table:style-name="表9.A"/>
          <table:table-column table:style-name="表9.B"/>
          <table:table-column table:style-name="表9.C"/>
          <text:soft-page-break/>
          <table:table-row table:style-name="表9.1">
            <table:table-cell table:style-name="表9.A1" table:number-columns-spanned="2" office:value-type="string">
              <text:p text:style-name="P97"><text:span text:style-name="Summary_20_Heading_20_Font2"><text:span text:style-name="T1">Method Summary</text:span></text:span></text:p>
            </table:table-cell>
            <table:covered-table-cell/>
            <table:table-cell table:style-name="表9.A1" office:value-type="string">
              <text:p text:style-name="P98"><text:span text:style-name="Page_20_Reference_20_Font"><text:span text:style-name="T19">Page</text:span></text:span></text:p>
            </table:table-cell>
          </table:table-row>
          <table:table-row table:style-name="表9.1">
            <table:table-cell table:style-name="表9.A2" office:value-type="string">
              <text:p text:style-name="P99"><text:span text:style-name="Code_20_Small1"><text:span text:style-name="T1">String</text:span></text:span></text:p>
            </table:table-cell>
            <table:table-cell table:style-name="表9.A2" office:value-type="string">
              <text:p text:style-name="P102"><text:a xlink:type="simple" xlink:href="#r17"><text:span text:style-name="Code2"><text:span text:style-name="T42">getDisplayName</text:span></text:span></text:a><text:span text:style-name="Code2"><text:span text:style-name="T1">()</text:span></text:span></text:p>
              <text:p text:style-name="P103">Returns the network interface display name of "networkAdapter.displayname" service property value.</text:p>
            </table:table-cell>
            <table:table-cell table:style-name="表9.C2" office:value-type="string">
              <text:p text:style-name="P100"><text:span text:style-name="Page_20_Reference_20_Font"><text:span text:style-name="T1"><text:bookmark-ref text:reference-format="page" text:ref-name="r17">23</text:bookmark-ref></text:span></text:span></text:p>
            </table:table-cell>
          </table:table-row>
          <table:table-row table:style-name="表9.1">
            <table:table-cell table:style-name="表9.A3" office:value-type="string">
              <text:p text:style-name="P99"><text:span text:style-name="Code_20_Small1"><text:span text:style-name="T1">byte[]</text:span></text:span></text:p>
            </table:table-cell>
            <table:table-cell table:style-name="表9.A3" office:value-type="string">
              <text:p text:style-name="P102"><text:a xlink:type="simple" xlink:href="#r19"><text:span text:style-name="Code2"><text:span text:style-name="T42">getHardwareAddress</text:span></text:span></text:a><text:span text:style-name="Code2"><text:span text:style-name="T1">()</text:span></text:span></text:p>
              <text:p text:style-name="P103">Returns the MAC address of "networkAdapter.hardwareAddress" service property value.</text:p>
            </table:table-cell>
            <table:table-cell table:style-name="表9.C3" office:value-type="string">
              <text:p text:style-name="P100"><text:span text:style-name="Page_20_Reference_20_Font"><text:span text:style-name="T1"><text:bookmark-ref text:reference-format="page" text:ref-name="r19">24</text:bookmark-ref></text:span></text:span></text:p>
            </table:table-cell>
          </table:table-row>
          <table:table-row table:style-name="表9.1">
            <table:table-cell table:style-name="表9.A3" office:value-type="string">
              <text:p text:style-name="P99"><text:span text:style-name="Code_20_Small1"><text:span text:style-name="T1">int</text:span></text:span></text:p>
            </table:table-cell>
            <table:table-cell table:style-name="表9.A3" office:value-type="string">
              <text:p text:style-name="P102"><text:a xlink:type="simple" xlink:href="#r20"><text:span text:style-name="Code2"><text:span text:style-name="T42">getMTU</text:span></text:span></text:a><text:span text:style-name="Code2"><text:span text:style-name="T1">()</text:span></text:span></text:p>
              <text:p text:style-name="P103">Returns the Maximum Transmission Unit (MTU) of this interface.</text:p>
            </table:table-cell>
            <table:table-cell table:style-name="表9.C3" office:value-type="string">
              <text:p text:style-name="P100"><text:span text:style-name="Page_20_Reference_20_Font"><text:span text:style-name="T1"><text:bookmark-ref text:reference-format="page" text:ref-name="r20">24</text:bookmark-ref></text:span></text:span></text:p>
            </table:table-cell>
          </table:table-row>
          <table:table-row table:style-name="表9.1">
            <table:table-cell table:style-name="表9.A3" office:value-type="string">
              <text:p text:style-name="P99"><text:span text:style-name="Code_20_Small1"><text:span text:style-name="T1">String</text:span></text:span></text:p>
            </table:table-cell>
            <table:table-cell table:style-name="表9.A3" office:value-type="string">
              <text:p text:style-name="P102"><text:a xlink:type="simple" xlink:href="#r18"><text:span text:style-name="Code2"><text:span text:style-name="T42">getName</text:span></text:span></text:a><text:span text:style-name="Code2"><text:span text:style-name="T1">()</text:span></text:span></text:p>
              <text:p text:style-name="P103">Returns the network interface name of "networkAdapter.name" service property value.</text:p>
            </table:table-cell>
            <table:table-cell table:style-name="表9.C3" office:value-type="string">
              <text:p text:style-name="P100"><text:span text:style-name="Page_20_Reference_20_Font"><text:span text:style-name="T1"><text:bookmark-ref text:reference-format="page" text:ref-name="r18">24</text:bookmark-ref></text:span></text:span></text:p>
            </table:table-cell>
          </table:table-row>
          <table:table-row table:style-name="表9.1">
            <table:table-cell table:style-name="表9.A3" office:value-type="string">
              <text:p text:style-name="P99"><text:span text:style-name="Code_20_Small1"><text:span text:style-name="T1">String</text:span></text:span></text:p>
            </table:table-cell>
            <table:table-cell table:style-name="表9.A3" office:value-type="string">
              <text:p text:style-name="P102"><text:a xlink:type="simple" xlink:href="#r16"><text:span text:style-name="Code2"><text:span text:style-name="T42">getNetworkAdapterType</text:span></text:span></text:a><text:span text:style-name="Code2"><text:span text:style-name="T1">()</text:span></text:span></text:p>
              <text:p text:style-name="P103">Returns the network interface type of "networkAdapter.type" service property value.</text:p>
            </table:table-cell>
            <table:table-cell table:style-name="表9.C3" office:value-type="string">
              <text:p text:style-name="P100"><text:span text:style-name="Page_20_Reference_20_Font"><text:span text:style-name="T1"><text:bookmark-ref text:reference-format="page" text:ref-name="r16">23</text:bookmark-ref></text:span></text:span></text:p>
            </table:table-cell>
          </table:table-row>
          <table:table-row table:style-name="表9.1">
            <table:table-cell table:style-name="表9.A3" office:value-type="string">
              <text:p text:style-name="P99"><text:span text:style-name="Code_20_Small1"><text:span text:style-name="T1">boolean</text:span></text:span></text:p>
            </table:table-cell>
            <table:table-cell table:style-name="表9.A3" office:value-type="string">
              <text:p text:style-name="P102"><text:a xlink:type="simple" xlink:href="#r21"><text:span text:style-name="Code2"><text:span text:style-name="T42">isLoopback</text:span></text:span></text:a><text:span text:style-name="Code2"><text:span text:style-name="T1">()</text:span></text:span></text:p>
              <text:p text:style-name="P103">Returns whether a network interface is a loopback interface.</text:p>
            </table:table-cell>
            <table:table-cell table:style-name="表9.C3" office:value-type="string">
              <text:p text:style-name="P100"><text:span text:style-name="Page_20_Reference_20_Font"><text:span text:style-name="T1"><text:bookmark-ref text:reference-format="page" text:ref-name="r21">24</text:bookmark-ref></text:span></text:span></text:p>
            </table:table-cell>
          </table:table-row>
          <table:table-row table:style-name="表9.1">
            <table:table-cell table:style-name="表9.A3" office:value-type="string">
              <text:p text:style-name="P99"><text:span text:style-name="Code_20_Small1"><text:span text:style-name="T1">boolean</text:span></text:span></text:p>
            </table:table-cell>
            <table:table-cell table:style-name="表9.A3" office:value-type="string">
              <text:p text:style-name="P102"><text:a xlink:type="simple" xlink:href="#r22"><text:span text:style-name="Code2"><text:span text:style-name="T42">isPointToPoint</text:span></text:span></text:a><text:span text:style-name="Code2"><text:span text:style-name="T1">()</text:span></text:span></text:p>
              <text:p text:style-name="P103">Returns whether a network interface is a point to point interface.</text:p>
            </table:table-cell>
            <table:table-cell table:style-name="表9.C3" office:value-type="string">
              <text:p text:style-name="P100"><text:span text:style-name="Page_20_Reference_20_Font"><text:span text:style-name="T1"><text:bookmark-ref text:reference-format="page" text:ref-name="r22">25</text:bookmark-ref></text:span></text:span></text:p>
            </table:table-cell>
          </table:table-row>
          <table:table-row table:style-name="表9.1">
            <table:table-cell table:style-name="表9.A3" office:value-type="string">
              <text:p text:style-name="P99"><text:span text:style-name="Code_20_Small1"><text:span text:style-name="T1">boolean</text:span></text:span></text:p>
            </table:table-cell>
            <table:table-cell table:style-name="表9.A3" office:value-type="string">
              <text:p text:style-name="P102"><text:a xlink:type="simple" xlink:href="#r23"><text:span text:style-name="Code2"><text:span text:style-name="T42">isUp</text:span></text:span></text:a><text:span text:style-name="Code2"><text:span text:style-name="T1">()</text:span></text:span></text:p>
              <text:p text:style-name="P103">Returns whether a network interface is up and running.</text:p>
            </table:table-cell>
            <table:table-cell table:style-name="表9.C3" office:value-type="string">
              <text:p text:style-name="P100"><text:span text:style-name="Page_20_Reference_20_Font"><text:span text:style-name="T1"><text:bookmark-ref text:reference-format="page" text:ref-name="r23">25</text:bookmark-ref></text:span></text:span></text:p>
            </table:table-cell>
          </table:table-row>
          <table:table-row table:style-name="表9.1">
            <table:table-cell table:style-name="表9.A3" office:value-type="string">
              <text:p text:style-name="P99"><text:span text:style-name="Code_20_Small1"><text:span text:style-name="T1">boolean</text:span></text:span></text:p>
            </table:table-cell>
            <table:table-cell table:style-name="表9.A3" office:value-type="string">
              <text:p text:style-name="P102"><text:a xlink:type="simple" xlink:href="#r24"><text:span text:style-name="Code2"><text:span text:style-name="T42">isVirtual</text:span></text:span></text:a><text:span text:style-name="Code2"><text:span text:style-name="T1">()</text:span></text:span></text:p>
              <text:p text:style-name="P103">Returns whether this interface is a virtual interface (also called subinterface).</text:p>
            </table:table-cell>
            <table:table-cell table:style-name="表9.C3" office:value-type="string">
              <text:p text:style-name="P100"><text:span text:style-name="Page_20_Reference_20_Font"><text:span text:style-name="T1"><text:bookmark-ref text:reference-format="page" text:ref-name="r24">25</text:bookmark-ref></text:span></text:span></text:p>
            </table:table-cell>
          </table:table-row>
          <table:table-row table:style-name="表9.1">
            <table:table-cell table:style-name="表9.A3" office:value-type="string">
              <text:p text:style-name="P99"><text:span text:style-name="Code_20_Small1"><text:span text:style-name="T1">boolean</text:span></text:span></text:p>
            </table:table-cell>
            <table:table-cell table:style-name="表9.A3" office:value-type="string">
              <text:p text:style-name="P102"><text:a xlink:type="simple" xlink:href="#r25"><text:span text:style-name="Code2"><text:span text:style-name="T42">supportsMulticast</text:span></text:span></text:a><text:span text:style-name="Code2"><text:span text:style-name="T1">()</text:span></text:span></text:p>
              <text:p text:style-name="P103">Returns whether a network interface supports multicasting or not.</text:p>
            </table:table-cell>
            <table:table-cell table:style-name="表9.C3" office:value-type="string">
              <text:p text:style-name="P101"><text:span text:style-name="Page_20_Reference_20_Font"><text:span text:style-name="T1"><text:bookmark-ref text:reference-format="page" text:ref-name="r25">25</text:bookmark-ref></text:span></text:span></text:p>
            </table:table-cell>
          </table:table-row>
        </table:table>
        <text:p text:style-name="P143">Field Detail</text:p>
        <text:p text:style-name="P146"><text:bookmark text:name="r3"/>NETWORKADAPTER_TYPE</text:p>
        <text:p text:style-name="P84"><text:span text:style-name="Code2">public static final String </text:span><text:span text:style-name="Code2"><text:span text:style-name="T38">NETWORKADAPTER_TYPE</text:span></text:span><text:span text:style-name="Code2"> = "networkAdapter.type"</text:span></text:p>
        <text:p text:style-name="P104">The key string of "networkAdapter.type" service property.<text:line-break/>Network Interface Type is specified.<text:line-break/></text:p>
        <text:p text:style-name="P106"/>
        <text:p text:style-name="P145"><text:bookmark text:name="r4"/>NETWORKADAPTER_DISPLAYNAME</text:p>
        <text:p text:style-name="P84"><text:span text:style-name="Code2">public static final String </text:span><text:span text:style-name="Code2"><text:span text:style-name="T38">NETWORKADAPTER_DISPLAYNAME</text:span></text:span><text:span text:style-name="Code2"> = "networkAdapter.displayName"</text:span></text:p>
        <text:p text:style-name="P104">The key string of "networkAdapter.displayName" service property.<text:line-break/>Network Interface Display Name is specified.<text:line-break/></text:p>
        <text:p text:style-name="P106"/>
        <text:p text:style-name="P145"><text:bookmark text:name="r5"/>NETWORKADAPTER_NAME</text:p>
        <text:p text:style-name="P84"><text:span text:style-name="Code2">public static final String </text:span><text:span text:style-name="Code2"><text:span text:style-name="T38">NETWORKADAPTER_NAME</text:span></text:span><text:span text:style-name="Code2"> = "networkAdapter.name"</text:span></text:p>
        <text:p text:style-name="P104">The key string of "networkAdapter.name" service property.<text:line-break/>Network Interface Name is specified.<text:line-break/></text:p>
        <text:p text:style-name="P106"/>
        <text:p text:style-name="P145"><text:bookmark text:name="r6"/><text:soft-page-break/>NETWORKADAPTER_HARDWAREADDRESS</text:p>
        <text:p text:style-name="P84"><text:span text:style-name="Code2">public static final String </text:span><text:span text:style-name="Code2"><text:span text:style-name="T38">NETWORKADAPTER_HARDWAREADDRESS</text:span></text:span><text:span text:style-name="Code2"> = "networkAdapter.hardwareAddress"</text:span></text:p>
        <text:p text:style-name="P104">The key string of "networkAdapter.hardwareAddress" service property.<text:line-break/>Hardware Address is specified.<text:line-break/></text:p>
        <text:p text:style-name="P106"/>
        <text:p text:style-name="P145"><text:bookmark text:name="r7"/>NETWORKADAPTER_IS_UP</text:p>
        <text:p text:style-name="P84"><text:span text:style-name="Code2">public static final String </text:span><text:span text:style-name="Code2"><text:span text:style-name="T38">NETWORKADAPTER_IS_UP</text:span></text:span><text:span text:style-name="Code2"> = "networkAdapter.isUp"</text:span></text:p>
        <text:p text:style-name="P104">The key string of "networkAdapter.isUp" service property.<text:line-break/>The value is true when a network interface is up and running, otherwise it is false.<text:line-break/></text:p>
        <text:p text:style-name="P106"/>
        <text:p text:style-name="P145"><text:bookmark text:name="r8"/>NETWORKADAPTER_IS_LOOPBACK</text:p>
        <text:p text:style-name="P84"><text:span text:style-name="Code2">public static final String </text:span><text:span text:style-name="Code2"><text:span text:style-name="T38">NETWORKADAPTER_IS_LOOPBACK</text:span></text:span><text:span text:style-name="Code2"> = "networkAdapter.isLoopback"</text:span></text:p>
        <text:p text:style-name="P104">The key string of "networkAdapter.isLoopback" service property.<text:line-break/>The value is true when a network interface is a loopback interface, otherwise it is false.<text:line-break/></text:p>
        <text:p text:style-name="P106"/>
        <text:p text:style-name="P145"><text:bookmark text:name="r9"/>NETWORKADAPTER_IS_POINTTOPOINT</text:p>
        <text:p text:style-name="P84"><text:span text:style-name="Code2">public static final String </text:span><text:span text:style-name="Code2"><text:span text:style-name="T38">NETWORKADAPTER_IS_POINTTOPOINT</text:span></text:span><text:span text:style-name="Code2"> = "networkAdapter.isPointToPoint"</text:span></text:p>
        <text:p text:style-name="P104">The key string of "networkAdapter.isPointToPoint" service property.<text:line-break/>The value is true when a network interface is a point to point interface, otherwise it is false.<text:line-break/></text:p>
        <text:p text:style-name="P106"/>
        <text:p text:style-name="P145"><text:bookmark text:name="r10"/>NETWORKADAPTER_IS_VIRTUAL</text:p>
        <text:p text:style-name="P84"><text:span text:style-name="Code2">public static final String </text:span><text:span text:style-name="Code2"><text:span text:style-name="T38">NETWORKADAPTER_IS_VIRTUAL</text:span></text:span><text:span text:style-name="Code2"> = "networkAdapter.isVirtual"</text:span></text:p>
        <text:p text:style-name="P104">The key string of "networkAdapter.isVirtual" service property.<text:line-break/>The value is true when a network interface is a virtual interface, otherwise it is false.<text:line-break/></text:p>
        <text:p text:style-name="P106"/>
        <text:p text:style-name="P145"><text:bookmark text:name="r11"/>NETWORKADAPTER_SUPPORTS_MULTICAST</text:p>
        <text:p text:style-name="P84"><text:span text:style-name="Code2">public static final String </text:span><text:span text:style-name="Code2"><text:span text:style-name="T38">NETWORKADAPTER_SUPPORTS_MULTICAST</text:span></text:span><text:span text:style-name="Code2"> = "networkAdapter.supportsMulticast"</text:span></text:p>
        <text:p text:style-name="P104">The key string of "networkAdapter.supportsMulticast" service property.<text:line-break/>The value is true when a network interface supports multicasting, otherwise it is false.<text:line-break/></text:p>
        <text:p text:style-name="P106"/>
        <text:p text:style-name="P145"><text:bookmark text:name="r12"/><text:soft-page-break/>NETWORKADAPTER_PARENT</text:p>
        <text:p text:style-name="P84"><text:span text:style-name="Code2">public static final String </text:span><text:span text:style-name="Code2"><text:span text:style-name="T38">NETWORKADAPTER_PARENT</text:span></text:span><text:span text:style-name="Code2"> = "networkAdapter.parent"</text:span></text:p>
        <text:p text:style-name="P104">The key string of "networkAdapter.parent" service property.<text:line-break/>Service PID of the NetworkAdapter service which is parent of this NetworkAdapter is specified.<text:line-break/></text:p>
        <text:p text:style-name="P106"/>
        <text:p text:style-name="P145"><text:bookmark text:name="r13"/>NETWORKADAPTER_SUBINTERFACE</text:p>
        <text:p text:style-name="P84"><text:span text:style-name="Code2">public static final String </text:span><text:span text:style-name="Code2"><text:span text:style-name="T38">NETWORKADAPTER_SUBINTERFACE</text:span></text:span><text:span text:style-name="Code2"> = "networkAdapter.subInterface"</text:span></text:p>
        <text:p text:style-name="P104">The key string of "networkAdapter.subInterface" service property.<text:line-break/>Service PID of the NetworkAdapter service which is subinterface of this NetworkAdapter is specified.<text:line-break/></text:p>
        <text:p text:style-name="P106"/>
        <text:p text:style-name="P145"><text:bookmark text:name="r14"/>WAN</text:p>
        <text:p text:style-name="P84"><text:span text:style-name="Code2">public static final String </text:span><text:span text:style-name="Code2"><text:span text:style-name="T38">WAN</text:span></text:span><text:span text:style-name="Code2"> = "WAN"</text:span></text:p>
        <text:p text:style-name="P104">The string of networkadapter type which means the network interface to connect to an external network (i.e. Internet).<text:line-break/></text:p>
        <text:p text:style-name="P106"/>
        <text:p text:style-name="P145"><text:bookmark text:name="r15"/>LAN</text:p>
        <text:p text:style-name="P84"><text:span text:style-name="Code2">public static final String </text:span><text:span text:style-name="Code2"><text:span text:style-name="T38">LAN</text:span></text:span><text:span text:style-name="Code2"> = "LAN"</text:span></text:p>
        <text:p text:style-name="P104">The string of networkadapter type which means the network interface to connect to a local area network.<text:line-break/></text:p>
        <text:p text:style-name="P144">Method Detail</text:p>
        <text:p text:style-name="P146"><text:bookmark text:name="r16"/>getNetworkAdapterType</text:p>
        <text:p text:style-name="P84"><text:span text:style-name="Code2">String </text:span><text:span text:style-name="Code2"><text:span text:style-name="T38">getNetworkAdapterType</text:span></text:span><text:span text:style-name="Code2">()</text:span></text:p>
        <text:p text:style-name="P104">Returns the network interface type of "networkAdapter.type" service property value.<text:line-break/></text:p>
        <text:p text:style-name="P105">Returns:</text:p>
        <text:p text:style-name="P107">Network Interface Type</text:p>
        <text:p text:style-name="P109"/>
        <text:p text:style-name="P145"><text:bookmark text:name="r17"/>getDisplayName</text:p>
        <text:p text:style-name="P84"><text:span text:style-name="Code2">String </text:span><text:span text:style-name="Code2"><text:span text:style-name="T38">getDisplayName</text:span></text:span><text:span text:style-name="Code2">()</text:span></text:p>
        <text:p text:style-name="P104">Returns the network interface display name of "networkAdapter.displayname" service property value.<text:line-break/></text:p>
        <text:p text:style-name="P105"><text:soft-page-break/>Returns:</text:p>
        <text:p text:style-name="P107">Network Interface Display Name</text:p>
        <text:p text:style-name="P109"/>
        <text:p text:style-name="P145"><text:bookmark text:name="r18"/>getName</text:p>
        <text:p text:style-name="P84"><text:span text:style-name="Code2">String </text:span><text:span text:style-name="Code2"><text:span text:style-name="T38">getName</text:span></text:span><text:span text:style-name="Code2">()</text:span></text:p>
        <text:p text:style-name="P104">Returns the network interface name of "networkAdapter.name" service property value.<text:line-break/></text:p>
        <text:p text:style-name="P105">Returns:</text:p>
        <text:p text:style-name="P107">Network Interface Name</text:p>
        <text:p text:style-name="P109"/>
        <text:p text:style-name="P145"><text:bookmark text:name="r19"/>getHardwareAddress</text:p>
        <text:p text:style-name="P84"><text:span text:style-name="Code2">byte[] </text:span><text:span text:style-name="Code2"><text:span text:style-name="T38">getHardwareAddress</text:span></text:span><text:span text:style-name="Code2">()</text:span></text:p>
        <text:p text:style-name="P104">Returns the MAC address of "networkAdapter.hardwareAddress" service property value.<text:line-break/></text:p>
        <text:p text:style-name="P105">Returns:</text:p>
        <text:p text:style-name="P107">Hardware Address</text:p>
        <text:p text:style-name="P109"/>
        <text:p text:style-name="P145"><text:bookmark text:name="r20"/>getMTU</text:p>
        <text:p text:style-name="P84"><text:span text:style-name="Code2">int </text:span><text:span text:style-name="Code2"><text:span text:style-name="T38">getMTU</text:span></text:span><text:span text:style-name="Code2">()<text:line-break/>    throws SocketException</text:span></text:p>
        <text:p text:style-name="P104">Returns the Maximum Transmission Unit (MTU) of this interface.<text:line-break/></text:p>
        <text:p text:style-name="P105">Returns:</text:p>
        <text:p text:style-name="P107">The value of the MTU for that interface.<text:line-break/></text:p>
        <text:p text:style-name="P105">Throws:</text:p>
        <text:p text:style-name="P108"><text:span text:style-name="Code2">SocketException</text:span><text:span text:style-name="Default_20_Paragraph_20_Font"><text:span text:style-name="T44"> - If an I/O error occurs.<text:line-break/></text:span></text:span></text:p>
        <text:p text:style-name="P109"/>
        <text:p text:style-name="P145"><text:bookmark text:name="r21"/>isLoopback</text:p>
        <text:p text:style-name="P84"><text:span text:style-name="Code2">boolean </text:span><text:span text:style-name="Code2"><text:span text:style-name="T38">isLoopback</text:span></text:span><text:span text:style-name="Code2">()<text:line-break/>            throws SocketException</text:span></text:p>
        <text:p text:style-name="P104">Returns whether a network interface is a loopback interface.<text:line-break/></text:p>
        <text:p text:style-name="P105">Returns:</text:p>
        <text:p text:style-name="P107">true if the interface is a loopback interface.<text:line-break/></text:p>
        <text:p text:style-name="P105">Throws:</text:p>
        <text:p text:style-name="P108"><text:span text:style-name="Code2">SocketException</text:span><text:span text:style-name="Default_20_Paragraph_20_Font"><text:span text:style-name="T44"> - If an I/O error occurs.<text:line-break/></text:span></text:span></text:p>
        <text:p text:style-name="P109"/>
        <text:p text:style-name="P145"><text:bookmark text:name="r22"/><text:soft-page-break/>isPointToPoint</text:p>
        <text:p text:style-name="P84"><text:span text:style-name="Code2">boolean </text:span><text:span text:style-name="Code2"><text:span text:style-name="T38">isPointToPoint</text:span></text:span><text:span text:style-name="Code2">()<text:line-break/>                throws SocketException</text:span></text:p>
        <text:p text:style-name="P104">Returns whether a network interface is a point to point interface.<text:line-break/></text:p>
        <text:p text:style-name="P105">Returns:</text:p>
        <text:p text:style-name="P107">true if the interface is a point to point interface.<text:line-break/></text:p>
        <text:p text:style-name="P105">Throws:</text:p>
        <text:p text:style-name="P108"><text:span text:style-name="Code2">SocketException</text:span><text:span text:style-name="Default_20_Paragraph_20_Font"><text:span text:style-name="T44"> - If an I/O error occurs.<text:line-break/></text:span></text:span></text:p>
        <text:p text:style-name="P109"/>
        <text:p text:style-name="P145"><text:bookmark text:name="r23"/>isUp</text:p>
        <text:p text:style-name="P84"><text:span text:style-name="Code2">boolean </text:span><text:span text:style-name="Code2"><text:span text:style-name="T38">isUp</text:span></text:span><text:span text:style-name="Code2">()<text:line-break/>      throws SocketException</text:span></text:p>
        <text:p text:style-name="P104">Returns whether a network interface is up and running.<text:line-break/></text:p>
        <text:p text:style-name="P105">Returns:</text:p>
        <text:p text:style-name="P107">true if the interface is up and running.<text:line-break/></text:p>
        <text:p text:style-name="P105">Throws:</text:p>
        <text:p text:style-name="P108"><text:span text:style-name="Code2">SocketException</text:span><text:span text:style-name="Default_20_Paragraph_20_Font"><text:span text:style-name="T44"> - If an I/O error occurs.<text:line-break/></text:span></text:span></text:p>
        <text:p text:style-name="P109"/>
        <text:p text:style-name="P145"><text:bookmark text:name="r24"/>isVirtual</text:p>
        <text:p text:style-name="P84"><text:span text:style-name="Code2">boolean </text:span><text:span text:style-name="Code2"><text:span text:style-name="T38">isVirtual</text:span></text:span><text:span text:style-name="Code2">()</text:span></text:p>
        <text:p text:style-name="P104">Returns whether this interface is a virtual interface (also called subinterface). Virtual interfaces are, on some systems, interfaces created as a child of a physical interface and given different settings (like address or MTU). Usually the name of the interface will the name of the parent followed by a colon (:) and a number identifying the child since there can be several virtual interfaces attached to a single physical interface.<text:line-break/></text:p>
        <text:p text:style-name="P105">Returns:</text:p>
        <text:p text:style-name="P107">true if this interface is a virtual interface.<text:line-break/></text:p>
        <text:p text:style-name="P109"/>
        <text:p text:style-name="P145"><text:bookmark text:name="r25"/>supportsMulticast</text:p>
        <text:p text:style-name="P84"><text:span text:style-name="Code2">boolean </text:span><text:span text:style-name="Code2"><text:span text:style-name="T38">supportsMulticast</text:span></text:span><text:span text:style-name="Code2">()<text:line-break/>                   throws SocketException</text:span></text:p>
        <text:p text:style-name="P104">Returns whether a network interface supports multicasting or not.<text:line-break/></text:p>
        <text:p text:style-name="P105"><text:soft-page-break/>Returns:</text:p>
        <text:p text:style-name="P107">true if the interface supports Multicasting.<text:line-break/></text:p>
        <text:p text:style-name="P105">Throws:</text:p>
        <text:p text:style-name="P108"><text:span text:style-name="Code2">SocketException</text:span><text:span text:style-name="Default_20_Paragraph_20_Font"><text:span text:style-name="T44"> - If an I/O error occurs.<text:line-break/></text:span></text:span></text:p>
        <text:p text:style-name="P142"><text:bookmark text:name="r51"/>Interface NetworkAddress</text:p>
        <text:p text:style-name="P92"><text:a xlink:type="simple" xlink:href="#r2"><text:span text:style-name="T40">org.osgi.service.networkadapter</text:span></text:a></text:p>
        <text:p text:style-name="P93"/>
        <text:p text:style-name="P94"><text:span text:style-name="Code2">public interface </text:span><text:span text:style-name="Code2"><text:span text:style-name="T38">NetworkAddress</text:span></text:span></text:p>
        <text:p text:style-name="P95">This interface represents an IP address information.<text:line-break/>IP address information service is set the following information as service property.<text:line-break/></text:p>
        <text:list xml:id="list715984726254065786" text:style-name="RTF_5f_Num_20_3">
          <text:list-item>
            <text:p text:style-name="P80"><text:a xlink:type="simple" xlink:href="#r27"><text:span text:style-name="Code2"><text:span text:style-name="T41">NETWORKADAPTER_TYPE</text:span></text:span></text:a><text:span text:style-name="Default_20_Paragraph_20_Font"><text:span text:style-name="T18"> : Network Interface Type</text:span></text:span></text:p>
          </text:list-item>
          <text:list-item>
            <text:p text:style-name="P80"><text:a xlink:type="simple" xlink:href="#r28"><text:span text:style-name="Code2"><text:span text:style-name="T41">IPADDRESS_VERSION</text:span></text:span></text:a><text:span text:style-name="Default_20_Paragraph_20_Font"><text:span text:style-name="T18"> : IP Address Version</text:span></text:span></text:p>
          </text:list-item>
          <text:list-item>
            <text:p text:style-name="P80"><text:a xlink:type="simple" xlink:href="#r29"><text:span text:style-name="Code2"><text:span text:style-name="T41">IPADDRESS_SCOPE</text:span></text:span></text:a><text:span text:style-name="Default_20_Paragraph_20_Font"><text:span text:style-name="T18"> : IP Address Scope</text:span></text:span></text:p>
          </text:list-item>
          <text:list-item>
            <text:p text:style-name="P80"><text:a xlink:type="simple" xlink:href="#r30"><text:span text:style-name="Code2"><text:span text:style-name="T41">IPADDRESS</text:span></text:span></text:a><text:span text:style-name="Default_20_Paragraph_20_Font"><text:span text:style-name="T18"> : IP Address</text:span></text:span></text:p>
          </text:list-item>
          <text:list-item>
            <text:p text:style-name="P80"><text:a xlink:type="simple" xlink:href="#r31"><text:span text:style-name="Code2"><text:span text:style-name="T41">SUBNETMASK_LENGTH</text:span></text:span></text:a><text:span text:style-name="Default_20_Paragraph_20_Font"><text:span text:style-name="T18"> : Subnet Mask Length(IPv4) or Prefix Length(IPv6)</text:span></text:span></text:p>
          </text:list-item>
          <text:list-item>
            <text:p text:style-name="P82"><text:a xlink:type="simple" xlink:href="#r32"><text:span text:style-name="Code2"><text:span text:style-name="T41">NETWORKADAPTER_PID</text:span></text:span></text:a><text:span text:style-name="Default_20_Paragraph_20_Font"><text:span text:style-name="T18"> : Service PID of the NetworkAdapter service to which this service belongs</text:span></text:span></text:p>
          </text:list-item>
        </text:list>
        <text:p text:style-name="P96"/>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97"><text:span text:style-name="Summary_20_Heading_20_Font2"><text:span text:style-name="T1">Field Summary</text:span></text:span></text:p>
            </table:table-cell>
            <table:covered-table-cell/>
            <table:table-cell table:style-name="表11.A1" office:value-type="string">
              <text:p text:style-name="P98"><text:span text:style-name="Page_20_Reference_20_Font"><text:span text:style-name="T19">Page</text:span></text:span></text:p>
            </table:table-cell>
          </table:table-row>
          <table:table-row table:style-name="表11.1">
            <table:table-cell table:style-name="表11.A2" office:value-type="string">
              <text:p text:style-name="P99"><text:span text:style-name="Code_20_Small1"><text:span text:style-name="T1">String</text:span></text:span></text:p>
            </table:table-cell>
            <table:table-cell table:style-name="表11.A2" office:value-type="string">
              <text:p text:style-name="P102"><text:a xlink:type="simple" xlink:href="#r30"><text:span text:style-name="Code2"><text:span text:style-name="T42">IPADDRESS</text:span></text:span></text:a></text:p>
              <text:p text:style-name="P103">The key string of "ipAddress" service property.</text:p>
            </table:table-cell>
            <table:table-cell table:style-name="表11.C2" office:value-type="string">
              <text:p text:style-name="P100"><text:span text:style-name="Page_20_Reference_20_Font"><text:span text:style-name="T1"><text:bookmark-ref text:reference-format="page" text:ref-name="r30">28</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29"><text:span text:style-name="Code2"><text:span text:style-name="T42">IPADDRESS_SCOPE</text:span></text:span></text:a></text:p>
              <text:p text:style-name="P103">The key string of "ipAddress.scope" service property.</text:p>
            </table:table-cell>
            <table:table-cell table:style-name="表11.C3" office:value-type="string">
              <text:p text:style-name="P100"><text:span text:style-name="Page_20_Reference_20_Font"><text:span text:style-name="T1"><text:bookmark-ref text:reference-format="page" text:ref-name="r29">28</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5"><text:span text:style-name="Code2"><text:span text:style-name="T42">IPADDRESS_SCOPE_GLOBAL</text:span></text:span></text:a></text:p>
              <text:p text:style-name="P103">The string of IP address scope which means global address.</text:p>
            </table:table-cell>
            <table:table-cell table:style-name="表11.C3" office:value-type="string">
              <text:p text:style-name="P100"><text:span text:style-name="Page_20_Reference_20_Font"><text:span text:style-name="T1"><text:bookmark-ref text:reference-format="page" text:ref-name="r35">29</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41"><text:span text:style-name="Code2"><text:span text:style-name="T42">IPADDRESS_SCOPE_HOST</text:span></text:span></text:a></text:p>
              <text:p text:style-name="P103">The string of IP address scope which means "This host on this network".</text:p>
            </table:table-cell>
            <table:table-cell table:style-name="表11.C3" office:value-type="string">
              <text:p text:style-name="P100"><text:span text:style-name="Page_20_Reference_20_Font"><text:span text:style-name="T1"><text:bookmark-ref text:reference-format="page" text:ref-name="r41">30</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43"><text:span text:style-name="Code2"><text:span text:style-name="T42">IPADDRESS_SCOPE_LINKED_SCOPED_UNICAST</text:span></text:span></text:a></text:p>
              <text:p text:style-name="P103">The string of IP address scope which means "Linked-Scoped Unicast".</text:p>
            </table:table-cell>
            <table:table-cell table:style-name="表11.C3" office:value-type="string">
              <text:p text:style-name="P100"><text:span text:style-name="Page_20_Reference_20_Font"><text:span text:style-name="T1"><text:bookmark-ref text:reference-format="page" text:ref-name="r43">30</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8"><text:span text:style-name="Code2"><text:span text:style-name="T42">IPADDRESS_SCOPE_LINKLOCAL</text:span></text:span></text:a></text:p>
              <text:p text:style-name="P103">The string of IP address scope which means "Link Local".</text:p>
            </table:table-cell>
            <table:table-cell table:style-name="表11.C3" office:value-type="string">
              <text:p text:style-name="P100"><text:span text:style-name="Page_20_Reference_20_Font"><text:span text:style-name="T1"><text:bookmark-ref text:reference-format="page" text:ref-name="r38">30</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7"><text:span text:style-name="Code2"><text:span text:style-name="T42">IPADDRESS_SCOPE_LOOPBACK</text:span></text:span></text:a></text:p>
              <text:p text:style-name="P103">The string of IP address scope which means "Loopback".</text:p>
            </table:table-cell>
            <table:table-cell table:style-name="表11.C3" office:value-type="string">
              <text:p text:style-name="P100"><text:span text:style-name="Page_20_Reference_20_Font"><text:span text:style-name="T1"><text:bookmark-ref text:reference-format="page" text:ref-name="r37">29</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6"><text:span text:style-name="Code2"><text:span text:style-name="T42">IPADDRESS_SCOPE_PRIVATE_USE</text:span></text:span></text:a></text:p>
              <text:p text:style-name="P103">The string of IP address scope which means "Private-Use Networks".</text:p>
            </table:table-cell>
            <table:table-cell table:style-name="表11.C3" office:value-type="string">
              <text:p text:style-name="P100"><text:span text:style-name="Page_20_Reference_20_Font"><text:span text:style-name="T1"><text:bookmark-ref text:reference-format="page" text:ref-name="r36">29</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42"><text:span text:style-name="Code2"><text:span text:style-name="T42">IPADDRESS_SCOPE_SHARED</text:span></text:span></text:a></text:p>
              <text:p text:style-name="P103">The string of IP address scope which means "Shared Address Space".</text:p>
            </table:table-cell>
            <table:table-cell table:style-name="表11.C3" office:value-type="string">
              <text:p text:style-name="P100"><text:span text:style-name="Page_20_Reference_20_Font"><text:span text:style-name="T1"><text:bookmark-ref text:reference-format="page" text:ref-name="r42">30</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9"><text:span text:style-name="Code2"><text:span text:style-name="T42">IPADDRESS_SCOPE_UNIQUE_LOCAL</text:span></text:span></text:a></text:p>
              <text:p text:style-name="P103">The string of IP address scope which means "Unique-Local".</text:p>
            </table:table-cell>
            <table:table-cell table:style-name="表11.C3" office:value-type="string">
              <text:p text:style-name="P100"><text:span text:style-name="Page_20_Reference_20_Font"><text:span text:style-name="T1"><text:bookmark-ref text:reference-format="page" text:ref-name="r39">30</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40"><text:span text:style-name="Code2"><text:span text:style-name="T42">IPADDRESS_SCOPE_UNSPECIFIED</text:span></text:span></text:a></text:p>
              <text:p text:style-name="P103">The string of IP address scope which means "Unspecified Address".</text:p>
            </table:table-cell>
            <table:table-cell table:style-name="表11.C3" office:value-type="string">
              <text:p text:style-name="P100"><text:span text:style-name="Page_20_Reference_20_Font"><text:span text:style-name="T1"><text:bookmark-ref text:reference-format="page" text:ref-name="r40">30</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28"><text:span text:style-name="Code2"><text:span text:style-name="T42">IPADDRESS_VERSION</text:span></text:span></text:a></text:p>
              <text:p text:style-name="P103">The key string of "ipAddress.version" service property.</text:p>
            </table:table-cell>
            <table:table-cell table:style-name="表11.C3" office:value-type="string">
              <text:p text:style-name="P100"><text:span text:style-name="Page_20_Reference_20_Font"><text:span text:style-name="T1"><text:bookmark-ref text:reference-format="page" text:ref-name="r28">28</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3"><text:span text:style-name="Code2"><text:span text:style-name="T42">IPADDRESS_VERSION_4</text:span></text:span></text:a></text:p>
              <text:p text:style-name="P103">The string of IP address version which means IP address version 4.</text:p>
            </table:table-cell>
            <table:table-cell table:style-name="表11.C3" office:value-type="string">
              <text:p text:style-name="P100"><text:span text:style-name="Page_20_Reference_20_Font"><text:span text:style-name="T1"><text:bookmark-ref text:reference-format="page" text:ref-name="r33">29</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4"><text:span text:style-name="Code2"><text:span text:style-name="T42">IPADDRESS_VERSION_6</text:span></text:span></text:a></text:p>
              <text:p text:style-name="P103">The string of IP address version which means IP address version 6.</text:p>
            </table:table-cell>
            <table:table-cell table:style-name="表11.C3" office:value-type="string">
              <text:p text:style-name="P100"><text:span text:style-name="Page_20_Reference_20_Font"><text:span text:style-name="T1"><text:bookmark-ref text:reference-format="page" text:ref-name="r34">29</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2"><text:span text:style-name="Code2"><text:span text:style-name="T42">NETWORKADAPTER_PID</text:span></text:span></text:a></text:p>
              <text:p text:style-name="P103">The key string of "networkAdapter.id" service property.</text:p>
            </table:table-cell>
            <table:table-cell table:style-name="表11.C3" office:value-type="string">
              <text:p text:style-name="P100"><text:span text:style-name="Page_20_Reference_20_Font"><text:span text:style-name="T1"><text:bookmark-ref text:reference-format="page" text:ref-name="r32">29</text:bookmark-ref></text:span></text:span></text:p>
            </table:table-cell>
          </table:table-row>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27"><text:span text:style-name="Code2"><text:span text:style-name="T42">NETWORKADAPTER_TYPE</text:span></text:span></text:a></text:p>
              <text:p text:style-name="P103">The key string of "networkAdapter.type" service property.</text:p>
            </table:table-cell>
            <table:table-cell table:style-name="表11.C3" office:value-type="string">
              <text:p text:style-name="P100"><text:span text:style-name="Page_20_Reference_20_Font"><text:span text:style-name="T1"><text:bookmark-ref text:reference-format="page" text:ref-name="r27">28</text:bookmark-ref></text:span></text:span></text:p>
            </table:table-cell>
          </table:table-row>
          <text:soft-page-break/>
          <table:table-row table:style-name="表11.1">
            <table:table-cell table:style-name="表11.A3" office:value-type="string">
              <text:p text:style-name="P99"><text:span text:style-name="Code_20_Small1"><text:span text:style-name="T1">String</text:span></text:span></text:p>
            </table:table-cell>
            <table:table-cell table:style-name="表11.A3" office:value-type="string">
              <text:p text:style-name="P102"><text:a xlink:type="simple" xlink:href="#r31"><text:span text:style-name="Code2"><text:span text:style-name="T42">SUBNETMASK_LENGTH</text:span></text:span></text:a></text:p>
              <text:p text:style-name="P103">The key string of "subnetmask.length" service property.</text:p>
            </table:table-cell>
            <table:table-cell table:style-name="表11.C3" office:value-type="string">
              <text:p text:style-name="P100"><text:span text:style-name="Page_20_Reference_20_Font"><text:span text:style-name="T1"><text:bookmark-ref text:reference-format="page" text:ref-name="r31">29</text:bookmark-ref></text:span></text:span></text:p>
            </table:table-cell>
          </table:table-row>
        </table:table>
        <text:p text:style-name="P77"/>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97"><text:span text:style-name="Summary_20_Heading_20_Font2"><text:span text:style-name="T1">Method Summary</text:span></text:span></text:p>
            </table:table-cell>
            <table:covered-table-cell/>
            <table:table-cell table:style-name="表13.A1" office:value-type="string">
              <text:p text:style-name="P98"><text:span text:style-name="Page_20_Reference_20_Font"><text:span text:style-name="T19">Page</text:span></text:span></text:p>
            </table:table-cell>
          </table:table-row>
          <table:table-row table:style-name="表13.1">
            <table:table-cell table:style-name="表13.A2" office:value-type="string">
              <text:p text:style-name="P99"><text:span text:style-name="Code_20_Small1"><text:span text:style-name="T1">InetAddress</text:span></text:span></text:p>
            </table:table-cell>
            <table:table-cell table:style-name="表13.A2" office:value-type="string">
              <text:p text:style-name="P102"><text:a xlink:type="simple" xlink:href="#r48"><text:span text:style-name="Code2"><text:span text:style-name="T42">getInetAddress</text:span></text:span></text:a><text:span text:style-name="Code2"><text:span text:style-name="T1">()</text:span></text:span></text:p>
              <text:p text:style-name="P103">Returns the InetAddress object of this IP address.</text:p>
            </table:table-cell>
            <table:table-cell table:style-name="表13.C2" office:value-type="string">
              <text:p text:style-name="P100"><text:span text:style-name="Page_20_Reference_20_Font"><text:span text:style-name="T1"><text:bookmark-ref text:reference-format="page" text:ref-name="r48">31</text:bookmark-ref></text:span></text:span></text:p>
            </table:table-cell>
          </table:table-row>
          <table:table-row table:style-name="表13.1">
            <table:table-cell table:style-name="表13.A3" office:value-type="string">
              <text:p text:style-name="P99"><text:span text:style-name="Code_20_Small1"><text:span text:style-name="T1">String</text:span></text:span></text:p>
            </table:table-cell>
            <table:table-cell table:style-name="表13.A3" office:value-type="string">
              <text:p text:style-name="P102"><text:a xlink:type="simple" xlink:href="#r47"><text:span text:style-name="Code2"><text:span text:style-name="T42">getIpAddress</text:span></text:span></text:a><text:span text:style-name="Code2"><text:span text:style-name="T1">()</text:span></text:span></text:p>
              <text:p text:style-name="P103">Returns the IP address of "ipaddress" service property value.</text:p>
            </table:table-cell>
            <table:table-cell table:style-name="表13.C3" office:value-type="string">
              <text:p text:style-name="P100"><text:span text:style-name="Page_20_Reference_20_Font"><text:span text:style-name="T1"><text:bookmark-ref text:reference-format="page" text:ref-name="r47">31</text:bookmark-ref></text:span></text:span></text:p>
            </table:table-cell>
          </table:table-row>
          <table:table-row table:style-name="表13.1">
            <table:table-cell table:style-name="表13.A3" office:value-type="string">
              <text:p text:style-name="P99"><text:span text:style-name="Code_20_Small1"><text:span text:style-name="T1">String</text:span></text:span></text:p>
            </table:table-cell>
            <table:table-cell table:style-name="表13.A3" office:value-type="string">
              <text:p text:style-name="P102"><text:a xlink:type="simple" xlink:href="#r46"><text:span text:style-name="Code2"><text:span text:style-name="T42">getIpAddressScope</text:span></text:span></text:a><text:span text:style-name="Code2"><text:span text:style-name="T1">()</text:span></text:span></text:p>
              <text:p text:style-name="P103">Returns the IP address scope of "ipaddress.scope" service property value.</text:p>
            </table:table-cell>
            <table:table-cell table:style-name="表13.C3" office:value-type="string">
              <text:p text:style-name="P100"><text:span text:style-name="Page_20_Reference_20_Font"><text:span text:style-name="T1"><text:bookmark-ref text:reference-format="page" text:ref-name="r46">31</text:bookmark-ref></text:span></text:span></text:p>
            </table:table-cell>
          </table:table-row>
          <table:table-row table:style-name="表13.1">
            <table:table-cell table:style-name="表13.A3" office:value-type="string">
              <text:p text:style-name="P99"><text:span text:style-name="Code_20_Small1"><text:span text:style-name="T1">String</text:span></text:span></text:p>
            </table:table-cell>
            <table:table-cell table:style-name="表13.A3" office:value-type="string">
              <text:p text:style-name="P102"><text:a xlink:type="simple" xlink:href="#r45"><text:span text:style-name="Code2"><text:span text:style-name="T42">getIpAddressVersion</text:span></text:span></text:a><text:span text:style-name="Code2"><text:span text:style-name="T1">()</text:span></text:span></text:p>
              <text:p text:style-name="P103">Returns the IP address version of "ipaddress.version" service property value.</text:p>
            </table:table-cell>
            <table:table-cell table:style-name="表13.C3" office:value-type="string">
              <text:p text:style-name="P100"><text:span text:style-name="Page_20_Reference_20_Font"><text:span text:style-name="T1"><text:bookmark-ref text:reference-format="page" text:ref-name="r45">31</text:bookmark-ref></text:span></text:span></text:p>
            </table:table-cell>
          </table:table-row>
          <table:table-row table:style-name="表13.1">
            <table:table-cell table:style-name="表13.A3" office:value-type="string">
              <text:p text:style-name="P99"><text:span text:style-name="Code_20_Small1"><text:span text:style-name="T1">String</text:span></text:span></text:p>
            </table:table-cell>
            <table:table-cell table:style-name="表13.A3" office:value-type="string">
              <text:p text:style-name="P102"><text:a xlink:type="simple" xlink:href="#r50"><text:span text:style-name="Code2"><text:span text:style-name="T42">getNetworkAdapterPid</text:span></text:span></text:a><text:span text:style-name="Code2"><text:span text:style-name="T1">()</text:span></text:span></text:p>
              <text:p text:style-name="P103">Returns the "networkadapter.pid" service property value.</text:p>
            </table:table-cell>
            <table:table-cell table:style-name="表13.C3" office:value-type="string">
              <text:p text:style-name="P100"><text:span text:style-name="Page_20_Reference_20_Font"><text:span text:style-name="T1"><text:bookmark-ref text:reference-format="page" text:ref-name="r50">32</text:bookmark-ref></text:span></text:span></text:p>
            </table:table-cell>
          </table:table-row>
          <table:table-row table:style-name="表13.1">
            <table:table-cell table:style-name="表13.A3" office:value-type="string">
              <text:p text:style-name="P99"><text:span text:style-name="Code_20_Small1"><text:span text:style-name="T1">String</text:span></text:span></text:p>
            </table:table-cell>
            <table:table-cell table:style-name="表13.A3" office:value-type="string">
              <text:p text:style-name="P102"><text:a xlink:type="simple" xlink:href="#r44"><text:span text:style-name="Code2"><text:span text:style-name="T42">getNetworkAdapterType</text:span></text:span></text:a><text:span text:style-name="Code2"><text:span text:style-name="T1">()</text:span></text:span></text:p>
              <text:p text:style-name="P103">Returns the network interface type of "networkAdapter.type" service property value.</text:p>
            </table:table-cell>
            <table:table-cell table:style-name="表13.C3" office:value-type="string">
              <text:p text:style-name="P100"><text:span text:style-name="Page_20_Reference_20_Font"><text:span text:style-name="T1"><text:bookmark-ref text:reference-format="page" text:ref-name="r44">31</text:bookmark-ref></text:span></text:span></text:p>
            </table:table-cell>
          </table:table-row>
          <table:table-row table:style-name="表13.1">
            <table:table-cell table:style-name="表13.A3" office:value-type="string">
              <text:p text:style-name="P99"><text:span text:style-name="Code_20_Small1"><text:span text:style-name="T1">int</text:span></text:span></text:p>
            </table:table-cell>
            <table:table-cell table:style-name="表13.A3" office:value-type="string">
              <text:p text:style-name="P102"><text:a xlink:type="simple" xlink:href="#r49"><text:span text:style-name="Code2"><text:span text:style-name="T42">getSubnetMaskLength</text:span></text:span></text:a><text:span text:style-name="Code2"><text:span text:style-name="T1">()</text:span></text:span></text:p>
              <text:p text:style-name="P103">Returns the "subnetmask.length" service property value.</text:p>
            </table:table-cell>
            <table:table-cell table:style-name="表13.C3" office:value-type="string">
              <text:p text:style-name="P100"><text:span text:style-name="Page_20_Reference_20_Font"><text:span text:style-name="T1"><text:bookmark-ref text:reference-format="page" text:ref-name="r49">32</text:bookmark-ref></text:span></text:span></text:p>
            </table:table-cell>
          </table:table-row>
        </table:table>
        <text:p text:style-name="P143">Field Detail</text:p>
        <text:p text:style-name="P146"><text:bookmark text:name="r27"/>NETWORKADAPTER_TYPE</text:p>
        <text:p text:style-name="P84"><text:span text:style-name="Code2">public static final String </text:span><text:span text:style-name="Code2"><text:span text:style-name="T38">NETWORKADAPTER_TYPE</text:span></text:span><text:span text:style-name="Code2"> = "networkAdapter.type"</text:span></text:p>
        <text:p text:style-name="P104">The key string of "networkAdapter.type" service property.<text:line-break/>Network Interface Type is specified.</text:p>
        <text:p text:style-name="P106"/>
        <text:p text:style-name="P145"><text:bookmark text:name="r28"/>IPADDRESS_VERSION</text:p>
        <text:p text:style-name="P84"><text:span text:style-name="Code2">public static final String </text:span><text:span text:style-name="Code2"><text:span text:style-name="T38">IPADDRESS_VERSION</text:span></text:span><text:span text:style-name="Code2"> = "ipAddress.version"</text:span></text:p>
        <text:p text:style-name="P104">The key string of "ipAddress.version" service property.<text:line-break/>IP Address Type is specified.</text:p>
        <text:p text:style-name="P106"/>
        <text:p text:style-name="P145"><text:bookmark text:name="r29"/>IPADDRESS_SCOPE</text:p>
        <text:p text:style-name="P84"><text:span text:style-name="Code2">public static final String </text:span><text:span text:style-name="Code2"><text:span text:style-name="T38">IPADDRESS_SCOPE</text:span></text:span><text:span text:style-name="Code2"> = "ipAddress.scope"</text:span></text:p>
        <text:p text:style-name="P104">The key string of "ipAddress.scope" service property.<text:line-break/>IP Address Type is specified.</text:p>
        <text:p text:style-name="P106"/>
        <text:p text:style-name="P145"><text:bookmark text:name="r30"/>IPADDRESS</text:p>
        <text:p text:style-name="P84"><text:span text:style-name="Code2">public static final String </text:span><text:span text:style-name="Code2"><text:span text:style-name="T38">IPADDRESS</text:span></text:span><text:span text:style-name="Code2"> = "ipAddress"</text:span></text:p>
        <text:p text:style-name="P104">The key string of "ipAddress" service property.<text:line-break/>IP Address is specified.</text:p>
        <text:p text:style-name="P106"/>
        <text:p text:style-name="P145"><text:bookmark text:name="r31"/><text:soft-page-break/>SUBNETMASK_LENGTH</text:p>
        <text:p text:style-name="P84"><text:span text:style-name="Code2">public static final String </text:span><text:span text:style-name="Code2"><text:span text:style-name="T38">SUBNETMASK_LENGTH</text:span></text:span><text:span text:style-name="Code2"> = "subnetmask.length"</text:span></text:p>
        <text:p text:style-name="P104">The key string of "subnetmask.length" service property.<text:line-break/>Subnet Mask Length(IPv4) or Prefix Length(IPv6) is specified.</text:p>
        <text:p text:style-name="P106"/>
        <text:p text:style-name="P145"><text:bookmark text:name="r32"/>NETWORKADAPTER_PID</text:p>
        <text:p text:style-name="P84"><text:span text:style-name="Code2">public static final String </text:span><text:span text:style-name="Code2"><text:span text:style-name="T38">NETWORKADAPTER_PID</text:span></text:span><text:span text:style-name="Code2"> = "networkAdapter.pid"</text:span></text:p>
        <text:p text:style-name="P104">The key string of "networkAdapter.id" service property.<text:line-break/>Service PID of the interface information service to which it belongs is specified.</text:p>
        <text:p text:style-name="P106"/>
        <text:p text:style-name="P145"><text:bookmark text:name="r33"/>IPADDRESS_VERSION_4</text:p>
        <text:p text:style-name="P84"><text:span text:style-name="Code2">public static final String </text:span><text:span text:style-name="Code2"><text:span text:style-name="T38">IPADDRESS_VERSION_4</text:span></text:span><text:span text:style-name="Code2"> = "IPV4"</text:span></text:p>
        <text:p text:style-name="P104">The string of IP address version which means IP address version 4.<text:line-break/></text:p>
        <text:p text:style-name="P106"/>
        <text:p text:style-name="P145"><text:bookmark text:name="r34"/>IPADDRESS_VERSION_6</text:p>
        <text:p text:style-name="P84"><text:span text:style-name="Code2">public static final String </text:span><text:span text:style-name="Code2"><text:span text:style-name="T38">IPADDRESS_VERSION_6</text:span></text:span><text:span text:style-name="Code2"> = "IPV6"</text:span></text:p>
        <text:p text:style-name="P104">The string of IP address version which means IP address version 6.<text:line-break/></text:p>
        <text:p text:style-name="P106"/>
        <text:p text:style-name="P145"><text:bookmark text:name="r35"/>IPADDRESS_SCOPE_GLOBAL</text:p>
        <text:p text:style-name="P84"><text:span text:style-name="Code2">public static final String </text:span><text:span text:style-name="Code2"><text:span text:style-name="T38">IPADDRESS_SCOPE_GLOBAL</text:span></text:span><text:span text:style-name="Code2"> = "GLOBAL"</text:span></text:p>
        <text:p text:style-name="P104">The string of IP address scope which means global address.<text:line-break/>The global address is defined as the address other than the address defined in the RFC6890.<text:line-break/></text:p>
        <text:p text:style-name="P106"/>
        <text:p text:style-name="P145"><text:bookmark text:name="r36"/>IPADDRESS_SCOPE_PRIVATE_USE</text:p>
        <text:p text:style-name="P84"><text:span text:style-name="Code2">public static final String </text:span><text:span text:style-name="Code2"><text:span text:style-name="T38">IPADDRESS_SCOPE_PRIVATE_USE</text:span></text:span><text:span text:style-name="Code2"> = "PRIVATE_USE"</text:span></text:p>
        <text:p text:style-name="P104">The string of IP address scope which means "Private-Use Networks".<text:line-break/>See RFC6890 for the definition of "Private-Use Networks".<text:line-break/></text:p>
        <text:p text:style-name="P106"/>
        <text:p text:style-name="P145"><text:bookmark text:name="r37"/>IPADDRESS_SCOPE_LOOPBACK</text:p>
        <text:p text:style-name="P84"><text:span text:style-name="Code2">public static final String </text:span><text:span text:style-name="Code2"><text:span text:style-name="T38">IPADDRESS_SCOPE_LOOPBACK</text:span></text:span><text:span text:style-name="Code2"> = "LOOPBACK"</text:span></text:p>
        <text:p text:style-name="P104"><text:soft-page-break/>The string of IP address scope which means "Loopback".<text:line-break/>See RFC6890 for the definition of "Loopback".<text:line-break/></text:p>
        <text:p text:style-name="P106"/>
        <text:p text:style-name="P145"><text:bookmark text:name="r38"/>IPADDRESS_SCOPE_LINKLOCAL</text:p>
        <text:p text:style-name="P84"><text:span text:style-name="Code2">public static final String </text:span><text:span text:style-name="Code2"><text:span text:style-name="T38">IPADDRESS_SCOPE_LINKLOCAL</text:span></text:span><text:span text:style-name="Code2"> = "LINKLOCAL"</text:span></text:p>
        <text:p text:style-name="P104">The string of IP address scope which means "Link Local".<text:line-break/>See RFC6890 for the definition of "Link Local".<text:line-break/></text:p>
        <text:p text:style-name="P106"/>
        <text:p text:style-name="P145"><text:bookmark text:name="r39"/>IPADDRESS_SCOPE_UNIQUE_LOCAL</text:p>
        <text:p text:style-name="P84"><text:span text:style-name="Code2">public static final String </text:span><text:span text:style-name="Code2"><text:span text:style-name="T38">IPADDRESS_SCOPE_UNIQUE_LOCAL</text:span></text:span><text:span text:style-name="Code2"> = "UNIQUE_LOCAL"</text:span></text:p>
        <text:p text:style-name="P104">The string of IP address scope which means "Unique-Local".<text:line-break/>See RFC6890 for the definition of "Unique-Local".<text:line-break/></text:p>
        <text:p text:style-name="P106"/>
        <text:p text:style-name="P145"><text:bookmark text:name="r40"/>IPADDRESS_SCOPE_UNSPECIFIED</text:p>
        <text:p text:style-name="P84"><text:span text:style-name="Code2">public static final String </text:span><text:span text:style-name="Code2"><text:span text:style-name="T38">IPADDRESS_SCOPE_UNSPECIFIED</text:span></text:span><text:span text:style-name="Code2"> = "UNSPECIFIED"</text:span></text:p>
        <text:p text:style-name="P104">The string of IP address scope which means "Unspecified Address".<text:line-break/>See RFC6890 for the definition of "Unspecified Address".<text:line-break/></text:p>
        <text:p text:style-name="P106"/>
        <text:p text:style-name="P145"><text:bookmark text:name="r41"/>IPADDRESS_SCOPE_HOST</text:p>
        <text:p text:style-name="P84"><text:span text:style-name="Code2">public static final String </text:span><text:span text:style-name="Code2"><text:span text:style-name="T38">IPADDRESS_SCOPE_HOST</text:span></text:span><text:span text:style-name="Code2"> = "HOST"</text:span></text:p>
        <text:p text:style-name="P104">The string of IP address scope which means "This host on this network".<text:line-break/>See RFC6890 for the definition of "This host on this network".<text:line-break/></text:p>
        <text:p text:style-name="P106"/>
        <text:p text:style-name="P145"><text:bookmark text:name="r42"/>IPADDRESS_SCOPE_SHARED</text:p>
        <text:p text:style-name="P84"><text:span text:style-name="Code2">public static final String </text:span><text:span text:style-name="Code2"><text:span text:style-name="T38">IPADDRESS_SCOPE_SHARED</text:span></text:span><text:span text:style-name="Code2"> = "SHARED"</text:span></text:p>
        <text:p text:style-name="P104">The string of IP address scope which means "Shared Address Space".<text:line-break/>See RFC6890 for the definition of "Shared Address Space".<text:line-break/></text:p>
        <text:p text:style-name="P106"/>
        <text:p text:style-name="P145"><text:bookmark text:name="r43"/>IPADDRESS_SCOPE_LINKED_SCOPED_UNICAST</text:p>
        <text:p text:style-name="P84"><text:span text:style-name="Code2">public static final String </text:span><text:span text:style-name="Code2"><text:span text:style-name="T38">IPADDRESS_SCOPE_LINKED_SCOPED_UNICAST</text:span></text:span><text:span text:style-name="Code2"> = "LINKED_SCOPED_UNICAST"</text:span></text:p>
        <text:p text:style-name="P104"><text:soft-page-break/>The string of IP address scope which means "Linked-Scoped Unicast".<text:line-break/>See RFC6890 for the definition of "Linked-Scoped Unicast".<text:line-break/></text:p>
        <text:p text:style-name="P144">Method Detail</text:p>
        <text:p text:style-name="P146"><text:bookmark text:name="r44"/>getNetworkAdapterType</text:p>
        <text:p text:style-name="P84"><text:span text:style-name="Code2">String </text:span><text:span text:style-name="Code2"><text:span text:style-name="T38">getNetworkAdapterType</text:span></text:span><text:span text:style-name="Code2">()</text:span></text:p>
        <text:p text:style-name="P104">Returns the network interface type of "networkAdapter.type" service property value.<text:line-break/></text:p>
        <text:p text:style-name="P105">Returns:</text:p>
        <text:p text:style-name="P107">Network Interface Type</text:p>
        <text:p text:style-name="P109"/>
        <text:p text:style-name="P145"><text:bookmark text:name="r45"/>getIpAddressVersion</text:p>
        <text:p text:style-name="P84"><text:span text:style-name="Code2">String </text:span><text:span text:style-name="Code2"><text:span text:style-name="T38">getIpAddressVersion</text:span></text:span><text:span text:style-name="Code2">()</text:span></text:p>
        <text:p text:style-name="P104">Returns the IP address version of "ipaddress.version" service property value.<text:line-break/></text:p>
        <text:p text:style-name="P105">Returns:</text:p>
        <text:p text:style-name="P107">IP Address Version</text:p>
        <text:p text:style-name="P109"/>
        <text:p text:style-name="P145"><text:bookmark text:name="r46"/>getIpAddressScope</text:p>
        <text:p text:style-name="P84"><text:span text:style-name="Code2">String </text:span><text:span text:style-name="Code2"><text:span text:style-name="T38">getIpAddressScope</text:span></text:span><text:span text:style-name="Code2">()</text:span></text:p>
        <text:p text:style-name="P104">Returns the IP address scope of "ipaddress.scope" service property value.<text:line-break/></text:p>
        <text:p text:style-name="P105">Returns:</text:p>
        <text:p text:style-name="P107">IP Address Scope</text:p>
        <text:p text:style-name="P109"/>
        <text:p text:style-name="P145"><text:bookmark text:name="r47"/>getIpAddress</text:p>
        <text:p text:style-name="P84"><text:span text:style-name="Code2">String </text:span><text:span text:style-name="Code2"><text:span text:style-name="T38">getIpAddress</text:span></text:span><text:span text:style-name="Code2">()</text:span></text:p>
        <text:p text:style-name="P104">Returns the IP address of "ipaddress" service property value.<text:line-break/></text:p>
        <text:p text:style-name="P105">Returns:</text:p>
        <text:p text:style-name="P107">IP Address string</text:p>
        <text:p text:style-name="P109"/>
        <text:p text:style-name="P145"><text:bookmark text:name="r48"/>getInetAddress</text:p>
        <text:p text:style-name="P84"><text:span text:style-name="Code2">InetAddress </text:span><text:span text:style-name="Code2"><text:span text:style-name="T38">getInetAddress</text:span></text:span><text:span text:style-name="Code2">()</text:span></text:p>
        <text:p text:style-name="P104"><text:soft-page-break/>Returns the InetAddress object of this IP address.<text:line-break/><text:line-break/>Returned object is created from "ipaddress" service property value.<text:line-break/></text:p>
        <text:p text:style-name="P105">Returns:</text:p>
        <text:p text:style-name="P107">InetAddress</text:p>
        <text:p text:style-name="P109"/>
        <text:p text:style-name="P145"><text:bookmark text:name="r49"/>getSubnetMaskLength</text:p>
        <text:p text:style-name="P84"><text:span text:style-name="Code2">int </text:span><text:span text:style-name="Code2"><text:span text:style-name="T38">getSubnetMaskLength</text:span></text:span><text:span text:style-name="Code2">()</text:span></text:p>
        <text:p text:style-name="P104">Returns the "subnetmask.length" service property value.<text:line-break/></text:p>
        <text:p text:style-name="P105">Returns:</text:p>
        <text:p text:style-name="P107">Subnet Mask Length(IPv4) or Prefix Length(IPv6)</text:p>
        <text:p text:style-name="P109"/>
        <text:p text:style-name="P145"><text:bookmark text:name="r50"/>getNetworkAdapterPid</text:p>
        <text:p text:style-name="P84"><text:span text:style-name="Code2">String </text:span><text:span text:style-name="Code2"><text:span text:style-name="T38">getNetworkAdapterPid</text:span></text:span><text:span text:style-name="Code2">()</text:span></text:p>
        <text:p text:style-name="P104">Returns the "networkadapter.pid" service property value.<text:line-break/></text:p>
        <text:p text:style-name="P105">Returns:</text:p>
        <text:p text:style-name="P107">Service ID of the interface information service to which it belongs</text:p>
        <text:section text:style-name="Sect2" text:name="セクション2">
          <text:p text:style-name="P110"><text:span text:style-name="T45">Java API documentation generated with </text:span><text:a xlink:type="simple" xlink:href="http://www.filigris.com/products/docflex_javadoc/#docflex-doclet"><text:span text:style-name="T43">DocFlex/Doclet</text:span></text:a><text:span text:style-name="Default_20_Paragraph_20_Font"><text:span text:style-name="T45"> v1.5.6</text:span></text:span></text:p>
          <text:p text:style-name="P78"><text:span text:style-name="T45">DocFlex/Doclet is both a multi-format Javadoc doclet and a free edition of </text:span><text:a xlink:type="simple" xlink:href="http://www.filigris.com/products/docflex_javadoc/"><text:span text:style-name="T43">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11" text:outline-level="1"><text:soft-page-break/>Considered Alternatives</text:h>
      <text:h text:style-name="Heading_20_2" text:outline-level="2">Whiteboard pattern model</text:h>
      <text:p text:style-name="P15">&lt;NwInfo Bundle&gt;</text:p>
      <text:p text:style-name="P15"><text:change text:change-id="ct264615096"/><text:change-start text:change-id="ct264615408"/>P<text:change-end text:change-id="ct264615408"/>rovide<text:change-start text:change-id="ct264615616"/>s<text:change-end text:change-id="ct264615616"/> (export<text:change-start text:change-id="ct264615720"/>s<text:change-end text:change-id="ct264615720"/>) Listener service interface<text:change-start text:change-id="ct264615824"/>,<text:change-end text:change-id="ct264615824"/><text:change text:change-id="ct264615928"/> <text:change-start text:change-id="ct264616032"/>and<text:change-end text:change-id="ct264616032"/><text:change text:change-id="ct264616240"/><text:change text:change-id="ct264616136"/> gets the Listener services<text:change-start text:change-id="ct264616344"/> provided from user bundle<text:change-end text:change-id="ct264616344"/>. When information of <text:change-start text:change-id="ct264616448"/>a <text:change-end text:change-id="ct264616448"/>network interface is changed, this bundle prepares <text:change-start text:change-id="ct264616552"/>l<text:change-end text:change-id="ct264616552"/><text:change text:change-id="ct264616656"/>ist of network interface information and call<text:change-start text:change-id="ct264616760"/>s<text:change-end text:change-id="ct264616760"/> back the Listener services. This bundle will provide <text:change-start text:change-id="ct264616864"/>a <text:change-end text:change-id="ct264616864"/>filter mechanism. User bundle can get only the <text:change text:change-id="ct264616968"/>information <text:change-start text:change-id="ct264617072"/>necessary <text:change-end text:change-id="ct264617072"/>to use the functionality.</text:p>
      <text:p text:style-name="P15">&lt;User bundle&gt;</text:p>
      <text:p text:style-name="P15"><text:change text:change-id="ct264617176"/><text:change-start text:change-id="ct264617280"/>R<text:change-end text:change-id="ct264617280"/>egister<text:change-start text:change-id="ct264617384"/>s<text:change-end text:change-id="ct264617384"/> <text:change-start text:change-id="ct264617488"/>a<text:change-end text:change-id="ct264617488"/><text:change text:change-id="ct264617592"/> Listener service, and wait<text:change-start text:change-id="ct264617696"/>s<text:change-end text:change-id="ct264617696"/><text:change text:change-id="ct264617800"/> for notification of network interface information.</text:p>
      <text:p text:style-name="P15"><draw:frame draw:style-name="fr4" draw:name="グラフィックス3" text:anchor-type="paragraph" svg:width="15.42cm" svg:height="8.544cm" draw:z-index="19"><draw:image xlink:href="Pictures/200000070000570700002D2B5D5F465A.svm" xlink:type="simple" xlink:show="embed" xlink:actuate="onLoad"/></draw:frame></text:p>
      <text:p text:style-name="P40">Fig. 3 Overview of Network Interface Information Service</text:p>
      <text:p text:style-name="P40">(Whiteboard pattern model)</text:p>
      <text:p text:style-name="P15"/>
      <text:p text:style-name="P15"/>
      <text:h text:style-name="P111" text:outline-level="1"><text:soft-page-break/>Security Considerations</text:h>
      <text:p text:style-name="P15">The user bundles <text:change text:change-id="ct264617904"/><text:change-start text:change-id="ct264807424"/>that<text:change-end text:change-id="ct264807424"/> want to know information of <text:change-start text:change-id="ct264807528"/>one or more <text:change-end text:change-id="ct264807528"/>Network Interface<text:change-start text:change-id="ct264807632"/>s<text:change-end text:change-id="ct264807632"/> should be assigned ServicePermission[NetworkAdapter, GET] and ServicePermission[NetworkAddress, GET]. </text:p>
      <text:p text:style-name="P15">Filter Based Permissions can also be utilized for assigning ServicePermission. If the platform provider wants to control a bundle<text:change-start text:change-id="ct264807736"/>'s<text:change-end text:change-id="ct264807736"/><text:change text:change-id="ct264807840"/> access <text:change text:change-id="ct264807944"/><text:change-start text:change-id="ct264808048"/>to<text:change-end text:change-id="ct264808048"/> the service, the following <text:change-start text:change-id="ct264808152"/>example of <text:change-end text:change-id="ct264808152"/>ServicePermission can be set<text:change text:change-id="ct264808256"/>.</text:p>
      <text:p text:style-name="P15">ServicePermission["&amp;(objectClass=org.osgi.service.networkadapter.NetworkAdapter)(<text:change text:change-id="ct264808360"/>networkAdapter.type=LAN)", GET]</text:p>
      <text:p text:style-name="P15">ServicePermission["&amp;(objectClass=org.osgi.service.networkadapter.NetworkAddress)(<text:change text:change-id="ct264808464"/>networkAdapter.type=LAN)(<text:change text:change-id="ct264808568"/>ipAddress.version=IPV4)(<text:change text:change-id="ct264808672"/>ipAddress.scope=PRIVATE_USE)", GET]</text:p>
      <text:h text:style-name="P111" text:outline-level="1">Document Support</text:h>
      <text:h text:style-name="P114" text:outline-level="2">References</text:h>
      <text:list xml:id="list8807230272416919438" text:style-name="WW8Num3">
        <text:list-item>
          <text:p text:style-name="P136"><text:bookmark-start text:name="_Ref493020620"/>Bradner, S., Key words for use in RFCs to Indicate Requirement Levels, RFC2119, March 1997.<text:bookmark-end text:name="_Ref493020620"/></text:p>
        </text:list-item>
        <text:list-item>
          <text:p text:style-name="P136">Software Requirements &amp; Specifications. Michael Jackson. ISBN 0-201-87712-0</text:p>
        </text:list-item>
      </text:list>
      <text:p text:style-name="P67"/>
      <text:p text:style-name="P45"/>
      <text:h text:style-name="P114" text:outline-level="2">Author’s Address</text:h>
      <text:p text:style-name="P44"/>
      <table:table table:name="Table2" table:style-name="Table2">
        <table:table-column table:style-name="Table2.A"/>
        <table:table-column table:style-name="Table2.B"/>
        <table:table-row table:style-name="Table2.1">
          <table:table-cell table:style-name="Table2.A1" office:value-type="string">
            <text:p text:style-name="P69">Name</text:p>
          </table:table-cell>
          <table:table-cell table:style-name="Table2.B1" office:value-type="string">
            <text:p text:style-name="P70">Shigekuni KONDO</text:p>
          </table:table-cell>
        </table:table-row>
        <table:table-row table:style-name="Table2.1">
          <table:table-cell table:style-name="Table2.A1" office:value-type="string">
            <text:p text:style-name="P69">Company</text:p>
          </table:table-cell>
          <table:table-cell table:style-name="Table2.B1" office:value-type="string">
            <text:p text:style-name="P70">NTT Corporation</text:p>
          </table:table-cell>
        </table:table-row>
        <table:table-row table:style-name="Table2.1">
          <table:table-cell table:style-name="Table2.A1" office:value-type="string">
            <text:p text:style-name="P69">Address</text:p>
          </table:table-cell>
          <table:table-cell table:style-name="Table2.B1" office:value-type="string">
            <text:p text:style-name="P69"><text:span text:style-name="T5">1-1, Hikari-no-oka, Yokosuka-shi, 238-0847</text:span>, <text:span text:style-name="T5">Kanagawa</text:span>, <text:span text:style-name="T5">Japan</text:span></text:p>
          </table:table-cell>
        </table:table-row>
        <table:table-row table:style-name="Table2.1">
          <table:table-cell table:style-name="Table2.A1" office:value-type="string">
            <text:p text:style-name="P69">Voice</text:p>
          </table:table-cell>
          <table:table-cell table:style-name="Table2.B1" office:value-type="string">
            <text:p text:style-name="P69">+<text:span text:style-name="T5">81</text:span> <text:span text:style-name="T5">46 859 3444</text:span></text:p>
          </table:table-cell>
        </table:table-row>
        <table:table-row table:style-name="Table2.1">
          <table:table-cell table:style-name="Table2.A1" office:value-type="string">
            <text:p text:style-name="P60">e-mail</text:p>
          </table:table-cell>
          <table:table-cell table:style-name="Table2.B1" office:value-type="string">
            <text:p text:style-name="P61">kondo.shigekuni@lab.ntt.co.jp</text:p>
          </table:table-cell>
        </table:table-row>
      </table:table>
      <text:p text:style-name="P44"/>
      <text:h text:style-name="P114" text:outline-level="2">Acronyms and Abbreviations</text:h>
      <text:p text:style-name="P44"/>
      <text:h text:style-name="P114" text:outline-level="2">End of Document</text:h>
      <text:p text:style-name="P4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Legals">
      <style:text-properties fo:language="en" fo:country="US"/>
    </style:style>
    <style:style style:name="M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T3" style:family="text">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1E79F30D.png" xlink:type="simple" xlink:show="embed" xlink:actuate="onLoad"/></draw:frame><text:tab/><text:span text:style-name="MT1">R</text:span><text:span text:style-name="MT2">FC 209 </text:span><text:span text:style-name="MT2">–</text:span><text:span text:style-name="MT2"> Network</text:span><text:span text:style-name="MT2"> </text:span><text:span text:style-name="MT2">Interface</text:span><text:span text:style-name="MT2"> </text:span><text:span text:style-name="MT2">Information</text:span><text:span text:style-name="MT2"> </text:span><text:span text:style-name="MT2">Service</text:span><text:tab/>Page <text:page-number text:select-page="current">19</text:page-number> of <text:page-count style:num-format="1">35</text:page-count></text:p>
        <text:p text:style-name="Header"/>
        <text:p text:style-name="Header"><text:tab/>Draft<text:tab/> <text:modification-date style:data-style-name="N108">2014年4月30日</text:modification-date></text:p>
      </style:header>
      <style:footer>
        <text:tracked-changes>
          <text:changed-region xml:id="ct100816792" text:id="ct100816792">
            <text:deletion>
              <office:change-info>
                <dc:creator>不明な作成者</dc:creator>
                <dc:date>2014-04-30T16:27:00</dc:date>
              </office:change-info>
              <text:p text:style-name="Footer">OSGi Alliance</text:p>
            </text:deletion>
          </text:changed-region>
          <text:changed-region xml:id="ct100816584" text:id="ct100816584">
            <text:insertion>
              <office:change-info>
                <dc:creator>不明な作成者</dc:creator>
                <dc:date>2014-04-30T16:27:00</dc:date>
              </office:change-info>
            </text:insertion>
          </text:changed-region>
        </text:tracked-changes>
        <text:p text:style-name="Footer">Copyright © <text:change text:change-id="ct100816792"/><text:change-start text:change-id="ct100816584"/><text:span text:style-name="MT3"><text:user-defined style:data-style-name="N0" text:name="Company"/></text:span><text:change-end text:change-id="ct100816584"/>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tracked-changes>
          <text:changed-region xml:id="ct100816896" text:id="ct100816896">
            <text:deletion>
              <office:change-info>
                <dc:creator>不明な作成者</dc:creator>
                <dc:date>2014-04-30T16:27:00</dc:date>
              </office:change-info>
              <text:p text:style-name="Legals">Copyright © <text:user-defined style:data-style-name="N0" text:name="Company"/> <text:modification-date style:data-style-name="N109">2014</text:modification-date></text:p>
            </text:deletion>
          </text:changed-region>
          <text:changed-region xml:id="ct100817000" text:id="ct100817000">
            <text:insertion>
              <office:change-info>
                <dc:creator>不明な作成者</dc:creator>
                <dc:date>2014-04-30T16:27:00</dc:date>
              </office:change-info>
            </text:insertion>
          </text:changed-region>
        </text:tracked-changes>
        <text:p text:style-name="Legals"><text:change text:change-id="ct100816896"/><text:change-start text:change-id="ct100817000"/><text:span text:style-name="MT3">Copyright © </text:span><text:span text:style-name="MT3"><text:user-defined style:data-style-name="N0" text:name="Company"/></text:span><text:span text:style-name="MT3"> </text:span><text:span text:style-name="MT3"><text:modification-date style:data-style-name="N109">2014</text:modification-date></text:span><text:span text:style-name="MT3"> </text:span></text:p>
        <text:p text:style-name="MP2">This contribution is made to the OSGi Alliance as MEMBER LICENSED MATERIALS pursuant to the terms of the OSGi Member Agreement and specifically the license rights and warranty disclaimers as set forth in Sections 3.2 and 12.1, respectively.</text:p>
        <text:p text:style-name="MP2">All company, brand and product names contained within this document may be trademarks that are the sole property of the respective owners.</text:p>
        <text:p text:style-name="MP2">The above notice must be included on all copies of this document that are made.<text:change-end text:change-id="ct100817000"/></text:p>
      </style:footer>
    </style:master-page>
    <style:master-page style:name="_31__20_を変換" style:display-name="1 を変換" style:page-layout-name="Mpm2">
      <style:header>
        <text:p text:style-name="MP3">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4">OSGi Javadoc -- 13/11/18</text:p>
            </table:table-cell>
            <table:table-cell table:style-name="表1.A1" office:value-type="string">
              <text:p text:style-name="MP5">Page <text:page-number style:num-format="1" text:select-page="current">20</text:page-number> of <text:page-count style:num-format="1">35</text:page-count></text:p>
            </table:table-cell>
          </table:table-row>
        </table:table>
      </style:footer>
    </style:master-page>
    <style:master-page style:name="_32__20_を変換" style:display-name="2 を変換" style:page-layout-name="Mpm2">
      <style:header>
        <text:p text:style-name="MP3">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4">OSGi Javadoc -- 13/11/18</text:p>
            </table:table-cell>
            <table:table-cell table:style-name="表5.A1" office:value-type="string">
              <text:p text:style-name="MP5">Page <text:page-number style:num-format="1" text:select-page="current">27</text:page-number> of <text:page-count style:num-format="1">35</text:page-count></text:p>
            </table:table-cell>
          </table:table-row>
        </table:table>
      </style:footer>
    </style:master-page>
    <style:master-page style:name="_33__20_を変換" style:display-name="3 を変換" style:page-layout-name="Mpm2">
      <style:header>
        <text:p text:style-name="MP3">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4">OSGi Javadoc -- 13/11/18</text:p>
            </table:table-cell>
            <table:table-cell table:style-name="表8.A1" office:value-type="string">
              <text:p text:style-name="MP5">Page <text:page-number style:num-format="1" text:select-page="current">35</text:page-number> of <text:page-count style:num-format="1">35</text:page-count></text:p>
            </table:table-cell>
          </table:table-row>
        </table:table>
      </style:footer>
    </style:master-page>
    <style:master-page style:name="_34__20_を変換" style:display-name="4 を変換" style:page-layout-name="Mpm2">
      <style:header>
        <text:p text:style-name="MP3">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4">OSGi Javadoc -- 13/11/18</text:p>
            </table:table-cell>
            <table:table-cell table:style-name="表10.A1" office:value-type="string">
              <text:p text:style-name="MP5">Page <text:page-number style:num-format="1" text:select-page="current">34</text:page-number> of <text:page-count style:num-format="1">35</text:page-count></text:p>
            </table:table-cell>
          </table:table-row>
        </table:table>
      </style:footer>
    </style:master-page>
    <style:master-page style:name="_35__20_を変換" style:display-name="5 を変換" style:page-layout-name="Mpm2">
      <style:header>
        <text:p text:style-name="MP3">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4">OSGi Javadoc -- 13/11/18</text:p>
            </table:table-cell>
            <table:table-cell table:style-name="表12.A1" office:value-type="string">
              <text:p text:style-name="MP5">Page <text:page-number style:num-format="1" text:select-page="current">34</text:page-number> of <text:page-count style:num-format="1">35</text:page-count></text:p>
            </table:table-cell>
          </table:table-row>
        </table:table>
      </style:footer>
    </style:master-page>
    <style:master-page style:name="_36__20_を変換" style:display-name="6 を変換" style:page-layout-name="Mpm2">
      <style:header>
        <text:p text:style-name="MP3">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4">OSGi Javadoc -- 13/11/18</text:p>
            </table:table-cell>
            <table:table-cell table:style-name="表14.A1" office:value-type="string">
              <text:p text:style-name="MP5">Page <text:page-number style:num-format="1" text:select-page="current">34</text:page-number> of <text:page-count style:num-format="1">35</text:page-count></text:p>
            </table:table-cell>
          </table:table-row>
        </table:table>
      </style:footer>
    </style:master-page>
    <style:master-page style:name="_37__20_を変換" style:display-name="7 を変換" style:page-layout-name="Mpm2">
      <style:header>
        <text:p text:style-name="MP3">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4">OSGi Javadoc -- 13/11/18</text:p>
            </table:table-cell>
            <table:table-cell table:style-name="表16.A1" office:value-type="string">
              <text:p text:style-name="MP5">Page <text:page-number style:num-format="1" text:select-page="current">34</text:page-number> of <text:page-count style:num-format="1">35</text:page-count></text:p>
            </table:table-cell>
          </table:table-row>
        </table:table>
      </style:footer>
    </style:master-page>
    <style:master-page style:name="_38__20_を変換" style:display-name="8 を変換" style:page-layout-name="Mpm2">
      <style:header>
        <text:p text:style-name="MP3">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4">OSGi Javadoc -- 13/11/18</text:p>
            </table:table-cell>
            <table:table-cell table:style-name="表19.A1" office:value-type="string">
              <text:p text:style-name="MP5">Page <text:page-number style:num-format="1" text:select-page="current">34</text:page-number> of <text:page-count style:num-format="1">35</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135</meta:editing-cycles>
    <meta:editing-duration>P1DT15H31M47S</meta:editing-duration>
    <dc:date>2014-04-30T17:06:06.24</dc:date>
    <meta:document-statistic meta:table-count="22" meta:image-count="5" meta:object-count="0" meta:page-count="35" meta:paragraph-count="927" meta:word-count="6945" meta:character-count="49204"/>
    <meta:user-defined meta:name="Info"/>
    <meta:user-defined meta:name="Info 3"/>
    <meta:user-defined meta:name="Info 4"/>
    <meta:user-defined meta:name="RFC Title">&lt;RFC Title: Edit me in File-&gt;Properties:User Defined&gt;</meta:user-defined>
  </office:meta>
</office:document-meta>
</file>